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1"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ru" fo:country="RU"/>
    </style:style>
    <style:style style:name="P42"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language="en" fo:country="US"/>
    </style:style>
    <style:style style:name="P45"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66"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6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0" style:family="paragraph" style:parent-style-name="Table_20_Contents">
      <style:paragraph-properties fo:text-align="center" style:justify-single-word="false"/>
      <style:text-properties fo:language="en" fo:country="US"/>
    </style:style>
    <style:style style:name="P7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2" style:family="paragraph" style:parent-style-name="Table_20_Contents">
      <style:paragraph-properties fo:text-align="justify" style:justify-single-word="false"/>
      <style:text-properties fo:language="ru" fo:country="RU"/>
    </style:style>
    <style:style style:name="P73" style:family="paragraph" style:parent-style-name="Table_20_Contents">
      <style:paragraph-properties fo:text-align="center" style:justify-single-word="false"/>
      <style:text-properties fo:language="ru" fo:country="RU"/>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fo:font-weight="normal" style:font-weight-asian="normal" style:font-weight-complex="normal"/>
    </style:style>
    <style:style style:name="P7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8" style:family="paragraph" style:parent-style-name="Standard">
      <style:paragraph-properties fo:margin-left="0cm" fo:margin-right="0cm" fo:text-indent="0.609cm" style:auto-text-indent="false"/>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bb5edc"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2"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21" style:family="paragraph" style:parent-style-name="Text_20_body">
      <style:paragraph-properties fo:text-align="center" style:justify-single-word="false"/>
    </style:style>
    <style:style style:name="P122" style:family="paragraph" style:parent-style-name="Standard">
      <style:text-properties officeooo:rsid="005852d0" officeooo:paragraph-rsid="005852d0"/>
    </style:style>
    <style:style style:name="P123"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24"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25" style:family="paragraph" style:parent-style-name="Standard">
      <style:text-properties officeooo:paragraph-rsid="00acca8b"/>
    </style:style>
    <style:style style:name="P126" style:family="paragraph" style:parent-style-name="Standard">
      <style:text-properties officeooo:paragraph-rsid="00ad09bd"/>
    </style:style>
    <style:style style:name="P127"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28"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9"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132" style:family="paragraph" style:parent-style-name="Heading_20_1">
      <style:paragraph-properties fo:text-align="center" style:justify-single-word="false"/>
    </style:style>
    <style:style style:name="P133" style:family="paragraph" style:parent-style-name="Heading_20_1">
      <style:paragraph-properties fo:text-align="center" style:justify-single-word="false"/>
      <style:text-properties fo:language="ru" fo:country="RU"/>
    </style:style>
    <style:style style:name="P134" style:family="paragraph" style:parent-style-name="Heading_20_1">
      <style:paragraph-properties fo:text-align="center" style:justify-single-word="false" fo:break-before="page"/>
    </style:style>
    <style:style style:name="P135" style:family="paragraph" style:parent-style-name="Heading_20_1">
      <style:paragraph-properties fo:text-align="center" style:justify-single-word="false" fo:break-before="page"/>
      <style:text-properties officeooo:paragraph-rsid="00b0c1b1"/>
    </style:style>
    <style:style style:name="P136" style:family="paragraph" style:parent-style-name="Heading_20_2">
      <style:paragraph-properties fo:text-align="center" style:justify-single-word="false"/>
    </style:style>
    <style:style style:name="P137" style:family="paragraph" style:parent-style-name="Heading_20_2">
      <style:paragraph-properties fo:text-align="center" style:justify-single-word="false"/>
      <style:text-properties officeooo:paragraph-rsid="0071db0d"/>
    </style:style>
    <style:style style:name="P138" style:family="paragraph" style:parent-style-name="Heading_20_2">
      <style:paragraph-properties fo:text-align="center" style:justify-single-word="false"/>
      <style:text-properties officeooo:rsid="0071db0d" officeooo:paragraph-rsid="0072d109"/>
    </style:style>
    <style:style style:name="P139" style:family="paragraph" style:parent-style-name="Heading_20_3">
      <style:paragraph-properties fo:text-align="center" style:justify-single-word="false"/>
    </style:style>
    <style:style style:name="P140" style:family="paragraph" style:parent-style-name="Contents_20_1">
      <style:paragraph-properties>
        <style:tab-stops>
          <style:tab-stop style:position="16.999cm" style:type="right" style:leader-style="dotted" style:leader-text="."/>
        </style:tab-stops>
      </style:paragraph-properties>
    </style:style>
    <style:style style:name="P141" style:family="paragraph" style:parent-style-name="Contents_20_2">
      <style:paragraph-properties>
        <style:tab-stops>
          <style:tab-stop style:position="16.499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Heading_20_6">
      <style:text-properties officeooo:paragraph-rsid="00ad09bd"/>
    </style:style>
    <style:style style:name="P144" style:family="paragraph" style:parent-style-name="Heading_20_6">
      <style:text-properties officeooo:paragraph-rsid="00ae0da3"/>
    </style:style>
    <style:style style:name="P145"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b4ec26"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1e83ac"/>
    </style:style>
    <style:style style:name="T11" style:family="text">
      <style:text-properties fo:language="en" fo:country="US" officeooo:rsid="00362ea5"/>
    </style:style>
    <style:style style:name="T12" style:family="text">
      <style:text-properties fo:language="en" fo:country="US" officeooo:rsid="003834c0"/>
    </style:style>
    <style:style style:name="T13" style:family="text">
      <style:text-properties fo:language="en" fo:country="US" officeooo:rsid="003aaa84"/>
    </style:style>
    <style:style style:name="T14" style:family="text">
      <style:text-properties fo:language="en" fo:country="US" officeooo:rsid="003d2eb1"/>
    </style:style>
    <style:style style:name="T15" style:family="text">
      <style:text-properties fo:language="en" fo:country="US" officeooo:rsid="003f1a5c"/>
    </style:style>
    <style:style style:name="T16" style:family="text">
      <style:text-properties fo:language="en" fo:country="US" officeooo:rsid="00408a9f"/>
    </style:style>
    <style:style style:name="T17" style:family="text">
      <style:text-properties fo:language="en" fo:country="US" officeooo:rsid="00483383"/>
    </style:style>
    <style:style style:name="T18" style:family="text">
      <style:text-properties fo:language="en" fo:country="US" officeooo:rsid="0048c27b"/>
    </style:style>
    <style:style style:name="T19" style:family="text">
      <style:text-properties fo:language="en" fo:country="US" officeooo:rsid="004d2ee7"/>
    </style:style>
    <style:style style:name="T20" style:family="text">
      <style:text-properties fo:language="en" fo:country="US" officeooo:rsid="004fccd6"/>
    </style:style>
    <style:style style:name="T21" style:family="text">
      <style:text-properties fo:language="en" fo:country="US" officeooo:rsid="00544945"/>
    </style:style>
    <style:style style:name="T22" style:family="text">
      <style:text-properties fo:language="en" fo:country="US" officeooo:rsid="0055c0a9"/>
    </style:style>
    <style:style style:name="T23" style:family="text">
      <style:text-properties fo:language="en" fo:country="US" officeooo:rsid="005852d0"/>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811fb5"/>
    </style:style>
    <style:style style:name="T30" style:family="text">
      <style:text-properties fo:language="en" fo:country="US" officeooo:rsid="00895bf0"/>
    </style:style>
    <style:style style:name="T31" style:family="text">
      <style:text-properties fo:language="en" fo:country="US" officeooo:rsid="008ebd57"/>
    </style:style>
    <style:style style:name="T32" style:family="text">
      <style:text-properties fo:language="en" fo:country="US" officeooo:rsid="00901680"/>
    </style:style>
    <style:style style:name="T33" style:family="text">
      <style:text-properties fo:language="en" fo:country="US" officeooo:rsid="00946818"/>
    </style:style>
    <style:style style:name="T34" style:family="text">
      <style:text-properties fo:language="en" fo:country="US" officeooo:rsid="00948889"/>
    </style:style>
    <style:style style:name="T35" style:family="text">
      <style:text-properties fo:language="en" fo:country="US" officeooo:rsid="0097f6d9"/>
    </style:style>
    <style:style style:name="T36" style:family="text">
      <style:text-properties fo:language="en" fo:country="US" officeooo:rsid="009baab1"/>
    </style:style>
    <style:style style:name="T37" style:family="text">
      <style:text-properties fo:language="en" fo:country="US" officeooo:rsid="009e592e"/>
    </style:style>
    <style:style style:name="T38" style:family="text">
      <style:text-properties fo:language="en" fo:country="US" officeooo:rsid="00a25a82"/>
    </style:style>
    <style:style style:name="T39" style:family="text">
      <style:text-properties fo:language="en" fo:country="US" officeooo:rsid="00a30b0b"/>
    </style:style>
    <style:style style:name="T40" style:family="text">
      <style:text-properties fo:language="en" fo:country="US" officeooo:rsid="00a453a3"/>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c93b30"/>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a61d88"/>
    </style:style>
    <style:style style:name="T78" style:family="text">
      <style:text-properties fo:language="ru" fo:country="RU" officeooo:rsid="00aba28b"/>
    </style:style>
    <style:style style:name="T79" style:family="text">
      <style:text-properties fo:language="ru" fo:country="RU" officeooo:rsid="00af6c4c"/>
    </style:style>
    <style:style style:name="T80" style:family="text">
      <style:text-properties fo:language="ru" fo:country="RU" officeooo:rsid="00b4ec26"/>
    </style:style>
    <style:style style:name="T81" style:family="text">
      <style:text-properties fo:language="ru" fo:country="RU" officeooo:rsid="00b5172f"/>
    </style:style>
    <style:style style:name="T82" style:family="text">
      <style:text-properties fo:language="ru" fo:country="RU" officeooo:rsid="00b965d4"/>
    </style:style>
    <style:style style:name="T83" style:family="text">
      <style:text-properties fo:language="ru" fo:country="RU" officeooo:rsid="00bb5edc"/>
    </style:style>
    <style:style style:name="T84" style:family="text">
      <style:text-properties fo:language="ru" fo:country="RU" officeooo:rsid="00bb9e3c"/>
    </style:style>
    <style:style style:name="T85" style:family="text">
      <style:text-properties fo:language="ru" fo:country="RU" officeooo:rsid="00c4726c"/>
    </style:style>
    <style:style style:name="T86" style:family="text">
      <style:text-properties fo:language="ru" fo:country="RU" officeooo:rsid="00c59ba5"/>
    </style:style>
    <style:style style:name="T87" style:family="text">
      <style:text-properties fo:language="ru" fo:country="RU" officeooo:rsid="00c778a4"/>
    </style:style>
    <style:style style:name="T88" style:family="text">
      <style:text-properties fo:language="ru" fo:country="RU" officeooo:rsid="00c84581"/>
    </style:style>
    <style:style style:name="T89" style:family="text">
      <style:text-properties fo:language="ru" fo:country="RU" officeooo:rsid="00cbaea0"/>
    </style:style>
    <style:style style:name="T90" style:family="text">
      <style:text-properties fo:color="#000000" style:font-name="Times New Roman" fo:font-size="12pt" fo:language="en" fo:country="US" style:font-size-asian="12pt" style:font-size-complex="12pt"/>
    </style:style>
    <style:style style:name="T91" style:family="text">
      <style:text-properties fo:font-weight="bold" style:font-weight-asian="bold" style:font-weight-complex="bold"/>
    </style:style>
    <style:style style:name="T92" style:family="text">
      <style:text-properties fo:font-weight="bold" officeooo:rsid="00863cec" style:font-weight-asian="bold" style:font-weight-complex="bold"/>
    </style:style>
    <style:style style:name="T93" style:family="text">
      <style:text-properties fo:font-weight="bold" officeooo:rsid="00895bf0" style:font-weight-asian="bold" style:font-weight-complex="bold"/>
    </style:style>
    <style:style style:name="T94" style:family="text">
      <style:text-properties fo:font-weight="bold" officeooo:rsid="00aba28b" style:font-weight-asian="bold" style:font-weight-complex="bold"/>
    </style:style>
    <style:style style:name="T95" style:family="text">
      <style:text-properties fo:font-weight="bold" officeooo:rsid="00b4ec26" style:font-weight-asian="bold" style:font-weight-complex="bold"/>
    </style:style>
    <style:style style:name="T96" style:family="text">
      <style:text-properties fo:font-weight="bold" officeooo:rsid="00bb5edc" style:font-weight-asian="bold" style:font-weight-complex="bold"/>
    </style:style>
    <style:style style:name="T97" style:family="text">
      <style:text-properties fo:font-weight="bold" officeooo:rsid="00bb9e3c" style:font-weight-asian="bold" style:font-weight-complex="bold"/>
    </style:style>
    <style:style style:name="T98" style:family="text">
      <style:text-properties fo:font-weight="normal" style:font-weight-asian="normal" style:font-weight-complex="normal"/>
    </style:style>
    <style:style style:name="T99" style:family="text">
      <style:text-properties fo:font-size="12pt" fo:language="ru" fo:country="RU" fo:font-weight="normal" style:font-size-asian="12pt" style:font-weight-asian="normal" style:font-size-complex="12pt" style:font-weight-complex="normal"/>
    </style:style>
    <style:style style:name="T100" style:family="text">
      <style:text-properties fo:font-size="12pt" fo:language="ru" fo:country="RU" fo:font-weight="normal" style:font-size-asian="10.5pt" style:font-weight-asian="normal" style:font-size-complex="12pt" style:font-weight-complex="normal"/>
    </style:style>
    <style:style style:name="T101" style:family="text">
      <style:text-properties fo:font-size="12pt" fo:language="en" fo:country="US" fo:font-weight="normal" style:font-size-asian="12pt" style:font-weight-asian="normal" style:font-size-complex="12pt" style:font-weight-complex="normal"/>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fo:font-size="12pt" fo:font-weight="normal" officeooo:rsid="00af6c4c" style:font-size-asian="12pt" style:font-weight-asian="normal" style:font-size-complex="12pt" style:font-weight-complex="normal"/>
    </style:style>
    <style:style style:name="T104" style:family="text">
      <style:text-properties fo:color="#ff0000"/>
    </style:style>
    <style:style style:name="T105" style:family="text">
      <style:text-properties fo:color="#ff0000" officeooo:rsid="00566300"/>
    </style:style>
    <style:style style:name="T106" style:family="text">
      <style:text-properties fo:font-size="24pt" fo:language="ru" fo:country="RU" style:font-size-asian="24pt" style:font-size-complex="24pt"/>
    </style:style>
    <style:style style:name="T107" style:family="text">
      <style:text-properties fo:font-size="24pt" fo:language="en" fo:country="US" style:font-size-asian="24pt" style:font-size-complex="24pt"/>
    </style:style>
    <style:style style:name="T108" style:family="text">
      <style:text-properties officeooo:rsid="001333f8"/>
    </style:style>
    <style:style style:name="T109" style:family="text">
      <style:text-properties officeooo:rsid="002694ab"/>
    </style:style>
    <style:style style:name="T110" style:family="text">
      <style:text-properties officeooo:rsid="002e044b"/>
    </style:style>
    <style:style style:name="T111" style:family="text">
      <style:text-properties officeooo:rsid="00362ea5"/>
    </style:style>
    <style:style style:name="T112" style:family="text">
      <style:text-properties officeooo:rsid="003834c0"/>
    </style:style>
    <style:style style:name="T113" style:family="text">
      <style:text-properties officeooo:rsid="003aaa84"/>
    </style:style>
    <style:style style:name="T114" style:family="text">
      <style:text-properties officeooo:rsid="003d2eb1"/>
    </style:style>
    <style:style style:name="T115" style:family="text">
      <style:text-properties officeooo:rsid="003f1a5c"/>
    </style:style>
    <style:style style:name="T116" style:family="text">
      <style:text-properties officeooo:rsid="00413d44"/>
    </style:style>
    <style:style style:name="T117" style:family="text">
      <style:text-properties officeooo:rsid="0045b09b"/>
    </style:style>
    <style:style style:name="T118" style:family="text">
      <style:text-properties officeooo:rsid="00483383"/>
    </style:style>
    <style:style style:name="T119" style:family="text">
      <style:text-properties officeooo:rsid="0048c27b"/>
    </style:style>
    <style:style style:name="T120" style:family="text">
      <style:text-properties officeooo:rsid="004ccfcd"/>
    </style:style>
    <style:style style:name="T121" style:family="text">
      <style:text-properties officeooo:rsid="0050ddd9"/>
    </style:style>
    <style:style style:name="T122" style:family="text">
      <style:text-properties officeooo:rsid="0051a6a6"/>
    </style:style>
    <style:style style:name="T123" style:family="text">
      <style:text-properties officeooo:rsid="00544945"/>
    </style:style>
    <style:style style:name="T124" style:family="text">
      <style:text-properties officeooo:rsid="0055709a"/>
    </style:style>
    <style:style style:name="T125" style:family="text">
      <style:text-properties officeooo:rsid="0055c0a9"/>
    </style:style>
    <style:style style:name="T126" style:family="text">
      <style:text-properties officeooo:rsid="005852d0"/>
    </style:style>
    <style:style style:name="T127" style:family="text">
      <style:text-properties officeooo:rsid="005a40c7"/>
    </style:style>
    <style:style style:name="T128" style:family="text">
      <style:text-properties officeooo:rsid="005e1c53"/>
    </style:style>
    <style:style style:name="T129" style:family="text">
      <style:text-properties officeooo:rsid="005fe357"/>
    </style:style>
    <style:style style:name="T130" style:family="text">
      <style:text-properties officeooo:rsid="0064b1bc"/>
    </style:style>
    <style:style style:name="T131" style:family="text">
      <style:text-properties officeooo:rsid="006bb29f"/>
    </style:style>
    <style:style style:name="T132" style:family="text">
      <style:text-properties officeooo:rsid="006c58b7"/>
    </style:style>
    <style:style style:name="T133" style:family="text">
      <style:text-properties officeooo:rsid="006d5970"/>
    </style:style>
    <style:style style:name="T134" style:family="text">
      <style:text-properties officeooo:rsid="006dd3d9"/>
    </style:style>
    <style:style style:name="T135" style:family="text">
      <style:text-properties officeooo:rsid="006f791e"/>
    </style:style>
    <style:style style:name="T136" style:family="text">
      <style:text-properties officeooo:rsid="0072d109"/>
    </style:style>
    <style:style style:name="T137" style:family="text">
      <style:text-properties officeooo:rsid="00740839"/>
    </style:style>
    <style:style style:name="T138" style:family="text">
      <style:text-properties officeooo:rsid="00742604"/>
    </style:style>
    <style:style style:name="T139" style:family="text">
      <style:text-properties officeooo:rsid="007f64b7"/>
    </style:style>
    <style:style style:name="T140" style:family="text">
      <style:text-properties officeooo:rsid="00895bf0"/>
    </style:style>
    <style:style style:name="T141" style:family="text">
      <style:text-properties officeooo:rsid="0089b9ca"/>
    </style:style>
    <style:style style:name="T142" style:family="text">
      <style:text-properties officeooo:rsid="008c62af"/>
    </style:style>
    <style:style style:name="T143" style:family="text">
      <style:text-properties officeooo:rsid="00901680"/>
    </style:style>
    <style:style style:name="T144" style:family="text">
      <style:text-properties officeooo:rsid="009160f8"/>
    </style:style>
    <style:style style:name="T145" style:family="text">
      <style:text-properties officeooo:rsid="00928711"/>
    </style:style>
    <style:style style:name="T146" style:family="text">
      <style:text-properties officeooo:rsid="00946818"/>
    </style:style>
    <style:style style:name="T147" style:family="text">
      <style:text-properties officeooo:rsid="00948889"/>
    </style:style>
    <style:style style:name="T148" style:family="text">
      <style:text-properties officeooo:rsid="0097f6d9"/>
    </style:style>
    <style:style style:name="T149" style:family="text">
      <style:text-properties officeooo:rsid="009baab1"/>
    </style:style>
    <style:style style:name="T150" style:family="text">
      <style:text-properties officeooo:rsid="009e592e"/>
    </style:style>
    <style:style style:name="T151" style:family="text">
      <style:text-properties officeooo:rsid="009e763e"/>
    </style:style>
    <style:style style:name="T152" style:family="text">
      <style:text-properties officeooo:rsid="00a0a0f5"/>
    </style:style>
    <style:style style:name="T153" style:family="text">
      <style:text-properties officeooo:rsid="00a25a82"/>
    </style:style>
    <style:style style:name="T154" style:family="text">
      <style:text-properties officeooo:rsid="00a30b0b"/>
    </style:style>
    <style:style style:name="T155" style:family="text">
      <style:text-properties officeooo:rsid="00a61d88"/>
    </style:style>
    <style:style style:name="T156" style:family="text">
      <style:text-properties officeooo:rsid="00a84408"/>
    </style:style>
    <style:style style:name="T157" style:family="text">
      <style:text-properties officeooo:rsid="00acca8b"/>
    </style:style>
    <style:style style:name="T158" style:family="text">
      <style:text-properties officeooo:rsid="00ad09bd"/>
    </style:style>
    <style:style style:name="T159" style:family="text">
      <style:text-properties officeooo:rsid="00ae0da3"/>
    </style:style>
    <style:style style:name="T160" style:family="text">
      <style:text-properties officeooo:rsid="00af6c4c"/>
    </style:style>
    <style:style style:name="T161" style:family="text">
      <style:text-properties officeooo:rsid="00b5172f"/>
    </style:style>
    <style:style style:name="T162" style:family="text">
      <style:text-properties officeooo:rsid="00b62a8b"/>
    </style:style>
    <style:style style:name="T163" style:family="text">
      <style:text-properties officeooo:rsid="00bb5edc"/>
    </style:style>
    <style:style style:name="T164" style:family="text">
      <style:text-properties officeooo:rsid="00bb9e3c"/>
    </style:style>
    <style:style style:name="T165" style:family="text">
      <style:text-properties officeooo:rsid="00c24e8e"/>
    </style:style>
    <style:style style:name="T166" style:family="text">
      <style:text-properties officeooo:rsid="00c4726c"/>
    </style:style>
    <style:style style:name="T167" style:family="text">
      <style:text-properties officeooo:rsid="00c59ba5"/>
    </style:style>
    <style:style style:name="T168" style:family="text">
      <style:text-properties officeooo:rsid="00c778a4"/>
    </style:style>
    <style:style style:name="T169" style:family="text">
      <style:text-properties officeooo:rsid="00c93b30"/>
    </style:style>
    <style:style style:name="T170" style:family="text">
      <style:text-properties officeooo:rsid="00cbae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106">Описание системного ПЗУ </text:span><text:span text:style-name="T107">ZX Evolution</text:span></text:p>
      <text:p text:style-name="P4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0"><text:a xlink:type="simple" xlink:href="#__RefHeading__7496_2044125182" text:style-name="Базовый" text:visited-style-name="Базовый">Описание сервис прошивки «EVO Reset Service» v 0.58<text:tab/>3</text:a></text:p>
          <text:p text:style-name="P141"><text:a xlink:type="simple" xlink:href="#__RefHeading__7498_2044125182" text:style-name="Базовый" text:visited-style-name="Базовый">Системные требования<text:tab/>3</text:a></text:p>
          <text:p text:style-name="P141"><text:a xlink:type="simple" xlink:href="#__RefHeading__7500_2044125182" text:style-name="Базовый" text:visited-style-name="Базовый">ПРЕДУПРЕЖДЕНИЯ<text:tab/>3</text:a></text:p>
          <text:p text:style-name="P141"><text:a xlink:type="simple" xlink:href="#__RefHeading__7502_2044125182" text:style-name="Базовый" text:visited-style-name="Базовый">Клавиши управления<text:tab/>3</text:a></text:p>
          <text:p text:style-name="P142"><text:a xlink:type="simple" xlink:href="#__RefHeading__7504_2044125182" text:style-name="Базовый" text:visited-style-name="Базовый">Кнопки клавиатуры+RESET<text:tab/>3</text:a></text:p>
          <text:p text:style-name="P142"><text:a xlink:type="simple" xlink:href="#__RefHeading__7506_2044125182" text:style-name="Базовый" text:visited-style-name="Базовый">Управление в главном меню<text:tab/>4</text:a></text:p>
          <text:p text:style-name="P142"><text:a xlink:type="simple" xlink:href="#__RefHeading__7508_2044125182" text:style-name="Базовый" text:visited-style-name="Базовый">Горячие клавиши главного меню<text:tab/>4</text:a></text:p>
          <text:p text:style-name="P142"><text:a xlink:type="simple" xlink:href="#__RefHeading__7510_2044125182" text:style-name="Базовый" text:visited-style-name="Базовый">Горячие клавиши меню Service<text:tab/>5</text:a></text:p>
          <text:p text:style-name="P141"><text:a xlink:type="simple" xlink:href="#__RefHeading__7549_2044125182" text:style-name="Базовый" text:visited-style-name="Базовый">Setup<text:tab/>5</text:a></text:p>
          <text:p text:style-name="P141"><text:a xlink:type="simple" xlink:href="#__RefHeading__7551_2044125182" text:style-name="Базовый" text:visited-style-name="Базовый">File browser<text:tab/>6</text:a></text:p>
          <text:p text:style-name="P141"><text:a xlink:type="simple" xlink:href="#__RefHeading__7512_2044125182" text:style-name="Базовый" text:visited-style-name="Базовый">Просмотр SCL и TRD образов и запуск Basic файлов<text:tab/>6</text:a></text:p>
          <text:p text:style-name="P141"><text:a xlink:type="simple" xlink:href="#__RefHeading__7514_2044125182" text:style-name="Базовый" text:visited-style-name="Базовый">Автомонтирование TRD образов<text:tab/>7</text:a></text:p>
          <text:p text:style-name="P141"><text:a xlink:type="simple" xlink:href="#__RefHeading__7516_2044125182" text:style-name="Базовый" text:visited-style-name="Базовый">Загрузка IS-DOS с винчестера<text:tab/>7</text:a></text:p>
          <text:p text:style-name="P141"><text:a xlink:type="simple" xlink:href="#__RefHeading__7518_2044125182" text:style-name="Базовый" text:visited-style-name="Базовый">Обновление FLASH ROM<text:tab/>7</text:a></text:p>
          <text:p text:style-name="P141"><text:a xlink:type="simple" xlink:href="#__RefHeading__7520_2044125182" text:style-name="Базовый" text:visited-style-name="Базовый">Изменение шрифта для текстового видео режима<text:tab/>7</text:a></text:p>
          <text:p text:style-name="P141"><text:a xlink:type="simple" xlink:href="#__RefHeading__7522_2044125182" text:style-name="Базовый" text:visited-style-name="Базовый">Выбор альтернативных прошивок<text:tab/>8</text:a></text:p>
          <text:p text:style-name="P141"><text:a xlink:type="simple" xlink:href="#__RefHeading__7524_2044125182" text:style-name="Базовый" text:visited-style-name="Базовый">Выбор TRD, SCL и FDI образов<text:tab/>8</text:a></text:p>
          <text:p text:style-name="P141"><text:a xlink:type="simple" xlink:href="#__RefHeading__7526_2044125182" text:style-name="Базовый" text:visited-style-name="Базовый">Загрузка с ленты и ее эмуляция<text:tab/>8</text:a></text:p>
          <text:p text:style-name="P141"><text:a xlink:type="simple" xlink:href="#__RefHeading__7350_855835153" text:style-name="Базовый" text:visited-style-name="Базовый">Альтернативные Basic 48 и Basic 128<text:tab/>9</text:a></text:p>
          <text:p text:style-name="P141"><text:a xlink:type="simple" xlink:href="#__RefHeading__7352_855835153" text:style-name="Базовый" text:visited-style-name="Базовый">Запуск HOBETA, SNA и SPG файлов<text:tab/>9</text:a></text:p>
          <text:p text:style-name="P142"><text:a xlink:type="simple" xlink:href="#__RefHeading__7530_2044125182" text:style-name="Базовый" text:visited-style-name="Базовый">Состояние памяти при запуске HOBETA файлов<text:tab/>9</text:a></text:p>
          <text:p text:style-name="P141"><text:a xlink:type="simple" xlink:href="#__RefHeading__7532_2044125182" text:style-name="Базовый" text:visited-style-name="Базовый">Редактор ячеек CMOS<text:tab/>9</text:a></text:p>
          <text:p text:style-name="P141"><text:a xlink:type="simple" xlink:href="#__RefHeading__7534_2044125182" text:style-name="Базовый" text:visited-style-name="Базовый">Тестирование PC клавиатуры<text:tab/>9</text:a></text:p>
          <text:p text:style-name="P141"><text:a xlink:type="simple" xlink:href="#__RefHeading__7536_2044125182" text:style-name="Базовый" text:visited-style-name="Базовый">Кнопка NMI<text:tab/>10</text:a></text:p>
          <text:p text:style-name="P141"><text:a xlink:type="simple" xlink:href="#__RefHeading__7538_2044125182" text:style-name="Базовый" text:visited-style-name="Базовый">Режим ATM CP/M<text:tab/>10</text:a></text:p>
          <text:p text:style-name="P141"><text:a xlink:type="simple" xlink:href="#__RefHeading__7540_2044125182" text:style-name="Базовый" text:visited-style-name="Базовый">Часы и CMOS<text:tab/>10</text:a></text:p>
          <text:p text:style-name="P141"><text:a xlink:type="simple" xlink:href="#__RefHeading__7542_2044125182" text:style-name="Базовый" text:visited-style-name="Базовый">Формат RAM диска<text:tab/>11</text:a></text:p>
          <text:p text:style-name="P140"><text:a xlink:type="simple" xlink:href="#__RefHeading__7553_2044125182" text:style-name="Базовый" text:visited-style-name="Базовый">Описание EVO-DOS v0.42<text:tab/>13</text:a></text:p>
          <text:p text:style-name="P141"><text:a xlink:type="simple" xlink:href="#__RefHeading__7555_2044125182" text:style-name="Базовый" text:visited-style-name="Базовый">Удаленные возможности<text:tab/>13</text:a></text:p>
          <text:p text:style-name="P141"><text:a xlink:type="simple" xlink:href="#__RefHeading__7557_2044125182" text:style-name="Базовый" text:visited-style-name="Базовый">Добавленные возможности<text:tab/>13</text:a></text:p>
          <text:p text:style-name="P140"><text:a xlink:type="simple" xlink:href="#__RefHeading__7559_2044125182" text:style-name="Базовый" text:visited-style-name="Базовый">Внешняя утилита обновления FlashROM<text:tab/>15</text:a></text:p>
          <text:p text:style-name="P140"><text:a xlink:type="simple" xlink:href="#__RefHeading__7580_2044125182" text:style-name="Базовый" text:visited-style-name="Базовый">Вызовы RST 8<text:tab/>16</text:a></text:p>
          <text:p text:style-name="P141"><text:a xlink:type="simple" xlink:href="#__RefHeading__7582_2044125182" text:style-name="Базовый" text:visited-style-name="Базовый">Основные вызовы<text:tab/>16</text:a></text:p>
          <text:p text:style-name="P145"><text:a xlink:type="simple" xlink:href="#__RefHeading__6866_904266311" text:style-name="Базовый" text:visited-style-name="Базовый">Инициализация принтера подключаемого через порты AY.<text:tab/>16</text:a></text:p>
          <text:p text:style-name="P145"><text:a xlink:type="simple" xlink:href="#__RefHeading__6868_904266311" text:style-name="Базовый" text:visited-style-name="Базовый">Печать символа на AY принтере.<text:tab/>16</text:a></text:p>
          <text:p text:style-name="P145"><text:a xlink:type="simple" xlink:href="#__RefHeading__6870_904266311" text:style-name="Базовый" text:visited-style-name="Базовый">Печать токена Бейсика на AY принтере.<text:tab/>16</text:a></text:p>
          <text:p text:style-name="P145"><text:a xlink:type="simple" xlink:href="#__RefHeading__6872_904266311" text:style-name="Базовый" text:visited-style-name="Базовый">Печать экранной области на AY принтере.<text:tab/>16</text:a></text:p>
          <text:p text:style-name="P145"><text:a xlink:type="simple" xlink:href="#__RefHeading__6874_904266311" text:style-name="Базовый" text:visited-style-name="Базовый">Инициализация эмуляции работы с лентой.<text:tab/>17</text:a></text:p>
          <text:p text:style-name="P145"><text:a xlink:type="simple" xlink:href="#__RefHeading__6876_904266311" text:style-name="Базовый" text:visited-style-name="Базовый">Вызов эмуляции работы с лентой.<text:tab/>17</text:a></text:p>
          <text:p text:style-name="P145"><text:a xlink:type="simple" xlink:href="#__RefHeading__6878_904266311" text:style-name="Базовый" text:visited-style-name="Базовый">Рисование окна на экране.<text:tab/>17</text:a></text:p>
          <text:p text:style-name="P145"><text:a xlink:type="simple" xlink:href="#__RefHeading__6880_904266311" text:style-name="Базовый" text:visited-style-name="Базовый">Печать текстовой строки с управляющими кодами<text:tab/>17</text:a></text:p>
          <text:p text:style-name="P145"><text:a xlink:type="simple" xlink:href="#__RefHeading__6882_904266311" text:style-name="Базовый" text:visited-style-name="Базовый">Печать символа на экране<text:tab/>17</text:a></text:p>
          <text:p text:style-name="P145"><text:a xlink:type="simple" xlink:href="#__RefHeading__6884_904266311" text:style-name="Базовый" text:visited-style-name="Базовый">Сдвиг окна вверх с цветом или без цвета.<text:tab/>18</text:a></text:p>
          <text:p text:style-name="P145"><text:a xlink:type="simple" xlink:href="#__RefHeading__6886_904266311" text:style-name="Базовый" text:visited-style-name="Базовый">Сдвиг окна вниз с цветом или без цвета.<text:tab/>18</text:a></text:p>
          <text:p text:style-name="P145"><text:a xlink:type="simple" xlink:href="#__RefHeading__6888_904266311" text:style-name="Базовый" text:visited-style-name="Базовый">Установка частоты процессора, видеорежима и модели памяти.<text:tab/>18</text:a></text:p>
          <text:p text:style-name="P145"><text:a xlink:type="simple" xlink:href="#__RefHeading___Toc7909_410474887" text:style-name="Базовый" text:visited-style-name="Базовый">Чтение/установка битов эмуляции дисководов.<text:tab/>18</text:a></text:p>
          <text:p text:style-name="P145"><text:a xlink:type="simple" xlink:href="#__RefHeading__6890_904266311" text:style-name="Базовый" text:visited-style-name="Базовый">Вызов менеджера устройств<text:tab/>19</text:a></text:p>
          <text:p text:style-name="P145"><text:soft-page-break/><text:a xlink:type="simple" xlink:href="#__RefHeading__6892_904266311" text:style-name="Базовый" text:visited-style-name="Базовый">Вызов FAT драйвера<text:tab/>19</text:a></text:p>
          <text:p text:style-name="P145"><text:a xlink:type="simple" xlink:href="#__RefHeading__6894_904266311" text:style-name="Базовый" text:visited-style-name="Базовый">Вызов сортировщика найденных файлов<text:tab/>19</text:a></text:p>
          <text:p text:style-name="P145"><text:a xlink:type="simple" xlink:href="#__RefHeading__6896_904266311" text:style-name="Базовый" text:visited-style-name="Базовый">Вызов подпрограмм работы с примонтированными образами.<text:tab/>19</text:a></text:p>
          <text:p text:style-name="P145"><text:a xlink:type="simple" xlink:href="#__RefHeading__6898_904266311" text:style-name="Базовый" text:visited-style-name="Базовый">Монтирование образа.<text:tab/>19</text:a></text:p>
          <text:p text:style-name="P145"><text:a xlink:type="simple" xlink:href="#__RefHeading__6900_904266311" text:style-name="Базовый" text:visited-style-name="Базовый">Чтение/запись примонтированных образов.<text:tab/>19</text:a></text:p>
          <text:p text:style-name="P145"><text:a xlink:type="simple" xlink:href="#__RefHeading__6902_904266311" text:style-name="Базовый" text:visited-style-name="Базовый">Поиск монтируемых образов прописанных в файле IMAGE.MNT<text:tab/>20</text:a></text:p>
          <text:p text:style-name="P145"><text:a xlink:type="simple" xlink:href="#__RefHeading__6904_904266311" text:style-name="Базовый" text:visited-style-name="Базовый">Получение описателей примонтированных образов<text:tab/>20</text:a></text:p>
          <text:p text:style-name="P145"><text:a xlink:type="simple" xlink:href="#__RefHeading__6906_904266311" text:style-name="Базовый" text:visited-style-name="Базовый">Демонтирование образов.<text:tab/>21</text:a></text:p>
          <text:p text:style-name="P145"><text:a xlink:type="simple" xlink:href="#__RefHeading__6908_904266311" text:style-name="Базовый" text:visited-style-name="Базовый">Загрузка образа в рамдиск.<text:tab/>21</text:a></text:p>
          <text:p text:style-name="P145"><text:a xlink:type="simple" xlink:href="#__RefHeading__6910_904266311" text:style-name="Базовый" text:visited-style-name="Базовый">Установка загрузчика Hobeta и SPG файлов<text:tab/>21</text:a></text:p>
          <text:p text:style-name="P145"><text:a xlink:type="simple" xlink:href="#__RefHeading__6912_904266311" text:style-name="Базовый" text:visited-style-name="Базовый">Работа с ячейками CMOS<text:tab/>21</text:a></text:p>
          <text:p text:style-name="P145"><text:a xlink:type="simple" xlink:href="#__RefHeading__6914_904266311" text:style-name="Базовый" text:visited-style-name="Базовый">Проверка CRC CMOS<text:tab/>21</text:a></text:p>
          <text:p text:style-name="P145"><text:a xlink:type="simple" xlink:href="#__RefHeading__6916_904266311" text:style-name="Базовый" text:visited-style-name="Базовый">Чтение ячейки CMOS<text:tab/>21</text:a></text:p>
          <text:p text:style-name="P145"><text:a xlink:type="simple" xlink:href="#__RefHeading__6918_904266311" text:style-name="Базовый" text:visited-style-name="Базовый">Запись ячейки CMOS.<text:tab/>22</text:a></text:p>
          <text:p text:style-name="P145"><text:a xlink:type="simple" xlink:href="#__RefHeading__6920_904266311" text:style-name="Базовый" text:visited-style-name="Базовый">Принудительный сброс настроек до дефолтных значений.<text:tab/>22</text:a></text:p>
          <text:p text:style-name="P145"><text:a xlink:type="simple" xlink:href="#__RefHeading___Toc7911_410474887" text:style-name="Базовый" text:visited-style-name="Базовый">Установка палитры.<text:tab/>22</text:a></text:p>
          <text:p text:style-name="P145"><text:a xlink:type="simple" xlink:href="#__RefHeading___Toc7913_410474887" text:style-name="Базовый" text:visited-style-name="Базовый">Установка шрифта.<text:tab/>22</text:a></text:p>
          <text:p text:style-name="P141"><text:a xlink:type="simple" xlink:href="#__RefHeading__7584_2044125182" text:style-name="Базовый" text:visited-style-name="Базовый">Функции менеджера устройств<text:tab/>23</text:a></text:p>
          <text:p text:style-name="P145"><text:a xlink:type="simple" xlink:href="#__RefHeading__6922_904266311" text:style-name="Базовый" text:visited-style-name="Базовый">Поиск и инициализация драйверов устройств.<text:tab/>23</text:a></text:p>
          <text:p text:style-name="P145"><text:a xlink:type="simple" xlink:href="#__RefHeading__6924_904266311" text:style-name="Базовый" text:visited-style-name="Базовый">Выбор раздела.<text:tab/>23</text:a></text:p>
          <text:p text:style-name="P145"><text:a xlink:type="simple" xlink:href="#__RefHeading___Toc7915_410474887" text:style-name="Базовый" text:visited-style-name="Базовый">Получение количества найденных разделов, номер текущего и его тип.<text:tab/>23</text:a></text:p>
          <text:p text:style-name="P145"><text:a xlink:type="simple" xlink:href="#__RefHeading__6928_904266311" text:style-name="Базовый" text:visited-style-name="Базовый">Получить таблицу найденных разделов.<text:tab/>23</text:a></text:p>
          <text:p text:style-name="P145"><text:a xlink:type="simple" xlink:href="#__RefHeading___Toc7917_410474887" text:style-name="Базовый" text:visited-style-name="Базовый">Вызов драйвера выбранного устройства.<text:tab/>24</text:a></text:p>
          <text:p text:style-name="P145"><text:a xlink:type="simple" xlink:href="#__RefHeading___Toc7919_410474887" text:style-name="Базовый" text:visited-style-name="Базовый">Установка битов устройства для вызова драйвера HDD.<text:tab/>24</text:a></text:p>
          <text:p text:style-name="P145"><text:a xlink:type="simple" xlink:href="#__RefHeading__6934_904266311" text:style-name="Базовый" text:visited-style-name="Базовый">Контроль наличия SD карт.<text:tab/>24</text:a></text:p>
          <text:p text:style-name="P145"><text:a xlink:type="simple" xlink:href="#__RefHeading__6936_904266311" text:style-name="Базовый" text:visited-style-name="Базовый">Прямой вызов драйвера HDD.<text:tab/>24</text:a></text:p>
          <text:p text:style-name="P145"><text:a xlink:type="simple" xlink:href="#__RefHeading___Toc7921_410474887" text:style-name="Базовый" text:visited-style-name="Базовый">Полная переинициализация раздела.<text:tab/>25</text:a></text:p>
          <text:p text:style-name="P141"><text:a xlink:type="simple" xlink:href="#__RefHeading__7586_2044125182" text:style-name="Базовый" text:visited-style-name="Базовый">Функции FAT драйвера<text:tab/>25</text:a></text:p>
          <text:p text:style-name="P145"><text:a xlink:type="simple" xlink:href="#__RefHeading__6938_904266311" text:style-name="Базовый" text:visited-style-name="Базовый">Инициализация переменных текущего выбранного раздела.<text:tab/>25</text:a></text:p>
          <text:p text:style-name="P145"><text:a xlink:type="simple" xlink:href="#__RefHeading__6940_904266311" text:style-name="Базовый" text:visited-style-name="Базовый">Получение описателя файла.<text:tab/>25</text:a></text:p>
          <text:p text:style-name="P145"><text:a xlink:type="simple" xlink:href="#__RefHeading__6942_904266311" text:style-name="Базовый" text:visited-style-name="Базовый">Вход в директорию/выход в предыдущую директорию.<text:tab/>25</text:a></text:p>
          <text:p text:style-name="P145"><text:a xlink:type="simple" xlink:href="#__RefHeading__6944_904266311" text:style-name="Базовый" text:visited-style-name="Базовый">Получение длинного имени файла.<text:tab/>25</text:a></text:p>
          <text:p text:style-name="P145"><text:a xlink:type="simple" xlink:href="#__RefHeading__6946_904266311" text:style-name="Базовый" text:visited-style-name="Базовый">Поиск файла/директории по имени.<text:tab/>26</text:a></text:p>
          <text:p text:style-name="P145"><text:a xlink:type="simple" xlink:href="#__RefHeading__6948_904266311" text:style-name="Базовый" text:visited-style-name="Базовый">Поиск всех файлов и директорий в текущей директории.<text:tab/>26</text:a></text:p>
          <text:p text:style-name="P145"><text:a xlink:type="simple" xlink:href="#__RefHeading__6950_904266311" text:style-name="Базовый" text:visited-style-name="Базовый">Установка расширений файла для поиска (до 16 расширений).<text:tab/>26</text:a></text:p>
          <text:p text:style-name="P145"><text:a xlink:type="simple" xlink:href="#__RefHeading__6952_904266311" text:style-name="Базовый" text:visited-style-name="Базовый">Открытие файла.<text:tab/>26</text:a></text:p>
          <text:p text:style-name="P145"><text:a xlink:type="simple" xlink:href="#__RefHeading__6954_904266311" text:style-name="Базовый" text:visited-style-name="Базовый">Последовательное чтение открытого файла.<text:tab/>27</text:a></text:p>
          <text:p text:style-name="P145"><text:a xlink:type="simple" xlink:href="#__RefHeading__6956_904266311" text:style-name="Базовый" text:visited-style-name="Базовый">Создание таблицы кластеров текущей директории.<text:tab/>27</text:a></text:p>
          <text:p text:style-name="P145"><text:a xlink:type="simple" xlink:href="#__RefHeading__6958_904266311" text:style-name="Базовый" text:visited-style-name="Базовый">Работа с текущей позицией в текущей директории.<text:tab/>27</text:a></text:p>
          <text:p text:style-name="P141"><text:a xlink:type="simple" xlink:href="#__RefHeading__7588_2044125182" text:style-name="Базовый" text:visited-style-name="Базовый">Рисование окна по описателю<text:tab/>27</text:a></text:p>
          <text:p text:style-name="P141"><text:a xlink:type="simple" xlink:href="#__RefHeading__7590_2044125182" text:style-name="Базовый" text:visited-style-name="Базовый">Печать текстовой строки<text:tab/>28</text:a></text:p>
          <text:p text:style-name="P140"><text:a xlink:type="simple" xlink:href="#__RefHeading__7561_2044125182" text:style-name="Базовый" text:visited-style-name="Базовый">История версий EVO Reset Service<text:tab/>30</text:a></text:p>
          <text:p text:style-name="P140"><text:a xlink:type="simple" xlink:href="#__RefHeading__7563_2044125182" text:style-name="Базовый" text:visited-style-name="Базовый">История версий EVO-DOS<text:tab/>41</text:a></text:p>
          <text:p text:style-name="P140"><text:a xlink:type="simple" xlink:href="#__RefHeading__7565_2044125182" text:style-name="Базовый" text:visited-style-name="Базовый">История версий ProfROM v4<text:tab/>46</text:a></text:p>
        </text:index-body>
      </text:table-of-content>
      <text:p text:style-name="P3"/>
      <text:p text:style-name="P3"/>
      <text:p text:style-name="P2"/>
      <text:p text:style-name="P2"/>
      <text:h text:style-name="P132" text:outline-level="1"/>
      <text:h text:style-name="P134" text:outline-level="1"><text:bookmark-start text:name="Описание сервис прошивки «EVO Reset Service»"/><text:bookmark-start text:name="__RefHeading__7496_2044125182"/>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86">8</text:span><text:bookmark-end text:name="__RefHeading__7496_2044125182"/></text:h>
      <text:h text:style-name="P136" text:outline-level="2"><text:bookmark-start text:name="__RefHeading__7498_2044125182"/>Системные требования<text:bookmark-end text:name="__RefHeading__7498_2044125182"/></text:h>
      <text:p text:style-name="P69"/>
      <text:p text:style-name="P67"><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68">контроллер <text:span text:style-name="T1">TR-DOS </text:span><text:span text:style-name="T44">с прошивкой </text:span><text:span text:style-name="T1">EVO-DOS;</text:span></text:p>
      <text:p text:style-name="P69">поддерживается загрузка с:</text:p>
      <text:p text:style-name="P69"><text:tab/>дисковода с дискетой в формате <text:span text:style-name="T1">TR-DOS</text:span>;</text:p>
      <text:p text:style-name="P69"><text:tab/><text:span text:style-name="T1">c SD </text:span>карты <text:span text:style-name="T1">NeoGS </text:span>отформатированная в <text:span text:style-name="T1">FAT;</text:span></text:p>
      <text:p text:style-name="P67"><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67"><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36"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6">----------------------------------------------------------------<text:span text:style-name="T44">----------------------</text:span>---------------<text:span text:style-name="T44">------------------------</text:span></text:p>
      <text:p text:style-name="P46"/>
      <text:p text:style-name="P66">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6"/>
      <text:p text:style-name="P46">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4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6">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46"><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65">После обновления содержимого <text:span text:style-name="T1">FlashROM </text:span>рекомендуется нажать кнопку сброс!</text:p>
      <text:p text:style-name="P65"/>
      <text:p text:style-name="P46">-----------------------------------------------------------------------------------------------------------------------------</text:p>
      <text:h text:style-name="P136"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9" text:outline-level="3"><text:bookmark-start text:name="Кнопки клавиатуры+RESET"/><text:bookmark-start text:name="__RefHeading__7504_2044125182"/><text:span text:style-name="T90">Кнопки клавиатуры+</text:span><text:span text:style-name="T1">RESET</text:span><text:bookmark-end text:name="Кнопки клавиатуры+RESET"/><text:bookmark-end text:name="__RefHeading__7504_2044125182"/></text:h>
      <text:p text:style-name="P49">Любая буквенная клавиша (кроме ниже описанных<text:span text:style-name="T1">)</text:span>-выводит на экран краткую помощь.</text:p>
      <text:p text:style-name="P57"><text:span text:style-name="T91">CS</text:span>-<text:span text:style-name="T44">перезапуск страницы </text:span>ROM<text:span text:style-name="T44"> </text:span>Basic 128.</text:p>
      <text:p text:style-name="P57"><text:span text:style-name="T91">SS</text:span><text:span text:style-name="T44">-перезапуск страницы </text:span>ROM<text:span text:style-name="T44"> </text:span>Basic<text:span text:style-name="T44"> </text:span>48<text:span text:style-name="T44">.</text:span></text:p>
      <text:p text:style-name="P57"><text:span text:style-name="T91">D</text:span>-<text:span text:style-name="T44">запуск </text:span>DEMO “GRASS” by PSB^Hallowen.</text:p>
      <text:p text:style-name="P57"><text:span text:style-name="T91">C</text:span>-<text:span text:style-name="T44">таблица цветов (клавиши </text:span>SPACE <text:span text:style-name="T44">или </text:span>ENTER <text:span text:style-name="T44">изменение цвета бордюра.</text:span></text:p>
      <text:p text:style-name="P61">H<text:span text:style-name="T98">-</text:span><text:span text:style-name="T45">вывод на экран странички помощи.</text:span></text:p>
      <text:p text:style-name="P57"><text:span text:style-name="T91">S</text:span>-CMOS Setup.</text:p>
      <text:p text:style-name="P57"><text:span text:style-name="T91">0</text:span>-<text:span text:style-name="T44">возврат в </text:span>EVO Reset Service <text:span text:style-name="T44">из дополнительных прошивок.</text:span></text:p>
      <text:p text:style-name="P49">Любые 2 и более нажатых клавиш запускают проверку нажатых клавиш.</text:p>
      <text:h text:style-name="P139" text:outline-level="3"><text:bookmark-start text:name="Управление в основном меню"/><text:bookmark-start text:name="__RefHeading__7506_2044125182"/><text:soft-page-break/>Управление в <text:span text:style-name="T142">главном</text:span> меню<text:bookmark-end text:name="Управление в основном меню"/><text:bookmark-end text:name="__RefHeading__7506_2044125182"/></text:h>
      <text:p text:style-name="P57"><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21"><draw:frame draw:style-name="fr1" draw:name="Изображение4" text:anchor-type="paragraph" svg:width="11.37cm" style:rel-width="60%" svg:height="6.65cm" style:rel-height="25%" draw:z-index="1"><draw:image xlink:href="../images/main_menu.PNG" xlink:type="simple" xlink:show="embed" xlink:actuate="onLoad" loext:mime-type="image/png"/></draw:frame></text:p>
      <text:p text:style-name="P57"><text:span text:style-name="T91">1...4</text:span>-<text:span text:style-name="T44">выбор дисковода;</text:span></text:p>
      <text:p text:style-name="P57"><text:span text:style-name="T91">V</text:span>-<text:span text:style-name="T44">перебирает по кругу все реальные дисководы;</text:span></text:p>
      <text:p text:style-name="P61">Y-<text:span text:style-name="T45">перебирает по кругу все виртуальные дисководы;</text:span></text:p>
      <text:p text:style-name="P57"><text:span text:style-name="T91">W</text:span><text:span text:style-name="T44">-перебирает режимы </text:span>TURBO 3,5-7-14 <text:span text:style-name="T44">МГц;</text:span></text:p>
      <text:p text:style-name="P61">L<text:span text:style-name="T44">-</text:span><text:span text:style-name="T45">переключение загрузки с магнитофонного входа или эмуляция загрузки;</text:span></text:p>
      <text:p text:style-name="P61">G<text:span text:style-name="T98">-</text:span><text:span text:style-name="T45">выбор куда будет производиться переход по нажатию </text:span><text:span text:style-name="T98">RESET;</text:span></text:p>
      <text:p text:style-name="P61">E<text:span text:style-name="T98">-</text:span><text:span text:style-name="T45">разрешение перезагрузки шрифта для текстмода из ПЗУ;</text:span></text:p>
      <text:p text:style-name="P61">J<text:span text:style-name="T98">-</text:span><text:span text:style-name="T45">выбор типа шрифта из ПЗУ;</text:span></text:p>
      <text:p text:style-name="P62">M<text:span text:style-name="T45">-перебирает по кругу переключение режимов памяти </text:span><text:span text:style-name="T98">ALL/128/48;</text:span></text:p>
      <text:p text:style-name="P57"><text:span text:style-name="T91">Z</text:span>-<text:span text:style-name="T44">вызов загрузчика с </text:span>TR-DOS <text:span text:style-name="T44">дискеты;</text:span></text:p>
      <text:p text:style-name="P57"><text:span text:style-name="T91">F</text:span><text:span text:style-name="T44">-вызов выбора файлов с </text:span>FAT <text:span text:style-name="T44">устройства;</text:span></text:p>
      <text:p text:style-name="P57"><text:span text:style-name="T91">T</text:span><text:span text:style-name="T44">-вызов загрузки с ленты (имитация команды </text:span>LOAD “”)<text:span text:style-name="T44">;</text:span></text:p>
      <text:p text:style-name="P57"><text:span text:style-name="T91">B</text:span><text:span text:style-name="T44">-вызов загрузчика с </text:span>CD <text:span text:style-name="T44">диска (старая функция оставшаяся от </text:span>GLUK<text:span text:style-name="T44">а);</text:span></text:p>
      <text:p text:style-name="P57"><text:span text:style-name="T91">D</text:span><text:span text:style-name="T44">-вызов загрузчика с </text:span>HDD;</text:p>
      <text:p text:style-name="P57"><text:span text:style-name="T91">X-</text:span><text:span text:style-name="T44">запуск </text:span>Perfect commander;</text:p>
      <text:p text:style-name="P57"><text:span text:style-name="T91">S</text:span><text:span text:style-name="T44">-сброс в </text:span>TR-DOS<text:span text:style-name="T44">;</text:span></text:p>
      <text:p text:style-name="P57"><text:span text:style-name="T91">I</text:span><text:span text:style-name="T44">-сброс в </text:span>Basic <text:span text:style-name="T44">48;</text:span></text:p>
      <text:p text:style-name="P57"><text:span text:style-name="T91">U</text:span><text:span text:style-name="T44">-сброс в </text:span>Basic <text:span text:style-name="T44">128;</text:span></text:p>
      <text:p text:style-name="P57"><text:span text:style-name="T91">R</text:span><text:span text:style-name="T44">-переход в меню </text:span>Service;</text:p>
      <text:p text:style-name="P57"><text:span text:style-name="T91">H</text:span>-<text:span text:style-name="T44">вызов страницы помощи;</text:span></text:p>
      <text:p text:style-name="P49"><text:span text:style-name="T91">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9"><text:span text:style-name="T91">9</text:span>-включение/выключение отображения времени, даты.</text:p>
      <text:p text:style-name="P49"/>
      <text:p text:style-name="P49">Режим памяти и частоту процессора можно поменять в любой момент из любой программы нажав кнопку <text:span text:style-name="T31">NMI</text:span><text:span text:style-name="T1"> </text:span>и выбрав пункт <text:span text:style-name="T1">Setup</text:span> главного меню <text:span text:style-name="T1">Magic </text:span>режима. </text:p>
      <text:p text:style-name="P5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1">менять режим <text:span text:style-name="T142">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1">менять быстродействие нажатием на любое место текстовой строки <text:span text:style-name="T2">«Turbo Mode: </text:span><text:span text:style-name="T91">7.0</text:span><text:span text:style-name="T2">»</text:span> (принимает <text:soft-page-break/>значение 3,5/7,0/14,0 мгц);</text:p>
      <text:p text:style-name="P51">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1">запускать файлы найденные на дискетах <text:span text:style-name="T1">TR-DOS </text:span>или на <text:span text:style-name="T1">FAT </text:span>устройствах.</text:p>
      <text:p text:style-name="P49"/>
      <text:h text:style-name="P13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9"><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49"><text:span text:style-name="T2">R</text:span>-сброс <text:span text:style-name="T1">NeoGS </text:span>записью числа 128 в порт 51;</text:p>
      <text:p text:style-name="P57"><text:span text:style-name="T91">E</text:span>-<text:span text:style-name="T44">сброс содержимого </text:span>CMOS;</text:p>
      <text:p text:style-name="P49"><text:span text:style-name="T2">K</text:span>-форматирование виртуального<text:span text:style-name="T1"> </text:span>диска на 640 килобайт;</text:p>
      <text:p text:style-name="P63">V-<text:span text:style-name="T45">сброс в </text:span><text:span text:style-name="T98">Basic </text:span><text:span text:style-name="T45">48 с </text:span><text:span text:style-name="T46">«оригинальным» (не патченным)</text:span><text:span text:style-name="T45"> ПЗУ</text:span><text:span text:style-name="T98">;</text:span></text:p>
      <text:p text:style-name="P64">B-<text:span text:style-name="T45">сброс в </text:span><text:span text:style-name="T98">Basic 128 </text:span><text:span text:style-name="T45">с </text:span><text:span text:style-name="T46">«оригинальным» (не патченным)</text:span><text:span text:style-name="T45"> ПЗУ; </text:span></text:p>
      <text:p text:style-name="P54"><text:span text:style-name="T2">I</text:span>-форматирование виртуального<text:span text:style-name="T1"> </text:span>диска на 896 килобайт;</text:p>
      <text:p text:style-name="P57"><text:span text:style-name="T91">M</text:span>-<text:span text:style-name="T44">редактор </text:span>CMOS;</text:p>
      <text:p text:style-name="P57"><text:span text:style-name="T91">S</text:span><text:span text:style-name="T44">-тестер </text:span>PC <text:span text:style-name="T44">клавиатуры;</text:span></text:p>
      <text:p text:style-name="P57"><text:span text:style-name="T91">C</text:span>-<text:span text:style-name="T44">вход в режим </text:span>ATM CP/M;</text:p>
      <text:p text:style-name="P61">T-<text:span text:style-name="T45">загрузка </text:span><text:span text:style-name="T98">IS-DOS </text:span><text:span text:style-name="T45">с винчестера;</text:span></text:p>
      <text:p text:style-name="P57"><text:span text:style-name="T91">F</text:span>-<text:span text:style-name="T44">загрузка и обновление </text:span>ROM<text:span text:style-name="T44"> (512 Кб);</text:span></text:p>
      <text:p text:style-name="P57"><text:span text:style-name="T91">U</text:span>-<text:span text:style-name="T44">загрузка и обновление </text:span>ROM <text:span text:style-name="T44">пользователя (64Кб);</text:span></text:p>
      <text:p text:style-name="P57"><text:span text:style-name="T91">N</text:span>-<text:span text:style-name="T44">демонтирование примонтированных </text:span>TRD <text:span text:style-name="T44">образов.</text:span></text:p>
      <text:p text:style-name="P57"><text:span text:style-name="T91">X</text:span>-<text:span text:style-name="T44">выход в основное меню.</text:span></text:p>
      <text:h text:style-name="P136" text:outline-level="2"><text:bookmark-start text:name="Setup"/><text:bookmark-start text:name="__RefHeading__7549_2044125182"/>Setup<text:bookmark-end text:name="Setup"/><text:bookmark-end text:name="__RefHeading__7549_2044125182"/></text:h>
      <text:p text:style-name="P121"><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49">В этом меню доступно следующие настройки: </text:p>
      <text:p text:style-name="P49">включение/выключение звука при нажатии на клавиши (начинает работать сразу после выбора);</text:p>
      <text:p text:style-name="P4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3">включение/выключение автозапуска <text:span text:style-name="T1">TAP </text:span>файлов при выборе в <text:span text:style-name="T1">File browser.</text:span></text:p>
      <text:p text:style-name="P53">Установка паузы определения наличия <text:span text:style-name="T1">HDD </text:span>после включения питания, от <text:span text:style-name="T123">0 (пауза выключена)</text:span> до 9 секунд). Задержка выполняется: после включения питания, при сбросе и занятости <text:span text:style-name="T1">HDD, </text:span><text:span text:style-name="T123">при сбросе с полной инициализацией (0+</text:span><text:span text:style-name="T21">F12)</text:span><text:span text:style-name="T1">.</text:span></text:p>
      <text:h text:style-name="P136" text:outline-level="2"><text:bookmark-start text:name="File browser"/><text:bookmark-start text:name="__RefHeading__7551_2044125182"/><text:soft-page-break/>File browser<text:bookmark-end text:name="File browser"/><text:bookmark-end text:name="__RefHeading__7551_2044125182"/></text:h>
      <text:p text:style-name="P4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2">интегрированная</text:span> <text:span text:style-name="T1">SD </text:span><text:span text:style-name="T142">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2">карта</text:span><text:span text:style-name="T1"> </text:span>необходимо обязательно производить сброс.</text:p>
      <text:p text:style-name="P49">После вызова <text:span text:style-name="T1">«File browser» </text:span>всегда выводится содержимое раздела к которому было последнее обращение, после сброса это всегда <text:span text:style-name="T142">интегрированная</text:span> <text:span text:style-name="T1">SD </text:span><text:span text:style-name="T142">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6"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9"><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4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9"/>
      <text:p text:style-name="P49">Примеры:</text:p>
      <text:p text:style-name="P4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3">(у виртуального более высокий приоритет перед реальным диском)</text:span> будут А: что будет видно после сброса.</text:p>
      <text:p text:style-name="P49">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6" text:outline-level="2"><text:bookmark-start text:name="Автомонтирование TRD образов"/><text:bookmark-start text:name="__RefHeading__7514_2044125182"/><text:soft-page-break/>Автомонтирование <text:span text:style-name="T1">TRD </text:span>образов<text:bookmark-end text:name="Автомонтирование TRD образов"/><text:bookmark-end text:name="__RefHeading__7514_2044125182"/></text:h>
      <text:p text:style-name="P4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9">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9"/>
      <text:p text:style-name="P57">e<text:a xlink:type="simple" xlink:href="file:///E:/dir1/dir2/filename.ext" text:style-name="Internet_20_link" text:visited-style-name="Visited_20_Internet_20_Link">:/dir1/dir2/filename.ext</text:a> a:</text:p>
      <text:p text:style-name="P57"><text:a xlink:type="simple" xlink:href="file:///f:/dir3/filename.ext" text:style-name="Internet_20_link" text:visited-style-name="Visited_20_Internet_20_Link">f:/dir3/filename.ext</text:a> b:</text:p>
      <text:p text:style-name="P57"><text:a xlink:type="simple" xlink:href="file:///g:/filename.ext" text:style-name="Internet_20_link" text:visited-style-name="Visited_20_Internet_20_Link">g:/filename.ext</text:a> c:</text:p>
      <text:p text:style-name="P57"><text:a xlink:type="simple" xlink:href="file:///f:/dir4/filename.ext" text:style-name="Internet_20_link" text:visited-style-name="Visited_20_Internet_20_Link">f:/dir4/filename.ext</text:a> d:</text:p>
      <text:p text:style-name="P49"/>
      <text:p text:style-name="P4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6"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6"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6"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9">Начиная с версии 0.39а сделана возможность загружать набор символов для отображения текста в <text:soft-page-break/>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9">Начиная с версии 0.4 сделана возможность обновлять или не обновлять шрифт из ПЗУ каждый раз при нажатии сброса, опция <text:span text:style-name="T91">"E.Reload FONT"</text:span> <text:span text:style-name="T2">on</text:span><text:span text:style-name="T1"> </text:span>или <text:span text:style-name="T91">off</text:span>. И можно выбирать каким шрифтом можно обновлять из ПЗУ стандартный <text:span text:style-name="T1">ATM (KOI8) </text:span>или <text:span text:style-name="T1">CP866, </text:span>опция <text:span text:style-name="T91">"J.Type FONT"</text:span> <text:span text:style-name="T2">ATM</text:span><text:span text:style-name="T1"> </text:span>или <text:span text:style-name="T2">CP866</text:span><text:span text:style-name="T1">. </text:span>При переключении типа шрифта производится <text:span text:style-name="T152">его принудительная загрузка</text:span>.</text:p>
      <text:h text:style-name="P136"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9">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9">Для возврата к основной прошивке необходимо нажать и удерживать клавишу «0» и произвести сброс, после чего отпустить клавишу «0».</text:p>
      <text:h text:style-name="P137"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6"><text:span text:style-name="T98">Начиная с версии 0.21 добавлена загрузка образов (раскрытие образов) </text:span><text:span text:style-name="T9">TRD </text:span><text:span text:style-name="T98">и </text:span><text:span text:style-name="T9">SCL</text:span><text:span text:style-name="T98"> в память для виртуального дисковода для прошивки </text:span><text:span text:style-name="T9">EVO-DOS</text:span><text:span text:style-name="T98">. Начиная с версии 0.27 добавлена загрузка </text:span><text:span text:style-name="T9">FDI </text:span><text:span text:style-name="T98">образов. Предварительное форматирование рам диска для загрузки образов не требуется.</text:span></text:p>
      <text:p text:style-name="P56"><text:span text:style-name="T98">Начиная с версии 0.5 добавлена возможность монтировать образы </text:span><text:span text:style-name="T9">TRD </text:span><text:span text:style-name="T98">непосредственно с </text:span><text:span text:style-name="T9">FAT </text:span><text:span text:style-name="T98">устройств. </text:span></text:p>
      <text:p text:style-name="P56"><text:span text:style-name="T98">При выборе файлов с расширением </text:span><text:span text:style-name="T9">FDI </text:span><text:span text:style-name="T98">и </text:span><text:span text:style-name="T9">SCL </text:span><text:span text:style-name="T98">всегда производится загрузка образа в область рам диска (возможность монтирования не предусмотрена), при выборе файла с расширением </text:span><text:span text:style-name="T9">TRD </text:span><text:span text:style-name="T98">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9">Z.TR-DOS boot</text:span></text:p>
      <text:p text:style-name="P49"><text:s/></text:p>
      <text:p text:style-name="P49"><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56"><text:span text:style-name="T98">Формат </text:span><text:span text:style-name="T9">RAM </text:span><text:span text:style-name="T98">диска описан в конце документа.</text:span></text:p>
      <text:h text:style-name="P136"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9">Выбранный файл загружается в память и автоматически запускается. Запуск загруженного файла <text:soft-page-break/>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8"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27">Начиная с версии 0.56<text:span text:style-name="T1">c </text:span>предусмотрен сброс в не измененные прошивки <text:span text:style-name="T1">Basic 48 </text:span>и <text:span text:style-name="T1">Basic 128 </text:span><text:span text:style-name="T137">для запуска стандартного </text:span><text:span text:style-name="T27">ZX-Spectrum </text:span><text:span text:style-name="T137">со стандартными развертками </text:span>(о переключении на соответствующую развертку читать описание zxevo_base_configuration). <text:span text:style-name="T137">После выбора сразу производится сброс с выбранным ПЗУ.</text:span> <text:span text:style-name="T136">Выбор с каким ПЗУ производить сброс выбирать в подменю </text:span><text:span text:style-name="T26">Service.</text:span></text:p>
      <text:p text:style-name="P128"><text:span text:style-name="T68">Для загрузки </text:span><text:span text:style-name="T25">TAP </text:span><text:span text:style-name="T68">файлов </text:span><text:span text:style-name="T69">с магнитофонного входа или с эмуляцией выбирать соответствующие опции в главном меню </text:span><text:span text:style-name="T26">ERS </text:span><text:span text:style-name="T137">(</text:span><text:span text:style-name="T27">L.Emu tape load: on/off)</text:span><text:span text:style-name="T26"> </text:span><text:span text:style-name="T69">и подменю </text:span><text:span text:style-name="T26">Setup </text:span><text:span text:style-name="T27">(T.Autostart tape: on/off)</text:span><text:span text:style-name="T26">. </text:span><text:span text:style-name="T138">Для сброса в не измененное ПЗУ опцию </text:span><text:span text:style-name="T28">Autostart </text:span><text:span text:style-name="T138">рекомендуется выключать.</text:span><text:span text:style-name="T26"> </text:span><text:span text:style-name="T69">При включенной опции эмуляции загрузки из </text:span><text:span text:style-name="T26">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36" text:outline-level="2"><text:bookmark-start text:name="__RefHeading__7352_855835153"/><text:bookmark-start text:name="Запуск HOBETA и SPG файлов"/>Запуск <text:span text:style-name="T1">HOBETA, </text:span><text:span text:style-name="T38">SNA</text:span><text:span text:style-name="T1"> </text:span>и <text:span text:style-name="T1">SPG </text:span>файлов<text:bookmark-end text:name="__RefHeading__7352_855835153"/><text:bookmark-end text:name="Запуск HOBETA и SPG файлов"/></text:h>
      <text:p text:style-name="P49">При выборе файлов с расширениями <text:span text:style-name="T1">$C </text:span>и <text:span text:style-name="T1">SPG </text:span>будет произведен их запуск.</text:p>
      <text:p text:style-name="P4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9">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2">Начиная с версии <text:span text:style-name="T1">0.</text:span><text:span text:style-name="T38">5</text:span><text:span text:style-name="T1">7</text:span><text:span text:style-name="T38">b</text:span> сделана возможность запускать <text:span text:style-name="T153">S</text:span><text:span text:style-name="T38">NA</text:span><text:span text:style-name="T1"> </text:span>файлы. <text:span text:style-name="T153">При запуске 128к </text:span><text:span text:style-name="T38">SNA-</text:span><text:span text:style-name="T153">файлов порт</text:span><text:span text:style-name="T40">я</text:span><text:span text:style-name="T153">тся два байта на стеке(по адресам SP - 1</text:span><text:span text:style-name="T38"> </text:span><text:span text:style-name="T153">и SP - 2), в 48к </text:span><text:span text:style-name="T38">SNA </text:span><text:span text:style-name="T153">не портятся.</text:span></text:p>
      <text:h text:style-name="P139"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8">Очистка экрана не производится!!! Область атрибутов заполняется байтом 0 для маскировки загрузчика работающего в экранной области.</text:p>
      <text:h text:style-name="P136"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6"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6" text:outline-level="2"><text:bookmark-start text:name="Кнопка Magic"/><text:bookmark-start text:name="__RefHeading__7536_2044125182"/><text:soft-page-break/><text:span text:style-name="T44">Кнопка </text:span><text:bookmark-end text:name="Кнопка Magic"/><text:span text:style-name="T32">NMI</text:span><text:bookmark-end text:name="__RefHeading__7536_2044125182"/></text:h>
      <text:p text:style-name="P4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4">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3">на момент нажатия </text:span><text:span text:style-name="T32">NMI.</text:span> </text:p>
      <text:p text:style-name="P49">В меню <text:span text:style-name="T1">Setup </text:span>продублирована возможность изменения режима памяти и частоты процессора. </text:p>
      <text:p text:style-name="P49">В правом верхнем углу отображаются текущее время и дата.</text:p>
      <text:h text:style-name="P136" text:outline-level="2"><text:bookmark-start text:name="Режим ATM CPM"/><text:bookmark-start text:name="__RefHeading__7538_2044125182"/><text:span text:style-name="T44">Режим </text:span>ATM CP/M<text:bookmark-end text:name="Режим ATM CPM"/><text:bookmark-end text:name="__RefHeading__7538_2044125182"/></text:h>
      <text:p text:style-name="P4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5"><text:span text:style-name="T154">В целях совместимости с </text:span><text:span text:style-name="T39">ERS-</text:span><text:span text:style-name="T154">рамдиском, начиная с версии </text:span><text:span text:style-name="T39">0.56e, </text:span><text:span text:style-name="T154">изменён формат рамдиска в </text:span><text:span text:style-name="T39">CP/M.</text:span><text:span text:style-name="T154"> С</text:span>тарый<text:span text:style-name="T154">(</text:span><text:span text:style-name="T39">ATM</text:span><text:span text:style-name="T154">-рамдиск)</text:span> формат не поддерживается. Образы с программами в формат<text:span text:style-name="T153">ах</text:span> <text:span text:style-name="T1">TRD </text:span><text:span text:style-name="T153">и </text:span><text:span text:style-name="T38">FDI</text:span><text:span text:style-name="T1"> </text:span>можно загружать в рамдиск из <text:span text:style-name="T1">File browse</text:span><text:span text:style-name="T35">r</text:span><text:span text:style-name="T1">. </text:span><text:span text:style-name="T148">При переходе в </text:span><text:span text:style-name="T35">ATM CP/M </text:span><text:span text:style-name="T148">файлы из загруженного образа будут доступны на диске </text:span><text:span text:style-name="T35">A:.</text:span><text:span text:style-name="T148"> При перезагрузке компьютера, </text:span><text:span text:style-name="T38">RAM-</text:span><text:span text:style-name="T153">диск не портится, поэтому его можно сохранить воспользовавшись утилитой </text:span><text:span text:style-name="T38">rdsav.$c</text:span><text:span text:style-name="T153"> (путь утилиты в репозитории pentevo/zx_soft/ram_disk_saver/</text:span><text:span text:style-name="T38">rdsav.$c</text:span><text:span text:style-name="T153">).</text:span></text:p>
      <text:h text:style-name="P136" text:outline-level="2"><text:bookmark-start text:name="Часы и CMOS"/><text:bookmark-start text:name="__RefHeading__7540_2044125182"/><text:span text:style-name="T44">Часы и </text:span>CMOS<text:bookmark-end text:name="Часы и CMOS"/><text:bookmark-end text:name="__RefHeading__7540_2044125182"/></text:h>
      <text:p text:style-name="P49">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9">Используемые ячейки <text:span text:style-name="T1">CMOS:</text:span></text:p>
      <text:p text:style-name="P57"/>
      <text:p text:style-name="P49">- 0<text:span text:style-name="T1">x00...</text:span></text:p>
      <text:p text:style-name="P49"><text:span text:style-name="T1">...0x0D<text:tab/></text:span>используются часами и не могут быть использованы для хранения параметров.</text:p>
      <text:p text:style-name="P49"><text:span text:style-name="T1">- 0x0E...<text:tab/></text:span><text:span text:style-name="T41">\</text:span><text:span text:style-name="T1"> </text:span>доступно и используется для </text:p>
      <text:p text:style-name="P57">...0x3F<text:tab/>/ <text:span text:style-name="T44">хранения настроек </text:span>GLUK Reset Service</text:p>
      <text:p text:style-name="P57">- 0x40...<text:tab/><text:span text:style-name="T156">\ </text:span><text:span text:style-name="T44">64 байта</text:span></text:p>
      <text:p text:style-name="P57">...0x7F<text:tab/>/ <text:span text:style-name="T44">используется </text:span>ProfROM <text:span text:style-name="T44">для хранения настроек.</text:span></text:p>
      <text:p text:style-name="P57"><text:span text:style-name="T44">- </text:span>0x80...<text:tab/><text:span text:style-name="T156">\</text:span> <text:span text:style-name="T44">на данный момент</text:span></text:p>
      <text:p text:style-name="P57">...0xE<text:span text:style-name="T76">9</text:span><text:tab/>/ <text:span text:style-name="T44">свободны</text:span></text:p>
      <text:p text:style-name="P57"><text:span text:style-name="T44">- </text:span><text:span text:style-name="T117">0xEA<text:tab/></text:span><text:span text:style-name="T59">пауза</text:span><text:span text:style-name="T55"> определения наличия </text:span><text:span text:style-name="T117">HDD </text:span><text:span text:style-name="T55">после включения питания </text:span><text:span text:style-name="T56">в секундах (</text:span><text:span text:style-name="T122">0</text:span><text:span text:style-name="T56">..</text:span><text:span text:style-name="T120">9 </text:span><text:span text:style-name="T58">секунд, 0-<text:tab/><text:tab/><text:tab/></text:span><text:span text:style-name="T59">пауза </text:span><text:span text:style-name="T58">выключена</text:span><text:span text:style-name="T56">), по умолчанию </text:span><text:span text:style-name="T121">0</text:span></text:p>
      <text:p text:style-name="P57">- 0xEB<text:tab/><text:span text:style-name="T44">хранит следующие значения, биты:</text:span></text:p>
      <text:p text:style-name="P58"><text:span text:style-name="T44"><text:tab/><text:tab/></text:span>7 - <text:span text:style-name="T156">\</text:span></text:p>
      <text:p text:style-name="P57"><text:tab/><text:tab/>6 - <text:s/><text:span text:style-name="T156">\</text:span></text:p>
      <text:p text:style-name="P59"><text:tab/><text:tab/>5 - <text:s/>/</text:p>
      <text:p text:style-name="P57"><text:tab/><text:tab/>4 - /</text:p>
      <text:p text:style-name="P57"><text:tab/><text:tab/>3 - <text:span text:style-name="T156">\</text:span> <text:span text:style-name="T44">номер реального</text:span></text:p>
      <text:p text:style-name="P57"><text:tab/><text:tab/>2 - / <text:span text:style-name="T44">дисковода</text:span></text:p>
      <text:p text:style-name="P57"><text:tab/><text:tab/>1 - <text:span text:style-name="T156">\</text:span> <text:span text:style-name="T44">номер виртуального</text:span></text:p>
      <text:p text:style-name="P57"><text:tab/><text:tab/>0 - / <text:span text:style-name="T44">дисковода</text:span></text:p>
      <text:p text:style-name="P49"><text:tab/><text:tab/>по умолчанию %00000000</text:p>
      <text:p text:style-name="P57">- 0xEC<text:tab/><text:span text:style-name="T44">хранит следующие значения, биты:</text:span></text:p>
      <text:p text:style-name="P57"><text:span text:style-name="T44"><text:tab/><text:tab/></text:span>7 <text:span text:style-name="T44">- 1=</text:span>TURBO OFF <text:span text:style-name="T44">(3,5МГц)</text:span>, 0=TURBO ON <text:span text:style-name="T44">(7МГц)</text:span></text:p>
      <text:p text:style-name="P57"><text:soft-page-break/><text:tab/><text:tab/>6 <text:span text:style-name="T44">-</text:span> <text:span text:style-name="T44">1=доступ к </text:span>SD NeoGS <text:span text:style-name="T44">есть</text:span>, 0=<text:span text:style-name="T44">нет</text:span></text:p>
      <text:p text:style-name="P57"><text:tab/><text:tab/>5 - 1=<text:span text:style-name="T44">поиск файла </text:span>IMAGE.MNT <text:span text:style-name="T44">и монтирование образов если найден</text:span>, 0=<text:span text:style-name="T44">не искать</text:span></text:p>
      <text:p text:style-name="P57"><text:tab/><text:tab/>4 <text:span text:style-name="T44">- </text:span>1=<text:span text:style-name="T44">не отображать, 0=отображать время/дату</text:span></text:p>
      <text:p text:style-name="P57"><text:tab/><text:tab/>3 - 1=<text:span text:style-name="T44">при нажатии клавиш озвучивания не будет, 0=будет</text:span> </text:p>
      <text:p text:style-name="P57"><text:tab/><text:tab/>2 - <text:span text:style-name="T166">1=</text:span><text:span text:style-name="T85">включена проверка наличия резидента, 0=не проверяется</text:span></text:p>
      <text:p text:style-name="P57"><text:tab/><text:tab/>1 - <text:span text:style-name="T156">\</text:span> <text:span text:style-name="T44">2=128Кб, 1=48Кб,</text:span></text:p>
      <text:p text:style-name="P57"><text:tab/><text:tab/>0 - / <text:span text:style-name="T44">0=1Мб по стандарту Пентагона</text:span></text:p>
      <text:p text:style-name="P57"><text:span text:style-name="T44"><text:tab/><text:tab/>по умолчанию %</text:span>00000010</text:p>
      <text:p text:style-name="P49">- <text:span text:style-name="T1">0xED<text:tab/></text:span>хранит следующие значения, биты:</text:p>
      <text:p text:style-name="P49"><text:tab/><text:tab/>7 - 1=<text:span text:style-name="T1">TURBO</text:span> 14МГц, 0=<text:span text:style-name="T1">TURBO</text:span> 3,5/7МГц, зависит от состояния бита 7 в ячейке <text:span text:style-name="T1">0</text:span><text:span text:style-name="T13">x</text:span><text:span text:style-name="T1">EC</text:span></text:p>
      <text:p text:style-name="P49"><text:tab/><text:tab/>6 <text:span text:style-name="T1">-</text:span> <text:span text:style-name="T1">1=</text:span>эмуляция загрузки с кассеты, 0=загрузка с магнитофонного входа</text:p>
      <text:p text:style-name="P49"><text:tab/><text:tab/><text:span text:style-name="T1">5 </text:span>-<text:span text:style-name="T1"> 1=</text:span>принтер через <text:span text:style-name="T1">AY, </text:span>0=стандартный принтер <text:span text:style-name="T1">Basic 48</text:span></text:p>
      <text:p text:style-name="P57"><text:tab/><text:tab/>4 <text:span text:style-name="T44">-</text:span> 1=<text:span text:style-name="T44">не загружать шрифт из ПЗУ по сбросу, 0=загружать</text:span></text:p>
      <text:p text:style-name="P60"><text:span text:style-name="T44"><text:tab/><text:tab/>3 - 1=загружать из ПЗУ шрифт </text:span>CP866, 0=<text:span text:style-name="T44">загружать из ПЗУ шрифт АТМ</text:span></text:p>
      <text:p text:style-name="P50"><text:tab/><text:tab/>2 - <text:span text:style-name="T13">1=</text:span><text:span text:style-name="T113">автозапуск </text:span><text:span text:style-name="T13">TAP </text:span><text:span text:style-name="T113">файла включен, 0=выключен</text:span></text:p>
      <text:p text:style-name="P49"><text:tab/><text:tab/>1 <text:span text:style-name="T1">- </text:span><text:span text:style-name="T41">\</text:span><text:span text:style-name="T1"> </text:span>номер сброса: 0 <text:span text:style-name="T1">- Evo Service, 1-GLUK Service</text:span></text:p>
      <text:p text:style-name="P49"><text:tab/><text:tab/>0 <text:span text:style-name="T1">- / 2 - ProfROM, 3 - Custom ROM</text:span></text:p>
      <text:p text:style-name="P49"><text:span text:style-name="T1"><text:tab/><text:tab/></text:span>по умолчанию %<text:span text:style-name="T1">00000</text:span><text:span text:style-name="T20">1</text:span><text:span text:style-name="T1">00</text:span></text:p>
      <text:p text:style-name="P57">- 0xEE...<text:tab/> <text:span text:style-name="T156">\ </text:span><text:span text:style-name="T44">содержит </text:span>CRC16 <text:span text:style-name="T44">для ячеек </text:span>0xEB...0xED. <text:span text:style-name="T44">При несовпадении </text:span>CRC16</text:p>
      <text:p text:style-name="P57">...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36"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9">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9"/>
      <text:p text:style-name="P4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3">Смещение в байтах от начала страницы</text:p>
          </table:table-cell>
          <table:table-cell table:style-name="Таблица1.B1" office:value-type="string">
            <text:p text:style-name="P74">Описание</text:p>
          </table:table-cell>
        </table:table-row>
        <table:table-row>
          <table:table-cell table:style-name="Таблица1.A9" office:value-type="string">
            <text:p text:style-name="P77">+<text:span text:style-name="T1">#</text:span>000</text:p>
          </table:table-cell>
          <table:table-cell table:style-name="Таблица1.B9" office:value-type="string">
            <text:p text:style-name="P76">смещение в блоках (по 256 байт) дорожки от начала страницы</text:p>
          </table:table-cell>
        </table:table-row>
        <table:table-row>
          <table:table-cell table:style-name="Таблица1.A9" office:value-type="string">
            <text:p text:style-name="P75">+<text:span text:style-name="T1">#100</text:span></text:p>
          </table:table-cell>
          <table:table-cell table:style-name="Таблица1.B9" office:value-type="string">
            <text:p text:style-name="P76"><text:span text:style-name="T44">смещение в страницах (по 16Кб) </text:span><text:span text:style-name="T145">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71">+#200</text:p>
          </table:table-cell>
          <table:table-cell table:style-name="Таблица1.B9" office:value-type="string">
            <text:p text:style-name="P76">номер сектора на дорожке</text:p>
          </table:table-cell>
        </table:table-row>
        <table:table-row>
          <table:table-cell table:style-name="Таблица1.A9" office:value-type="string">
            <text:p text:style-name="P71">+#300</text:p>
          </table:table-cell>
          <table:table-cell table:style-name="Таблица1.B9" office:value-type="string">
            <text:p text:style-name="P7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1">+#400</text:p>
          </table:table-cell>
          <table:table-cell table:style-name="Таблица1.B9" office:value-type="string">
            <text:p text:style-name="P76">номер сектора на дорожке</text:p>
          </table:table-cell>
        </table:table-row>
        <table:table-row>
          <table:table-cell table:style-name="Таблица1.A9" office:value-type="string">
            <text:p text:style-name="P71">+#500</text:p>
          </table:table-cell>
          <table:table-cell table:style-name="Таблица1.B9" office:value-type="string">
            <text:p text:style-name="P76">размер сектора *2</text:p>
          </table:table-cell>
        </table:table-row>
        <text:soft-page-break/>
        <table:table-row>
          <table:table-cell table:style-name="Таблица1.A9" office:value-type="string">
            <text:p text:style-name="P71"/>
          </table:table-cell>
          <table:table-cell table:style-name="Таблица1.B9" office:value-type="string">
            <text:p text:style-name="P76">и так далее пока не закончатся все сектора дорожки.</text:p>
          </table:table-cell>
        </table:table-row>
        <table:table-row>
          <table:table-cell table:style-name="Таблица1.A9" office:value-type="string">
            <text:p text:style-name="P70">+#001</text:p>
          </table:table-cell>
          <table:table-cell table:style-name="Таблица1.B9" office:value-type="string">
            <text:p text:style-name="P72">Начало описателей следующей дорожки</text:p>
          </table:table-cell>
        </table:table-row>
      </table:table>
      <text:p text:style-name="P49"/>
      <text:p text:style-name="P78"/>
      <text:h text:style-name="P132" text:outline-level="1"/>
      <text:h text:style-name="P134"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6" text:outline-level="2"><text:bookmark-start text:name="__RefHeading__7555_2044125182"/>Удаленные возможности<text:bookmark-end text:name="__RefHeading__7555_2044125182"/></text:h>
      <text:p text:style-name="P7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9">Удалена поддержка односторонних дисководов и 40 дорожечных дисководов, удалены команда выбора количества дорожек (команды 40 и 80).</text:p>
      <text:h text:style-name="P136"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82"><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98">K</text:span><text:span text:style-name="T45">» на </text:span><text:span text:style-name="T98">«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8">TR-DOS.</text:span><text:span text:style-name="T45"> В скобках </text:span><text:span text:style-name="T98">[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9">Полный список доступных команд:</text:p>
      <text:p text:style-name="P79"/>
      <text:p text:style-name="P81">.CD</text:p>
      <text:p text:style-name="P81">.CLRCMOS</text:p>
      <text:p text:style-name="P81">.DIR</text:p>
      <text:p text:style-name="P81">.DRIVE</text:p>
      <text:p text:style-name="P81">.HELP</text:p>
      <text:p text:style-name="P81">.MOUNT</text:p>
      <text:p text:style-name="P81">.UMOUNT</text:p>
      <text:p text:style-name="P81">.VER</text:p>
      <text:p text:style-name="P81">.VIRT</text:p>
      <text:p text:style-name="P79"/>
      <text:p text:style-name="P82"><text:span text:style-name="T45">Команда </text:span><text:span text:style-name="T44">.</text:span>VER<text:span text:style-name="T98"> </text:span><text:span text:style-name="T45">выводит на экран название </text:span><text:span text:style-name="T98">DOS, </text:span><text:span text:style-name="T45">версию и дату сборки. Данные для вывода берется из последних 8 байт ПЗУ самого </text:span><text:span text:style-name="T98">DOS.</text:span></text:p>
      <text:p text:style-name="P79"/>
      <text:p text:style-name="P80"><text:span text:style-name="T98">Команда </text:span>.<text:span text:style-name="T1">VIRT</text:span><text:span text:style-name="T9"> </text:span><text:span text:style-name="T1">[.X:]</text:span><text:span text:style-name="T9"> </text:span><text:span text:style-name="T98">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9">CMOS. </text:span><text:span text:style-name="T98">Формат команды </text:span>.<text:span text:style-name="T1">VIRT X:</text:span><text:span text:style-name="T9"> </text:span><text:span text:style-name="T98">здесь </text:span><text:span text:style-name="T1">X</text:span><text:span text:style-name="T9"> </text:span><text:span text:style-name="T98">любая буква дисковода </text:span><text:span text:style-name="T9">A,B,C,D. </text:span><text:span text:style-name="T98">Наличие «:» после буквы диска обязательно.</text:span></text:p>
      <text:p text:style-name="P80"><text:span text:style-name="T98">Кроме возможности стандартного </text:span><text:span text:style-name="T9">TR-DOS </text:span><text:span text:style-name="T98">для смены диска командой </text:span>*<text:span text:style-name="T1">”X:”</text:span><text:span text:style-name="T9"> </text:span><text:span text:style-name="T98">где </text:span><text:span text:style-name="T1">X</text:span><text:span text:style-name="T9">-</text:span><text:span text:style-name="T98">любая буква </text:span><text:span text:style-name="T9">A...D </text:span><text:span text:style-name="T98">можно поменять дисковод командой </text:span>.<text:span text:style-name="T1">X:</text:span><text:span text:style-name="T9"> </text:span><text:span text:style-name="T98">подставив вместо </text:span><text:span text:style-name="T1">X</text:span><text:span text:style-name="T9"> </text:span><text:span text:style-name="T98">любую букву </text:span><text:span text:style-name="T9">A...D </text:span><text:span text:style-name="T98">для смены дисковода</text:span><text:span text:style-name="T9">, </text:span><text:span text:style-name="T98">а буквой </text:span><text:span text:style-name="T9">E </text:span><text:span text:style-name="T98">и далее сменить текущий раздел </text:span><text:span text:style-name="T9">FAT </text:span><text:span text:style-name="T98">устройства. Наличие символа «:» обязательно. Максимальную букву найденного раздела можно узнать командой .</text:span><text:span text:style-name="T1">DRIVE</text:span><text:span text:style-name="T9">, </text:span><text:span text:style-name="T98">при попытке переключиться на не найденный раздел будет выдана ошибка.</text:span></text:p>
      <text:p text:style-name="P79"/>
      <text:p text:style-name="P80"><text:span text:style-name="T98">Команда </text:span>.<text:span text:style-name="T1">DRIVE</text:span><text:span text:style-name="T9"> </text:span><text:span text:style-name="T98">показывает найденные разделы на </text:span><text:span text:style-name="T9">HDD </text:span><text:span text:style-name="T98">и </text:span><text:span text:style-name="T9">SD </text:span><text:span text:style-name="T98">картах. Первая присвоенная буква найденного раздела всегда </text:span><text:span text:style-name="T1">E</text:span><text:span text:style-name="T9">, </text:span><text:span text:style-name="T98">последняя зависит от количества найденных разделов. Отображается в виде </text:span><text:span text:style-name="T9">«</text:span><text:span text:style-name="T1">Drives: E-Z</text:span><text:span text:style-name="T9">».</text:span></text:p>
      <text:p text:style-name="P79"/>
      <text:p text:style-name="P80"><text:span text:style-name="T98">Команда </text:span>.<text:span text:style-name="T1">DIR</text:span><text:span text:style-name="T9"> </text:span><text:span text:style-name="T1">[/L]</text:span><text:span text:style-name="T9"> </text:span><text:span text:style-name="T98">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9"/>
      <text:p text:style-name="P79">Команда <text:span text:style-name="T91">.</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9"/>
      <text:p text:style-name="P79"><text:span text:style-name="T91">.</text:span><text:span text:style-name="T2">CD dirname</text:span><text:span text:style-name="T1"> – </text:span>войти в директорию <text:span text:style-name="T1">dirname</text:span></text:p>
      <text:p text:style-name="P79"><text:span text:style-name="T2">.CD ..</text:span><text:span text:style-name="T1"> - </text:span>перейти в предыдущую директорию </text:p>
      <text:p text:style-name="P79"/>
      <text:p text:style-name="P79">Команда <text:span text:style-name="T91">.</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9"/>
      <text:p text:style-name="P80">.<text:span text:style-name="T1">MOUNT FILENAME.TRD B:</text:span></text:p>
      <text:p text:style-name="P83"/>
      <text:p text:style-name="P79">Расширение должно быть указанно обязательно, как и : после буквы монтируемого дисковода. </text:p>
      <text:p text:style-name="P79"/>
      <text:p text:style-name="P7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9"/>
      <text:p text:style-name="P79">Команда <text:span text:style-name="T91">.</text:span><text:span text:style-name="T2">HELP</text:span><text:span text:style-name="T1"> <text:s/>предназначена</text:span> для вывода на экран списка доступных команд в данной версии.</text:p>
      <text:p text:style-name="P79"/>
      <text:p text:style-name="P79">Команда <text:span text:style-name="T91">.</text:span><text:span text:style-name="T2">CLRCMOS</text:span><text:span text:style-name="T1"> </text:span>производит сброс ячеек содержащих необходимые настройки в состояние по умолчанию.</text:p>
      <text:h text:style-name="P132" text:outline-level="1"/>
      <text:h text:style-name="P134"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9">(</text:span><text:span text:style-name="T45">для </text:span><text:span text:style-name="T9">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9">PentEvo.</text:span></text:p>
      <text:p text:style-name="P42">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32" text:outline-level="1"/>
      <text:h text:style-name="P134"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5">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6"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5">Все вызываемые функции начинаются с кода <text:span text:style-name="T1">0x40.</text:span></text:p>
      <text:p text:style-name="P8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26">Для вызова из Бейсик 48.</text:p>
      <text:p text:style-name="P89"/>
      <text:p text:style-name="P98"><text:tab/><text:tab/>RST 8</text:p>
      <text:p text:style-name="P98"><text:tab/><text:tab/>DB _AY_PRN_INIT <text:span text:style-name="T60">(0</text:span><text:span text:style-name="T127">x40)</text:span></text:p>
      <text:p text:style-name="P89"/>
      <text:p text:style-name="P105">Регистры:</text:p>
      <text:p text:style-name="P105">на входе:<text:tab/><text:tab/>нет</text:p>
      <text:p text:style-name="P105">на выходе:<text:tab/>нет</text:p>
      <text:p text:style-name="P8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26">Для вызова из Бейсик 48.</text:p>
      <text:p text:style-name="P105"/>
      <text:p text:style-name="P104"><text:tab/><text:tab/><text:span text:style-name="T1">RST 8</text:span></text:p>
      <text:p text:style-name="P98"><text:tab/><text:tab/>DB _AY_PRN_A_ <text:span text:style-name="T127">(0x41)</text:span></text:p>
      <text:p text:style-name="P89"/>
      <text:p text:style-name="P105">Регистры:</text:p>
      <text:p text:style-name="P105">на входе:<text:tab/><text:tab/><text:span text:style-name="T2">A</text:span><text:span text:style-name="T1">=</text:span>код символа из диапазона <text:span text:style-name="T1">0x20...0x7F</text:span></text:p>
      <text:p text:style-name="P105">на выходе:<text:tab/><text:span text:style-name="T2">AF</text:span><text:span text:style-name="T1">=</text:span>выставляется после кода <text:span text:style-name="T1">LD A,B:CP 3:SBC A,A (</text:span>при выключенной <text:span text:style-name="T146">драйвере </text:span><text:span text:style-name="T33">AY </text:span><text:span text:style-name="T146">принтера</text:span>)</text:p>
      <text:p text:style-name="P105"><text:tab/><text:tab/><text:tab/>нет (при включенной <text:span text:style-name="T146">драйвере </text:span><text:span text:style-name="T33">AY </text:span><text:span text:style-name="T146">принтера</text:span>)</text:p>
      <text:p text:style-name="P105"/>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26">Для вызова из Бейсик 48.</text:p>
      <text:p text:style-name="P105"/>
      <text:p text:style-name="P104"><text:tab/><text:tab/><text:span text:style-name="T1">RST 8</text:span></text:p>
      <text:p text:style-name="P98"><text:tab/><text:tab/>DB _AY_PRN_TOKEN <text:span text:style-name="T127">(0x42)</text:span></text:p>
      <text:p text:style-name="P89"/>
      <text:p text:style-name="P105">Регистры:</text:p>
      <text:p text:style-name="P105">на входе:<text:tab/><text:tab/><text:span text:style-name="T2">A</text:span><text:span text:style-name="T1">=</text:span>код токена Бейсика</text:p>
      <text:p text:style-name="P105">на выходе:<text:tab/>нет</text:p>
      <text:p text:style-name="P105"/>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26">Для вызова из Бейсик 48.</text:p>
      <text:p text:style-name="P105"/>
      <text:p text:style-name="P104"><text:tab/><text:tab/><text:span text:style-name="T1">RST 8</text:span></text:p>
      <text:p text:style-name="P98"><text:tab/><text:tab/>DB _AY_PRN_SCR <text:span text:style-name="T127">(0x43)</text:span></text:p>
      <text:p text:style-name="P89"/>
      <text:p text:style-name="P105">Регистры:</text:p>
      <text:p text:style-name="P105">на входе:<text:tab/><text:tab/>нет</text:p>
      <text:p text:style-name="P105">на выходе:<text:tab/><text:span text:style-name="T2">B</text:span><text:span text:style-name="T1">=0xB0 </text:span>(при выключенной эмуляции)</text:p>
      <text:p text:style-name="P105"><text:soft-page-break/><text:span text:style-name="T1"><text:tab/><text:tab/><text:tab/></text:span>нет (при включенной эмуляции)</text:p>
      <text:p text:style-name="P105"/>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26">Для вызова из Бейсик 48.</text:p>
      <text:p text:style-name="P105"/>
      <text:p text:style-name="P104"><text:tab/><text:tab/><text:span text:style-name="T1">RST 8</text:span></text:p>
      <text:p text:style-name="P98"><text:tab/><text:tab/>DB _TAPE_INIT <text:span text:style-name="T127">(0x44)</text:span></text:p>
      <text:p text:style-name="P89"/>
      <text:p text:style-name="P105">Регистры:</text:p>
      <text:p text:style-name="P105">на входе:<text:tab/><text:tab/>нет</text:p>
      <text:p text:style-name="P105">на выходе:<text:tab/>нет</text:p>
      <text:p text:style-name="P105"/>
      <text:h text:style-name="P143"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5"/>
      <text:p text:style-name="P104"><text:tab/><text:tab/><text:span text:style-name="T1">RST 8</text:span></text:p>
      <text:p text:style-name="P98"><text:tab/><text:tab/>DB _TAPE_EMUL <text:span text:style-name="T127">(0x45)</text:span></text:p>
      <text:p text:style-name="P89"/>
      <text:p text:style-name="P105">Регистры:</text:p>
      <text:p text:style-name="P105">на входе:<text:tab/><text:tab/><text:span text:style-name="T2">IX</text:span><text:span text:style-name="T1">-</text:span>адрес загрузки</text:p>
      <text:p text:style-name="P105"><text:span text:style-name="T1"><text:tab/><text:tab/><text:tab/></text:span><text:span text:style-name="T2">DE</text:span>-длина в байтах</text:p>
      <text:p text:style-name="P105">на выходе:<text:tab/><text:span text:style-name="T2">C</text:span><text:span text:style-name="T1">=</text:span><text:span text:style-name="T2">A</text:span></text:p>
      <text:p text:style-name="P105"><text:span text:style-name="T2"><text:tab/><text:tab/><text:tab/>F</text:span><text:span text:style-name="T1">=</text:span>выставляется после команды <text:span text:style-name="T1">CP A (</text:span>при выключенной эмуляции)</text:p>
      <text:p text:style-name="P105"><text:tab/><text:tab/><text:tab/><text:span text:style-name="T2">IX</text:span><text:span text:style-name="T1">=</text:span>адрес загрузки+длина блока</text:p>
      <text:p text:style-name="P105"><text:tab/><text:tab/><text:tab/><text:span text:style-name="T2">DE</text:span><text:span text:style-name="T1">=0</text:span></text:p>
      <text:p text:style-name="P105"><text:span text:style-name="T1"><text:tab/><text:tab/><text:tab/></text:span>флаг <text:span text:style-name="T2">Z</text:span><text:span text:style-name="T1">=0</text:span></text:p>
      <text:p text:style-name="P105"><text:span text:style-name="T1"><text:tab/><text:tab/><text:tab/></text:span>флаг <text:span text:style-name="T2">C</text:span><text:span text:style-name="T1">=1</text:span></text:p>
      <text:p text:style-name="P105"/>
      <text:h text:style-name="P143"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5"/>
      <text:p text:style-name="P104"><text:tab/><text:tab/><text:span text:style-name="T1">RST 8</text:span></text:p>
      <text:p text:style-name="P98"><text:tab/><text:tab/>DB _WINW <text:span text:style-name="T127">(0x46)</text:span></text:p>
      <text:p text:style-name="P89"/>
      <text:p text:style-name="P105">Регистры:</text:p>
      <text:p text:style-name="P105">на входе:<text:tab/><text:tab/><text:span text:style-name="T2">IX</text:span><text:span text:style-name="T1">=</text:span>адрес описателя окна</text:p>
      <text:p text:style-name="P105">на выходе:<text:tab/>нет</text:p>
      <text:p text:style-name="P105"/>
      <text:h text:style-name="Heading_20_6" text:outline-level="6"><text:bookmark-start text:name="__RefHeading__6880_904266311"/>Печать текстовой строки с управляющими кодами<text:bookmark-end text:name="__RefHeading__6880_904266311"/></text:h>
      <text:p text:style-name="P126"><text:span text:style-name="T158">Н</text:span>а экране (<text:span text:style-name="T1">ZX screen </text:span>или текстовый)</text:p>
      <text:p text:style-name="P105"/>
      <text:p text:style-name="P104"><text:tab/><text:tab/><text:span text:style-name="T1">RST 8</text:span></text:p>
      <text:p text:style-name="P98"><text:tab/><text:tab/>DB _PRINT_MESSAGE <text:span text:style-name="T127">(0x47)</text:span></text:p>
      <text:p text:style-name="P89"/>
      <text:p text:style-name="P105">Регистры:</text:p>
      <text:p text:style-name="P105">на входе:<text:tab/><text:tab/><text:span text:style-name="T2">HL</text:span><text:span text:style-name="T1">=</text:span>адрес текстовой строки, конец строки байт 0 </text:p>
      <text:p text:style-name="P105">на выходе:<text:tab/>нет</text:p>
      <text:p text:style-name="P105"/>
      <text:h text:style-name="Heading_20_6" text:outline-level="6"><text:bookmark-start text:name="__RefHeading__6882_904266311"/>Печать символа на экране<text:bookmark-end text:name="__RefHeading__6882_904266311"/></text:h>
      <text:p text:style-name="P105"/>
      <text:p text:style-name="P104"><text:tab/><text:tab/><text:span text:style-name="T1">RST 8</text:span></text:p>
      <text:p text:style-name="P98"><text:tab/><text:tab/>DB _PRINT_A <text:span text:style-name="T127">(0x48)</text:span></text:p>
      <text:p text:style-name="P89"><text:soft-page-break/></text:p>
      <text:p text:style-name="P105">Регистры:</text:p>
      <text:p text:style-name="P105">на входе:<text:tab/><text:tab/><text:span text:style-name="T2">A</text:span><text:span text:style-name="T1">=</text:span>код символа для печати</text:p>
      <text:p text:style-name="P105">на выходе:<text:tab/>нет</text:p>
      <text:p text:style-name="P105"/>
      <text:h text:style-name="Heading_20_6" text:outline-level="6"><text:bookmark-start text:name="__RefHeading__6884_904266311"/>Сдвиг окна вверх с цветом или без цвета.<text:bookmark-end text:name="__RefHeading__6884_904266311"/></text:h>
      <text:p text:style-name="P105"/>
      <text:p text:style-name="P104"><text:tab/><text:tab/><text:span text:style-name="T1">LD A,</text:span><text:span text:style-name="T98">режимы сдвига</text:span></text:p>
      <text:p text:style-name="P104"><text:tab/><text:tab/><text:span text:style-name="T1">RST 8</text:span></text:p>
      <text:p text:style-name="P98"><text:tab/><text:tab/>DB _SCROL_UP <text:span text:style-name="T127">(0x49)</text:span></text:p>
      <text:p text:style-name="P89"/>
      <text:p text:style-name="P105">Регистры:<text:tab/></text:p>
      <text:p text:style-name="P105">на входе:<text:tab/><text:tab/><text:span text:style-name="T91">A</text:span><text:span text:style-name="T2">=</text:span><text:span text:style-name="T91">0 -</text:span> сдвиг<text:span text:style-name="T91"> </text:span>без цвета</text:p>
      <text:p text:style-name="P105"><text:tab/><text:tab/><text:tab/><text:span text:style-name="T2">A=1</text:span><text:span text:style-name="T1"> </text:span><text:span text:style-name="T2">-</text:span><text:span text:style-name="T1"> </text:span>сдвиг с цветом</text:p>
      <text:p text:style-name="P105">на выходе:<text:tab/>нет</text:p>
      <text:p text:style-name="P105"/>
      <text:h text:style-name="Heading_20_6" text:outline-level="6"><text:bookmark-start text:name="__RefHeading__6886_904266311"/>Сдвиг окна вниз с цветом или без цвета.<text:bookmark-end text:name="__RefHeading__6886_904266311"/></text:h>
      <text:p text:style-name="P105"/>
      <text:p text:style-name="P104"><text:tab/><text:tab/><text:span text:style-name="T1">LD A,</text:span><text:span text:style-name="T98">режимы сдвига</text:span></text:p>
      <text:p text:style-name="P104"><text:tab/><text:tab/><text:span text:style-name="T1">RST 8</text:span></text:p>
      <text:p text:style-name="P98"><text:tab/><text:tab/>DB _SCROLL_DOWN <text:span text:style-name="T127">(0x4A)</text:span></text:p>
      <text:p text:style-name="P89"/>
      <text:p text:style-name="P105">Регистры:</text:p>
      <text:p text:style-name="P105">на входе:<text:tab/><text:tab/><text:span text:style-name="T91">A</text:span><text:span text:style-name="T2">=</text:span><text:span text:style-name="T91">0 -</text:span> сдвиг без цвета</text:p>
      <text:p text:style-name="P105"><text:tab/><text:tab/><text:tab/><text:span text:style-name="T2">A=1 -</text:span> сдвиг с цветом </text:p>
      <text:p text:style-name="P105">на выходе:<text:tab/>нет</text:p>
      <text:p text:style-name="P105"/>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9">A=1 – <text:span text:style-name="T44">включить </text:span>ZX <text:span text:style-name="T44">экран</text:span></text:p>
      <text:p text:style-name="P89">A=2 – <text:span text:style-name="T44">включить отображение одностраничного текстмода</text:span></text:p>
      <text:p text:style-name="P89">A=0x10 – <text:span text:style-name="T44">включить частоту процессора 3.5 МГц</text:span></text:p>
      <text:p text:style-name="P89">A=0x20 – <text:span text:style-name="T44">включить частоту процессора 7.0 МГц</text:span></text:p>
      <text:p text:style-name="P89">A=0x30 – <text:span text:style-name="T44">включить частоту процессора 14.0 МГц</text:span></text:p>
      <text:p text:style-name="P89">A=0x40 – <text:span text:style-name="T44">установить модель памяти 48 Кб</text:span></text:p>
      <text:p text:style-name="P89">A=0x80 – <text:span text:style-name="T44">установить модель памяти 128 Кб</text:span></text:p>
      <text:p text:style-name="P89">A=0x<text:span text:style-name="T44">C</text:span>0 – <text:span text:style-name="T44">установить модель памяти </text:span>Pentagon 1024 <text:span text:style-name="T44">Кб</text:span></text:p>
      <text:p text:style-name="P105"/>
      <text:p text:style-name="P105"><text:tab/><text:tab/><text:span text:style-name="T2">LD A,</text:span>установки</text:p>
      <text:p text:style-name="P105"><text:tab/><text:tab/><text:span text:style-name="T2">RST 8</text:span></text:p>
      <text:p text:style-name="P98"><text:tab/><text:tab/>DB _SET_MODE <text:span text:style-name="T127">(0x4B)</text:span></text:p>
      <text:p text:style-name="P105"/>
      <text:p text:style-name="P105">Регистры:</text:p>
      <text:p text:style-name="P105">на входе:<text:tab/><text:tab/><text:span text:style-name="T2">A=</text:span>установки</text:p>
      <text:p text:style-name="P105"><text:tab/><text:tab/><text:tab/><text:span text:style-name="T2">A=0</text:span><text:span text:style-name="T1"> – </text:span>получение текущих установленных режимов</text:p>
      <text:p text:style-name="P105">на выходе:<text:tab/><text:span text:style-name="T2">A</text:span><text:span text:style-name="T91">=</text:span>установленные режимы</text:p>
      <text:p text:style-name="P105"/>
      <text:h text:style-name="Heading_20_6" text:outline-level="6"><text:bookmark-start text:name="__RefHeading___Toc7909_410474887"/>Чтение/установк<text:span text:style-name="T162">а</text:span> битов эмуляции дисководов.<text:bookmark-end text:name="__RefHeading___Toc7909_410474887"/></text:h>
      <text:p text:style-name="P120">Чтение и установка битов эмуляции дисководов.</text:p>
      <text:p text:style-name="P96"><text:span text:style-name="T44"><text:tab/><text:tab/></text:span><text:span text:style-name="T94">LD A,%</text:span><text:span text:style-name="T97">0000</text:span><text:span text:style-name="T96">XXXX</text:span><text:span text:style-name="T163"> = запись</text:span><text:span text:style-name="T83"> </text:span><text:span text:style-name="T80">бит</text:span><text:span text:style-name="T83">ов </text:span><text:span text:style-name="T163">XXXX</text:span><text:span text:style-name="T80"> эмулируемых дисководов (биты </text:span><text:span text:style-name="T161">0-3 </text:span><text:span text:style-name="T84">для </text:span><text:span text:style-name="T164">A-D</text:span><text:span text:style-name="T80">)</text:span></text:p>
      <text:p text:style-name="P97"><text:span text:style-name="T78"><text:tab/><text:tab/></text:span><text:span text:style-name="T96">LD A,%1xxxxxxx </text:span><text:span text:style-name="T83">= чтение текущих установок</text:span></text:p>
      <text:p text:style-name="P97"><text:span text:style-name="T78"><text:tab/><text:tab/></text:span><text:span text:style-name="T94">RST 8</text:span></text:p>
      <text:p text:style-name="P103"><text:tab/><text:tab/>DB _SET_VIRT_BIT (0x4C)</text:p>
      <text:p text:style-name="P120"><text:soft-page-break/>Регистры:</text:p>
      <text:p text:style-name="P120">на входе:<text:tab/><text:tab/><text:span text:style-name="T2">A=0</text:span><text:span text:style-name="T8">x</text:span><text:span text:style-name="T95">80</text:span><text:span text:style-name="T2"> – </text:span>чтение уже установленных битов</text:p>
      <text:p text:style-name="P120"><text:span text:style-name="T2"><text:tab/><text:tab/><text:tab/>A</text:span><text:span text:style-name="T91">=</text:span>установленные или сброшенные биты. <text:span text:style-name="T157">Биты 0-3 соответствуют дисководам </text:span><text:span text:style-name="T42">A-D, <text:tab/><text:tab/><text:tab/></text:span><text:span text:style-name="T157">биты 4-7 игнорируются</text:span></text:p>
      <text:p text:style-name="P120">на выходе:<text:tab/><text:span text:style-name="T2">A</text:span><text:span text:style-name="T91">=</text:span><text:span text:style-name="T157">установленные биты</text:span></text:p>
      <text:p text:style-name="P105"/>
      <text:p text:style-name="P91"><text:span text:style-name="T75">Для </text:span><text:span text:style-name="T146">RST 8:DB 0x4D-4F </text:span><text:span text:style-name="T81">зарезервированы.</text:span></text:p>
      <text:p text:style-name="P105"/>
      <text:h text:style-name="Heading_20_6" text:outline-level="6"><text:bookmark-start text:name="__RefHeading__6890_904266311"/>Вызов менеджера устройств<text:bookmark-end text:name="__RefHeading__6890_904266311"/></text:h>
      <text:p text:style-name="P89"/>
      <text:p text:style-name="P98"><text:tab/><text:tab/>RST 8</text:p>
      <text:p text:style-name="P98"><text:tab/><text:tab/>DB _COM_DEV <text:span text:style-name="T127">(0x50)</text:span></text:p>
      <text:p text:style-name="P98"><text:tab/><text:tab/>DB <text:span text:style-name="T44">номер подпрограммы</text:span></text:p>
      <text:p text:style-name="P89"/>
      <text:p text:style-name="P111">Регистры: <text:span text:style-name="T146">описание временно отсутствует.</text:span></text:p>
      <text:p text:style-name="P105"/>
      <text:h text:style-name="Heading_20_6" text:outline-level="6"><text:bookmark-start text:name="__RefHeading__6892_904266311"/>Вызов <text:span text:style-name="T1">FAT </text:span>драйвера<text:bookmark-end text:name="__RefHeading__6892_904266311"/></text:h>
      <text:p text:style-name="P105"/>
      <text:p text:style-name="P104"><text:tab/><text:tab/><text:span text:style-name="T1">RST 8</text:span></text:p>
      <text:p text:style-name="P98"><text:tab/><text:tab/>DB _COM_FAT <text:span text:style-name="T127">(0x51)</text:span></text:p>
      <text:p text:style-name="P98"><text:tab/><text:tab/>DB <text:span text:style-name="T44">номер подпрограммы</text:span></text:p>
      <text:p text:style-name="P89"/>
      <text:p text:style-name="P105">Регистры: <text:span text:style-name="T146">описание временно отсуствует.</text:span></text:p>
      <text:p text:style-name="P105"/>
      <text:h text:style-name="Heading_20_6" text:outline-level="6"><text:bookmark-start text:name="__RefHeading__6894_904266311"/>Вызов сортировщика найденных файлов<text:bookmark-end text:name="__RefHeading__6894_904266311"/></text:h>
      <text:p text:style-name="P105"/>
      <text:p text:style-name="P104"><text:tab/><text:tab/><text:span text:style-name="T1">RST 8</text:span></text:p>
      <text:p text:style-name="P98"><text:tab/><text:tab/>DB _SORT_FINDFILES <text:span text:style-name="T127">(0x52)</text:span></text:p>
      <text:p text:style-name="P89"/>
      <text:p text:style-name="P110">Регистры: <text:span text:style-name="T146">описание временно отсутствует.</text:span></text:p>
      <text:p text:style-name="P105"/>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5"/>
      <text:p text:style-name="P104"><text:tab/><text:tab/><text:span text:style-name="T1">RST 8</text:span></text:p>
      <text:p text:style-name="P98"><text:tab/><text:tab/>DB _MOUNTER <text:span text:style-name="T127">(0x53)</text:span></text:p>
      <text:p text:style-name="P98"><text:tab/><text:tab/>DB <text:span text:style-name="T44">номер подпрограммы</text:span></text:p>
      <text:p text:style-name="P105"/>
      <text:p text:style-name="P105">Подпрограммы:</text:p>
      <text:p text:style-name="P104"/>
      <text:h text:style-name="Heading_20_6" text:outline-level="6"><text:bookmark-start text:name="__RefHeading__6898_904266311"/>Монтирование образа.<text:bookmark-end text:name="__RefHeading__6898_904266311"/></text:h>
      <text:p text:style-name="P104"/>
      <text:p text:style-name="P104"><text:tab/><text:tab/><text:span text:style-name="T1">RST 8</text:span></text:p>
      <text:p text:style-name="P98"><text:tab/><text:tab/>DB _MOUNTER <text:span text:style-name="T127">(0x53)</text:span></text:p>
      <text:p text:style-name="P98"><text:tab/><text:tab/>DB _OPEN_MOUNT <text:span text:style-name="T127">(0x00)</text:span></text:p>
      <text:p text:style-name="P89"/>
      <text:p text:style-name="P105">Регистры:</text:p>
      <text:p text:style-name="P105">на входе:<text:tab/><text:tab/><text:span text:style-name="T2">A=</text:span>номер монтируемого дисковода (0-3). <text:span text:style-name="T129">Монтируется файл на который указывает внутренний указатель </text:span><text:span text:style-name="T24">FAT </text:span><text:span text:style-name="T129">драйвера.</text:span></text:p>
      <text:p text:style-name="P105">на выходе:<text:tab/>нет</text:p>
      <text:p text:style-name="P105"/>
      <text:h text:style-name="Heading_20_6" text:outline-level="6"><text:bookmark-start text:name="__RefHeading__6900_904266311"/>Чтение/запись примонтированных образов.<text:bookmark-end text:name="__RefHeading__6900_904266311"/></text:h>
      <text:p text:style-name="P105"/>
      <text:p text:style-name="P104"><text:soft-page-break/><text:tab/><text:tab/><text:span text:style-name="T1">RST 8</text:span></text:p>
      <text:p text:style-name="P98"><text:tab/><text:tab/>DB _MOUNTER <text:span text:style-name="T127">(0x53)</text:span></text:p>
      <text:p text:style-name="P98"><text:tab/><text:tab/>DB _RDWR_MOUNT <text:span text:style-name="T127">(0x01)</text:span></text:p>
      <text:p text:style-name="P98"/>
      <text:p text:style-name="P105">Регистры:</text:p>
      <text:p text:style-name="P105">на входе:<text:tab/><text:tab/><text:span text:style-name="T1">A=</text:span>биты 1-0=номер дисковода (0-3)</text:p>
      <text:p text:style-name="P105"><text:tab/><text:tab/><text:tab/> <text:s text:c="4"/>бит 7=0-чтение образа</text:p>
      <text:p text:style-name="P105"><text:tab/><text:tab/><text:tab/> <text:s text:c="4"/>бит 7=1-запись образа</text:p>
      <text:p text:style-name="P105"><text:tab/><text:tab/><text:tab/><text:span text:style-name="T1">D=</text:span>номер трека </text:p>
      <text:p text:style-name="P105"><text:span text:style-name="T1"><text:tab/><text:tab/><text:tab/>E=</text:span>номер сектора</text:p>
      <text:p text:style-name="P105"><text:span text:style-name="T1"><text:tab/><text:tab/><text:tab/>HL=</text:span>адрес чтения/записи</text:p>
      <text:p text:style-name="P105">на выходе:<text:tab/>нет</text:p>
      <text:p text:style-name="P105"/>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9"/>
      <text:p text:style-name="P104"><text:tab/><text:tab/><text:span text:style-name="T1">RST 8</text:span></text:p>
      <text:p text:style-name="P98"><text:tab/><text:tab/>DB _MOUNTER <text:span text:style-name="T127">(0x53)</text:span></text:p>
      <text:p text:style-name="P98"><text:tab/><text:tab/>DB <text:span text:style-name="T44">_FIND_MOU</text:span><text:span text:style-name="T61">N</text:span><text:span text:style-name="T44">TED</text:span> <text:span text:style-name="T127">(0x02)</text:span></text:p>
      <text:p text:style-name="P98"/>
      <text:p text:style-name="P105">Регистры:</text:p>
      <text:p text:style-name="P105">на входе:<text:tab/><text:tab/>нет</text:p>
      <text:p text:style-name="P105">на выходе:<text:tab/>нет</text:p>
      <text:p text:style-name="P105"/>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5"/>
      <text:p text:style-name="P104"><text:tab/><text:tab/><text:span text:style-name="T1">RST 8</text:span></text:p>
      <text:p text:style-name="P98"><text:tab/><text:tab/>DB _MOUNTER <text:span text:style-name="T127">(0x53)</text:span></text:p>
      <text:p text:style-name="P98"><text:tab/><text:tab/>DB _GET_MOUNTED <text:span text:style-name="T127">(0x03)</text:span></text:p>
      <text:p text:style-name="P89"/>
      <text:p text:style-name="P105">Регистры:</text:p>
      <text:p text:style-name="P105">на входе:<text:tab/><text:tab/><text:span text:style-name="T1">HL=</text:span>адрес куда считать описатели (256 байт)</text:p>
      <text:p text:style-name="P105">на выходе:<text:tab/>нет</text:p>
      <text:p text:style-name="P105"/>
      <text:p text:style-name="P105">Формат описателей примонтированных образов (64 байта на образ):</text:p>
      <text:p text:style-name="P105"/>
      <text:p text:style-name="P105">+<text:span text:style-name="T1">0x</text:span>00...<text:tab/>описатель примонтированного файла</text:p>
      <text:p text:style-name="P105">...+<text:span text:style-name="T1">0x</text:span>1<text:span text:style-name="T1">F<text:tab/></text:span>скопированный с <text:span text:style-name="T1">FAT</text:span></text:p>
      <text:p text:style-name="P105">+0<text:span text:style-name="T1">x20<text:tab/></text:span>флаговый (пока не <text:span text:style-name="T146">используется</text:span>), биты:</text:p>
      <text:p text:style-name="P105"><text:tab/><text:tab/>7-</text:p>
      <text:p text:style-name="P105"><text:tab/><text:tab/>6-</text:p>
      <text:p text:style-name="P105"><text:tab/><text:tab/>5-</text:p>
      <text:p text:style-name="P105"><text:tab/><text:tab/>4-</text:p>
      <text:p text:style-name="P105"><text:tab/><text:tab/>3-</text:p>
      <text:p text:style-name="P105"><text:tab/><text:tab/>2-</text:p>
      <text:p text:style-name="P105"><text:tab/><text:tab/>1-</text:p>
      <text:p text:style-name="P105"><text:tab/><text:tab/>0-</text:p>
      <text:p text:style-name="P105">+0<text:span text:style-name="T1">x21<text:tab/></text:span>тип образа (реализована только поддержка <text:span text:style-name="T1">TRD)</text:span></text:p>
      <text:p text:style-name="P105"><text:span text:style-name="T1">+0x22<text:tab/></text:span>шаг кластеров (при размере файла в кластерах более 64)</text:p>
      <text:p text:style-name="P89">+0x23<text:tab/><text:span text:style-name="T44">тип раздела (</text:span>0,1,2 <text:span text:style-name="T44">для </text:span>FAT 12/16/32 соответственно<text:span text:style-name="T44">)</text:span></text:p>
      <text:p text:style-name="P89">+0x24<text:tab/><text:span text:style-name="T44">номер выбранного раздела</text:span></text:p>
      <text:p text:style-name="P89">+0x25<text:tab/><text:span text:style-name="T44">адрес вызываемого драйвера для работы с примонтированным образом</text:span></text:p>
      <text:p text:style-name="P89"><text:span text:style-name="T44">+0</text:span>x<text:span text:style-name="T44">2</text:span>7<text:span text:style-name="T44"><text:tab/>ад</text:span><text:span text:style-name="T82">р</text:span><text:span text:style-name="T44">ес вызываемого драйвера раздела где находится примонтированный образами</text:span></text:p>
      <text:p text:style-name="P89"><text:soft-page-break/>+0x2<text:span text:style-name="T82">9</text:span><text:span text:style-name="T44"><text:tab/>номер монтируемого дисковода</text:span></text:p>
      <text:p text:style-name="P105"/>
      <text:h text:style-name="Heading_20_6" text:outline-level="6"><text:bookmark-start text:name="__RefHeading__6906_904266311"/>Демонтирование образов.<text:bookmark-end text:name="__RefHeading__6906_904266311"/></text:h>
      <text:p text:style-name="P105"/>
      <text:p text:style-name="P104"><text:tab/><text:tab/><text:span text:style-name="T1">RST 8</text:span></text:p>
      <text:p text:style-name="P98"><text:tab/><text:tab/>DB _MOUNTER <text:span text:style-name="T127">(0x53)</text:span></text:p>
      <text:p text:style-name="P98"><text:tab/><text:tab/>DB _CLOSEMOUNT <text:span text:style-name="T127">(0x04)</text:span></text:p>
      <text:p text:style-name="P89"/>
      <text:p text:style-name="P105">Регистры:</text:p>
      <text:p text:style-name="P105">на входе:<text:tab/><text:tab/><text:span text:style-name="T2">A=</text:span>номер демонтируемого дисковода</text:p>
      <text:p text:style-name="P105">на выходе:<text:tab/>нет</text:p>
      <text:p text:style-name="P105"/>
      <text:h text:style-name="Heading_20_6" text:outline-level="6"><text:bookmark-start text:name="__RefHeading__6908_904266311"/>Загрузка образа в рамдиск.<text:bookmark-end text:name="__RefHeading__6908_904266311"/></text:h>
      <text:p text:style-name="P105"/>
      <text:p text:style-name="P104"><text:tab/><text:tab/><text:span text:style-name="T1">RST 8</text:span></text:p>
      <text:p text:style-name="P98"><text:tab/><text:tab/>DB _MOUNTER <text:span text:style-name="T127">(0x53)</text:span></text:p>
      <text:p text:style-name="P98"><text:tab/><text:tab/>DB _LOADIMAGE <text:span text:style-name="T127">(0x05)</text:span></text:p>
      <text:p text:style-name="P89"/>
      <text:p text:style-name="P110">Регистры: <text:span text:style-name="T146">описание временно отсутствует.</text:span></text:p>
      <text:p text:style-name="P105"/>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5"/>
      <text:p text:style-name="P104"><text:tab/><text:tab/><text:span text:style-name="T1">RST 8</text:span></text:p>
      <text:p text:style-name="P98"><text:tab/><text:tab/>DB _INST_FATBOOT <text:span text:style-name="T127">(0x54)</text:span></text:p>
      <text:p text:style-name="P89"/>
      <text:p text:style-name="P105">Регистры:</text:p>
      <text:p text:style-name="P105">на входе:<text:tab/><text:tab/><text:span text:style-name="T6">HL</text:span><text:span text:style-name="T24">-</text:span><text:span text:style-name="T129">адрес копирования переменных </text:span><text:span text:style-name="T24">FAT </text:span><text:span text:style-name="T129">текущего выбранного раздела</text:span></text:p>
      <text:p text:style-name="P105">на выходе:<text:tab/><text:span text:style-name="T129">нет</text:span></text:p>
      <text:p text:style-name="P89"/>
      <text:h text:style-name="Heading_20_6" text:outline-level="6"><text:bookmark-start text:name="__RefHeading__6912_904266311"/>Работа с ячейками <text:span text:style-name="T1">CMOS</text:span><text:bookmark-end text:name="__RefHeading__6912_904266311"/></text:h>
      <text:p text:style-name="P89"/>
      <text:p text:style-name="P98"><text:tab/><text:tab/>RST 8</text:p>
      <text:p text:style-name="P98"><text:tab/><text:tab/>DB _CMOS_RW <text:span text:style-name="T127">(0x55)</text:span></text:p>
      <text:p text:style-name="P98"><text:tab/><text:tab/>DB <text:span text:style-name="T44">номер подпрограммы</text:span></text:p>
      <text:p text:style-name="P89"/>
      <text:h text:style-name="P144"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9"/>
      <text:p text:style-name="P98"><text:tab/><text:tab/>RST 8</text:p>
      <text:p text:style-name="P98"><text:tab/><text:tab/>DB _CMOS_RW <text:span text:style-name="T127">(0x55)</text:span></text:p>
      <text:p text:style-name="P98"><text:tab/><text:tab/>DB _INIT_CMOS <text:span text:style-name="T127">(0x00)</text:span></text:p>
      <text:p text:style-name="P98"/>
      <text:p text:style-name="P105">Регистры:</text:p>
      <text:p text:style-name="P105">на входе:<text:tab/><text:tab/>нет</text:p>
      <text:p text:style-name="P105">на выходе:<text:tab/>нет</text:p>
      <text:p text:style-name="P89"/>
      <text:h text:style-name="P144"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9"/>
      <text:p text:style-name="P98"><text:tab/><text:tab/>RST 8</text:p>
      <text:p text:style-name="P98"><text:tab/><text:tab/>DB _CMOS_RW <text:span text:style-name="T127">(0x55)</text:span></text:p>
      <text:p text:style-name="P98"><text:tab/><text:tab/>DB _READ_CMOS <text:span text:style-name="T127">(0x01)</text:span></text:p>
      <text:p text:style-name="P98"><text:soft-page-break/></text:p>
      <text:p text:style-name="P105">Регистры:</text:p>
      <text:p text:style-name="P105">на входе:<text:tab/><text:tab/><text:span text:style-name="T1">H=</text:span>адрес ячейки</text:p>
      <text:p text:style-name="P105">на выходе:<text:tab/><text:span text:style-name="T1">A=L=</text:span>прочитанное значение</text:p>
      <text:p text:style-name="P89"/>
      <text:h text:style-name="Heading_20_6" text:outline-level="6"><text:bookmark-start text:name="__RefHeading__6918_904266311"/><text:span text:style-name="T44">Запись ячейки </text:span>CMOS.<text:bookmark-end text:name="__RefHeading__6918_904266311"/></text:h>
      <text:p text:style-name="P90"><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98"/>
      <text:p text:style-name="P98"><text:tab/><text:tab/>RST 8</text:p>
      <text:p text:style-name="P98"><text:tab/><text:tab/>DB _CMOS_RW <text:span text:style-name="T127">(0x55)</text:span></text:p>
      <text:p text:style-name="P98"><text:tab/><text:tab/>DB _WRITE_CMOS <text:span text:style-name="T127">(0x02)</text:span></text:p>
      <text:p text:style-name="P98"/>
      <text:p text:style-name="P105">Регистры:</text:p>
      <text:p text:style-name="P105">на входе:<text:tab/><text:tab/><text:span text:style-name="T1">H=</text:span>адрес ячейки</text:p>
      <text:p text:style-name="P105"><text:tab/><text:tab/><text:tab/><text:span text:style-name="T1">L</text:span>=число для записи</text:p>
      <text:p text:style-name="P105">на выходе:<text:tab/>нет</text:p>
      <text:p text:style-name="P8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9"/>
      <text:p text:style-name="P98"><text:tab/><text:tab/>RST 8</text:p>
      <text:p text:style-name="P98"><text:tab/><text:tab/>DB _CMOS_RW <text:span text:style-name="T127">(0x55)</text:span></text:p>
      <text:p text:style-name="P98"><text:tab/><text:tab/>DB _CLEAR_CMOS <text:span text:style-name="T127">(0x03)</text:span></text:p>
      <text:p text:style-name="P98"/>
      <text:p text:style-name="P105">Регистры:</text:p>
      <text:p text:style-name="P105">на входе:<text:tab/><text:tab/>нет</text:p>
      <text:p text:style-name="P105">на выходе:<text:tab/>нет</text:p>
      <text:p text:style-name="P105"/>
      <text:h text:style-name="Heading_20_6" text:outline-level="6"><text:bookmark-start text:name="__RefHeading___Toc7911_410474887"/>Установка палитры. <text:bookmark-end text:name="__RefHeading___Toc7911_410474887"/></text:h>
      <text:p text:style-name="P94"><text:span text:style-name="T73">Записывает 16 байт из указанного адреса, </text:span><text:span text:style-name="T74">если </text:span><text:span text:style-name="T141">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16"/>
      <text:p text:style-name="P93"><text:span text:style-name="T44"><text:tab/><text:tab/></text:span><text:span text:style-name="T92">RST 8</text:span></text:p>
      <text:p text:style-name="P93"><text:span text:style-name="T92"><text:tab/><text:tab/>DB _SETUP_PAL </text:span><text:span text:style-name="T72">(0</text:span><text:span text:style-name="T93">x56)</text:span></text:p>
      <text:p text:style-name="P93"/>
      <text:p text:style-name="P115">Регистры:</text:p>
      <text:p text:style-name="P115">на входе:<text:tab/><text:tab/><text:span text:style-name="T30">A=0 - </text:span><text:span text:style-name="T140">запись стандартной Спектрум палитры</text:span></text:p>
      <text:p text:style-name="P115"><text:tab/><text:tab/><text:tab/><text:span text:style-name="T30">A&gt;0 - HL=</text:span><text:span text:style-name="T140">адрес палитры</text:span></text:p>
      <text:p text:style-name="P115">на выходе:<text:tab/>нет</text:p>
      <text:p text:style-name="P115"/>
      <text:h text:style-name="Heading_20_6" text:outline-level="6"><text:bookmark-start text:name="__RefHeading___Toc7913_410474887"/>Установка шрифта.<text:bookmark-end text:name="__RefHeading___Toc7913_410474887"/></text:h>
      <text:p text:style-name="P119"/>
      <text:p text:style-name="P95"><text:span text:style-name="T44"><text:tab/><text:tab/></text:span><text:span text:style-name="T91">RST 8</text:span></text:p>
      <text:p text:style-name="P102"><text:tab/><text:tab/>DB _SETUP_FONT (0x57)</text:p>
      <text:p text:style-name="P95"/>
      <text:p text:style-name="P117">Регистры:</text:p>
      <text:p text:style-name="P117">на входе:<text:tab/><text:tab/><text:span text:style-name="T1">A=0 – </text:span><text:span text:style-name="T149">установка </text:span><text:span text:style-name="T36">ATM </text:span><text:span text:style-name="T149">шрифта</text:span></text:p>
      <text:p text:style-name="P117"><text:span text:style-name="T1"><text:tab/><text:tab/><text:tab/>A=1 – </text:span><text:span text:style-name="T149">установка </text:span><text:span text:style-name="T36">CP866 </text:span><text:span text:style-name="T149">шрифта</text:span></text:p>
      <text:p text:style-name="P118">на выходе:<text:tab/>нет</text:p>
      <text:h text:style-name="P136"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105">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5"/>
      <text:h text:style-name="Heading_20_6" text:outline-level="6"><text:bookmark-start text:name="__RefHeading__6922_904266311"/>Поиск и инициализация драйверов устройств.<text:bookmark-end text:name="__RefHeading__6922_904266311"/></text:h>
      <text:p text:style-name="P105"/>
      <text:p text:style-name="P105"><text:tab/><text:tab/><text:span text:style-name="T2">RST 8</text:span></text:p>
      <text:p text:style-name="P105"><text:span text:style-name="T2"><text:tab/><text:tab/></text:span><text:span text:style-name="T3">DB _COM_DEV </text:span><text:span text:style-name="T4">(0x50)</text:span></text:p>
      <text:p text:style-name="P98"><text:tab/><text:tab/>DB _DEVFIND <text:span text:style-name="T127">(0x00)</text:span></text:p>
      <text:p text:style-name="P105"/>
      <text:p text:style-name="P105">Регистры:</text:p>
      <text:p text:style-name="P105">на входе:<text:tab/><text:tab/>нет</text:p>
      <text:p text:style-name="P105">на выходе:<text:tab/><text:span text:style-name="T2">D </text:span><text:span text:style-name="T1">- </text:span>номер текущего выбранного раздела</text:p>
      <text:p text:style-name="P105"><text:tab/><text:tab/><text:tab/><text:span text:style-name="T2">E </text:span>- количество найденных разделов</text:p>
      <text:p text:style-name="P105"><text:tab/><text:tab/><text:tab/><text:span text:style-name="T2">A </text:span><text:span text:style-name="T1">- </text:span>тип текущего выбранного раздела (0-<text:span text:style-name="T1">FAT12, 1-FAT16, 2-FAT32)</text:span></text:p>
      <text:p text:style-name="P105"><text:span text:style-name="T1"><text:tab/><text:tab/><text:tab/></text:span>флаг <text:span text:style-name="T2">C</text:span>=1 - ничего не найдено.</text:p>
      <text:p text:style-name="P89"/>
      <text:h text:style-name="Heading_20_6" text:outline-level="6"><text:bookmark-start text:name="__RefHeading__6924_904266311"/>Выбор раздела.<text:bookmark-end text:name="__RefHeading__6924_904266311"/></text:h>
      <text:p text:style-name="P108">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5"/>
      <text:p text:style-name="P105"><text:tab/><text:tab/><text:span text:style-name="T2">RST 8</text:span></text:p>
      <text:p text:style-name="P98"><text:tab/><text:tab/>DB _<text:span text:style-name="T108">COM_DEV (0x50)</text:span></text:p>
      <text:p text:style-name="P98"><text:tab/><text:tab/>DB _SET_VOL <text:span text:style-name="T127">(0x01)</text:span></text:p>
      <text:p text:style-name="P89"/>
      <text:p text:style-name="P105">Регистры:</text:p>
      <text:p text:style-name="P105">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5">на выходе:<text:tab/>флаг <text:span text:style-name="T2">C</text:span><text:span text:style-name="T91">=</text:span>1<text:span text:style-name="T2"> - </text:span>попытка выбрать не существующий раздел.</text:p>
      <text:p text:style-name="P105"/>
      <text:h text:style-name="Heading_20_6" text:outline-level="6"><text:bookmark-start text:name="__RefHeading___Toc7915_410474887"/>Получ<text:span text:style-name="T157">ение</text:span> количеств<text:span text:style-name="T159">а</text:span> найденных разделов, <text:span text:style-name="T146">номер текущего и его тип</text:span><text:span text:style-name="T100">. </text:span><text:bookmark-end text:name="__RefHeading___Toc7915_410474887"/></text:h>
      <text:p text:style-name="P124">Выдает на выходе тоже, что и функция поиска устройств.</text:p>
      <text:p text:style-name="P105"/>
      <text:p text:style-name="P105"><text:tab/><text:tab/><text:span text:style-name="T2">RST 8</text:span></text:p>
      <text:p text:style-name="P99"><text:tab/><text:tab/>DB _<text:span text:style-name="T108">COM_DEV (0x50)</text:span></text:p>
      <text:p text:style-name="P98"><text:tab/><text:tab/>DB _KOL_VOL <text:span text:style-name="T127">(0x02)</text:span></text:p>
      <text:p text:style-name="P89"/>
      <text:p text:style-name="P105">Регистры:</text:p>
      <text:p text:style-name="P105">на входе:<text:tab/><text:tab/>нет</text:p>
      <text:p text:style-name="P105">на выходе:<text:tab/><text:span text:style-name="T2">D </text:span><text:span text:style-name="T1">- </text:span>номер текущего выбранного раздела</text:p>
      <text:p text:style-name="P105"><text:tab/><text:tab/><text:tab/><text:span text:style-name="T2">E </text:span>- количество найденных разделов</text:p>
      <text:p text:style-name="P105"><text:tab/><text:tab/><text:tab/><text:span text:style-name="T2">A </text:span><text:span text:style-name="T1">- </text:span>тип текущего раздела (0-<text:span text:style-name="T1">FAT12, 1-FAT16, 2-FAT32)</text:span></text:p>
      <text:p text:style-name="P105"><text:span text:style-name="T1"><text:tab/><text:tab/><text:tab/>флаг </text:span><text:span text:style-name="T2">C</text:span><text:span text:style-name="T1">=1 - ничего не найдено.</text:span></text:p>
      <text:p text:style-name="P89"/>
      <text:h text:style-name="Heading_20_6" text:outline-level="6"><text:bookmark-start text:name="__RefHeading__6928_904266311"/>Получить таблицу найденных разделов.<text:bookmark-end text:name="__RefHeading__6928_904266311"/></text:h>
      <text:p text:style-name="P105"/>
      <text:p text:style-name="P105"><text:tab/><text:tab/><text:span text:style-name="T2">RST 8</text:span></text:p>
      <text:p text:style-name="P99"><text:tab/><text:tab/>DB _<text:span text:style-name="T108">COM_DEV (0x50)</text:span></text:p>
      <text:p text:style-name="P98"><text:tab/><text:tab/>DB _GET_FNDVOLUME <text:span text:style-name="T127">(0x03)</text:span></text:p>
      <text:p text:style-name="P89"/>
      <text:p text:style-name="P105"><text:soft-page-break/>Регистры:</text:p>
      <text:p text:style-name="P105">на входе:<text:tab/><text:tab/><text:span text:style-name="T2">HL</text:span><text:span text:style-name="T1"> – </text:span>адрес куда перенести таблицу. В указанный адрес переносится 256 байт.</text:p>
      <text:p text:style-name="P105">на выходе:<text:tab/>нет</text:p>
      <text:p text:style-name="P105"/>
      <text:p text:style-name="P106">На каждый найденный раздел отведено 8 байт, максимум найденных разделов 26 (по количеству букв <text:span text:style-name="T1">A...Z</text:span>). Формат таблицы:</text:p>
      <text:p text:style-name="P105"/>
      <text:p text:style-name="P105">+0 <text:s text:c="4"/><text:span text:style-name="T1">=<text:tab/></text:span>0-<text:span text:style-name="T29">FDD </text:span>drive <text:span text:style-name="T1">A</text:span></text:p>
      <text:p text:style-name="P105"><text:tab/><text:tab/>1-<text:span text:style-name="T29">FDD </text:span><text:span text:style-name="T1">drive</text:span> B</text:p>
      <text:p text:style-name="P105"><text:tab/><text:tab/>2-<text:span text:style-name="T29">FDD </text:span><text:span text:style-name="T1">drive</text:span> C</text:p>
      <text:p text:style-name="P105"><text:tab/><text:tab/>3-<text:span text:style-name="T29">FDD </text:span><text:span text:style-name="T1">drive</text:span> D</text:p>
      <text:p text:style-name="P105"><text:tab/><text:tab/>4-SD карта ZC</text:p>
      <text:p text:style-name="P105"><text:tab/><text:tab/>5-SD карта <text:span text:style-name="T1">NeoGS</text:span></text:p>
      <text:p text:style-name="P105"><text:tab/><text:tab/>6-HDD N<text:span text:style-name="T1">emo</text:span></text:p>
      <text:p text:style-name="P105"><text:tab/><text:tab/>7-HDD SMUC</text:p>
      <text:p text:style-name="P113"><text:tab/><text:tab/>8-HDD DIVIDE</text:p>
      <text:p text:style-name="P113"><text:tab/><text:tab/>9-HDD PROFI</text:p>
      <text:p text:style-name="P113"><text:tab/><text:tab/><text:span text:style-name="T23">0x0</text:span>A-HDD TURBO2+</text:p>
      <text:p text:style-name="P107">+1 <text:s text:c="4"/>=<text:tab/>для SD всегда 0</text:p>
      <text:p text:style-name="P105"><text:tab/><text:tab/>для HDD 0-<text:span text:style-name="T1">Master</text:span>, 1-<text:span text:style-name="T1">Slave</text:span></text:p>
      <text:p text:style-name="P105">+2 <text:s text:c="4"/><text:span text:style-name="T1">=<text:tab/></text:span>тип раздела, сейчас только разделы:</text:p>
      <text:p text:style-name="P105"><text:tab/><text:tab/>0 - FAT12 (1)</text:p>
      <text:p text:style-name="P105"><text:tab/><text:tab/>1 <text:span text:style-name="T1">-</text:span> FAT16 (<text:span text:style-name="T1">4,6,0x0E</text:span>)</text:p>
      <text:p text:style-name="P105"><text:tab/><text:tab/>2 –<text:span text:style-name="T1"> </text:span>FAT32 <text:span text:style-name="T1">(0x0B</text:span>,<text:span text:style-name="T1">0x0C)</text:span></text:p>
      <text:p text:style-name="P105">+3 <text:s text:c="4"/>=<text:tab/>стартовый сектор раздела</text:p>
      <text:p text:style-name="P105">+7 <text:s text:c="4"/>=<text:tab/>резерв</text:p>
      <text:p text:style-name="P105"/>
      <text:p text:style-name="P105">Дисководы пока никак не поддержаны.</text:p>
      <text:p text:style-name="P105"/>
      <text:h text:style-name="Heading_20_6" text:outline-level="6"><text:bookmark-start text:name="__RefHeading___Toc7917_410474887"/>Вызов драйвера выбранного устройства.<text:bookmark-end text:name="__RefHeading___Toc7917_410474887"/></text:h>
      <text:p text:style-name="P114"/>
      <text:p text:style-name="P92"><text:span text:style-name="T44"><text:tab/><text:tab/></text:span><text:span text:style-name="T91">RST 8</text:span></text:p>
      <text:p text:style-name="P101"><text:tab/><text:tab/>DB _COM_DEV (0x50)</text:p>
      <text:p text:style-name="P101"><text:tab/><text:tab/>DB _TO_DRV (0x04)</text:p>
      <text:p text:style-name="P123"/>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5"/>
      <text:p text:style-name="P105"><text:tab/><text:tab/><text:span text:style-name="T2">RST 8</text:span></text:p>
      <text:p text:style-name="P99"><text:tab/><text:tab/>DB _<text:span text:style-name="T108">COM_DEV (0x50)</text:span></text:p>
      <text:p text:style-name="P105"><text:tab/><text:tab/><text:span text:style-name="T2">DB </text:span><text:span text:style-name="T91">_SET_DEVICE </text:span><text:span text:style-name="T4">(0x0</text:span><text:span text:style-name="T7">5</text:span><text:span text:style-name="T4">)</text:span></text:p>
      <text:p text:style-name="P105"/>
      <text:h text:style-name="Heading_20_6" text:outline-level="6"><text:bookmark-start text:name="__RefHeading__6934_904266311"/>Контроль наличия <text:span text:style-name="T1">SD </text:span>карт.<text:bookmark-end text:name="__RefHeading__6934_904266311"/></text:h>
      <text:p text:style-name="P105"/>
      <text:p text:style-name="P105"><text:tab/><text:tab/><text:span text:style-name="T2">RST 8</text:span></text:p>
      <text:p text:style-name="P99"><text:tab/><text:tab/>DB _<text:span text:style-name="T108">COM_DEV (0x50)</text:span></text:p>
      <text:p text:style-name="P105"><text:tab/><text:tab/><text:span text:style-name="T2">DB </text:span><text:span text:style-name="T91">_CONTROL_SD </text:span><text:span text:style-name="T4">(0x0</text:span><text:span text:style-name="T7">6</text:span><text:span text:style-name="T4">)</text:span></text:p>
      <text:p text:style-name="P105"/>
      <text:h text:style-name="Heading_20_6" text:outline-level="6"><text:bookmark-start text:name="__RefHeading__6936_904266311"/>Прямой вызов драйвера <text:span text:style-name="T1">HDD.</text:span><text:bookmark-end text:name="__RefHeading__6936_904266311"/></text:h>
      <text:p text:style-name="P105"/>
      <text:p text:style-name="P105"><text:tab/><text:tab/><text:span text:style-name="T2">RST 8</text:span></text:p>
      <text:p text:style-name="P99"><text:tab/><text:tab/>DB _<text:span text:style-name="T108">COM_DEV (0x50)</text:span></text:p>
      <text:p text:style-name="P105"><text:tab/><text:tab/><text:span text:style-name="T2">DB </text:span><text:span text:style-name="T91">_COMHDDN </text:span><text:span text:style-name="T4">(0x0</text:span><text:span text:style-name="T7">7</text:span><text:span text:style-name="T4">)</text:span></text:p>
      <text:p text:style-name="P105"><text:soft-page-break/></text:p>
      <text:h text:style-name="Heading_20_6" text:outline-level="6"><text:bookmark-start text:name="__RefHeading___Toc7921_410474887"/>Полная переинициализация раздела.<text:bookmark-end text:name="__RefHeading___Toc7921_410474887"/></text:h>
      <text:p text:style-name="P109"/>
      <text:p text:style-name="P109"><text:tab/><text:tab/><text:span text:style-name="T5">RST 8</text:span></text:p>
      <text:p text:style-name="P100"><text:tab/><text:tab/>DB COM_DEV (0x50)</text:p>
      <text:p text:style-name="P100"><text:tab/><text:tab/>DB _FREINIT_VOL (0x0<text:span text:style-name="T139">8</text:span>)</text:p>
      <text:h text:style-name="P136"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8">Используется менеджером устройств, не рекомендуется вызывать.</text:p>
      <text:p text:style-name="P105"/>
      <text:p text:style-name="P105"><text:tab/><text:tab/><text:span text:style-name="T2">RST 8</text:span></text:p>
      <text:p text:style-name="P98"><text:tab/><text:tab/>DB _COM_FAT <text:span text:style-name="T128">(0x51)</text:span></text:p>
      <text:p text:style-name="P98"><text:tab/><text:tab/>DB _INIT_FATVARS <text:span text:style-name="T128">(0x00)</text:span></text:p>
      <text:p text:style-name="P89"/>
      <text:p text:style-name="P105">Регистры:</text:p>
      <text:p text:style-name="P105">на входе:<text:tab/><text:tab/>нет</text:p>
      <text:p text:style-name="P105">на выходе:<text:tab/>нет</text:p>
      <text:p text:style-name="P105"/>
      <text:h text:style-name="Heading_20_6" text:outline-level="6"><text:bookmark-start text:name="__RefHeading__6940_904266311"/>Получение описателя файла.<text:bookmark-end text:name="__RefHeading__6940_904266311"/></text:h>
      <text:p text:style-name="P108">Переносит по указанному адресу 32 байтный описатель файла.</text:p>
      <text:p text:style-name="P105"/>
      <text:p text:style-name="P105"><text:tab/><text:tab/><text:span text:style-name="T2">RST 8</text:span></text:p>
      <text:p text:style-name="P98"><text:tab/><text:tab/>DB _COM_FAT <text:span text:style-name="T128">(0x51)</text:span></text:p>
      <text:p text:style-name="P98"><text:tab/><text:tab/>DB _READ_DIR <text:span text:style-name="T128">(0x01)</text:span></text:p>
      <text:p text:style-name="P89"/>
      <text:p text:style-name="P105">Регистры:</text:p>
      <text:p text:style-name="P105">на входе:<text:tab/><text:tab/><text:span text:style-name="T2">HL</text:span><text:span text:style-name="T1">-</text:span>адрес куда переносить 32 байта описателя</text:p>
      <text:p text:style-name="P105"><text:tab/><text:tab/><text:tab/><text:span text:style-name="T2">BC</text:span><text:span text:style-name="T1">-</text:span>номер файла</text:p>
      <text:p text:style-name="P105">на выходе:<text:tab/>нет</text:p>
      <text:p text:style-name="P105"/>
      <text:h text:style-name="Heading_20_6" text:outline-level="6"><text:bookmark-start text:name="__RefHeading__6942_904266311"/>Вход в директорию/выход в предыдущую директорию.<text:bookmark-end text:name="__RefHeading__6942_904266311"/></text:h>
      <text:p text:style-name="P122">Внутренний указатель должен стоять на директории (для входа) или на «..» (для выхода)</text:p>
      <text:p text:style-name="P105"/>
      <text:p text:style-name="P105"><text:tab/><text:tab/><text:span text:style-name="T2">RST 8</text:span></text:p>
      <text:p text:style-name="P98"><text:tab/><text:tab/>DB _COM_FAT <text:span text:style-name="T128">(0x51)</text:span></text:p>
      <text:p text:style-name="P98"><text:tab/><text:tab/>DB _ENTER_DIR <text:span text:style-name="T128">(0x02)</text:span></text:p>
      <text:p text:style-name="P89"/>
      <text:p text:style-name="P105">Регистры:</text:p>
      <text:p text:style-name="P105">на входе:<text:tab/><text:tab/>нет</text:p>
      <text:p text:style-name="P105">на выходе:<text:tab/>нет</text:p>
      <text:p text:style-name="P105"/>
      <text:h text:style-name="Heading_20_6" text:outline-level="6"><text:bookmark-start text:name="__RefHeading__6944_904266311"/>Получение длинного имени файла.<text:bookmark-end text:name="__RefHeading__6944_904266311"/></text:h>
      <text:p text:style-name="P108">Переносит в указанный адрес 256 байт (до 255 байт имени и байт 0 как признак конца имени). При отсутствии длинного имени выдает короткое вида 8.3.</text:p>
      <text:p text:style-name="P105"/>
      <text:p text:style-name="P105"><text:tab/><text:tab/><text:span text:style-name="T2">RST 8</text:span></text:p>
      <text:p text:style-name="P98"><text:tab/><text:tab/>DB _COM_FAT <text:span text:style-name="T128">(0x51)</text:span></text:p>
      <text:p text:style-name="P98"><text:tab/><text:tab/>DB _GET_LONGNAME <text:span text:style-name="T128">(0x03)</text:span></text:p>
      <text:p text:style-name="P89"/>
      <text:p text:style-name="P105">Регистры:</text:p>
      <text:p text:style-name="P105">на входе:<text:tab/><text:tab/><text:span text:style-name="T2">HL</text:span><text:span text:style-name="T1">-</text:span>адрес куда перенести 256 байт длинного имени.</text:p>
      <text:p text:style-name="P105"><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8">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5"/>
      <text:p text:style-name="P105"><text:tab/><text:tab/><text:span text:style-name="T2">RST 8</text:span></text:p>
      <text:p text:style-name="P98"><text:tab/><text:tab/>DB _COM_FAT <text:span text:style-name="T128">(0x51)</text:span></text:p>
      <text:p text:style-name="P98"><text:tab/><text:tab/>DB _FIND_NAME <text:span text:style-name="T128">(0x04)</text:span></text:p>
      <text:p text:style-name="P89"/>
      <text:p text:style-name="P105">Регистры:</text:p>
      <text:p text:style-name="P105">на входе:<text:tab/><text:tab/><text:span text:style-name="T2">HL</text:span>-адрес текстовой строки для поиска</text:p>
      <text:p text:style-name="P105">на выходе:<text:tab/><text:span text:style-name="T2">BC</text:span>-номер записи</text:p>
      <text:p text:style-name="P105"><text:tab/><text:tab/><text:tab/>флаг <text:span text:style-name="T91">С</text:span>=1 ничего не найдено</text:p>
      <text:p text:style-name="P105"/>
      <text:h text:style-name="Heading_20_6" text:outline-level="6"><text:bookmark-start text:name="__RefHeading__6948_904266311"/>Поиск всех файлов и директорий в текущей директории.<text:bookmark-end text:name="__RefHeading__6948_904266311"/></text:h>
      <text:p text:style-name="P108">Возможен поиск по расширению. Директории находятся всегда. <text:span text:style-name="T126">Описатель «.» игнорируется.</text:span></text:p>
      <text:p text:style-name="P105"/>
      <text:p text:style-name="P105"><text:tab/><text:tab/><text:span text:style-name="T2">RST 8</text:span></text:p>
      <text:p text:style-name="P98"><text:tab/><text:tab/>DB _COM_FAT <text:span text:style-name="T128">(0x51)</text:span></text:p>
      <text:p text:style-name="P98"><text:tab/><text:tab/>DB _FIND_FILEITEM <text:span text:style-name="T128">(0x06)</text:span></text:p>
      <text:p text:style-name="P89"/>
      <text:p text:style-name="P105">Регистры:</text:p>
      <text:p text:style-name="P105">на входе:<text:tab/><text:tab/>нет</text:p>
      <text:p text:style-name="P105">на выходе:<text:tab/><text:span text:style-name="T2">BC</text:span><text:span text:style-name="T1">-</text:span>количество найденного</text:p>
      <text:p text:style-name="P105"><text:tab/><text:tab/><text:tab/><text:span text:style-name="T2">A</text:span>-номер страницы куда сложена таблица найденных описателей</text:p>
      <text:p text:style-name="P105"/>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25"><text:span text:style-name="T147">Перечисление расширений должно идти подряд, например: «</text:span><text:span text:style-name="T34">TRD!C FDI</text:span><text:span text:style-name="T147">»</text:span></text:p>
      <text:p text:style-name="P105"/>
      <text:p text:style-name="P105"><text:tab/><text:tab/><text:span text:style-name="T2">RST 8</text:span></text:p>
      <text:p text:style-name="P98"><text:tab/><text:tab/>DB _COM_FAT <text:span text:style-name="T128">(0x51)</text:span></text:p>
      <text:p text:style-name="P98"><text:tab/><text:tab/>DB _SET_MASK_EXT <text:span text:style-name="T128">(0x07)</text:span></text:p>
      <text:p text:style-name="P89"/>
      <text:p text:style-name="P105">Регистры:</text:p>
      <text:p text:style-name="P105">на входе:<text:tab/><text:tab/><text:span text:style-name="T2">A</text:span><text:span text:style-name="T1">=0 </text:span>отключение поиска по расширению</text:p>
      <text:p text:style-name="P105"><text:tab/><text:tab/><text:tab/><text:span text:style-name="T2">A</text:span>=любое число установка расширений для поиска</text:p>
      <text:p text:style-name="P105"><text:tab/><text:tab/><text:tab/><text:span text:style-name="T2">HL</text:span><text:span text:style-name="T1">-</text:span>адрес строки расширений заканчивающийся байтом 0</text:p>
      <text:p text:style-name="P105">на выходе:<text:tab/>нет</text:p>
      <text:p text:style-name="P105"/>
      <text:h text:style-name="Heading_20_6" text:outline-level="6"><text:bookmark-start text:name="__RefHeading__6952_904266311"/>Открытие файла.<text:bookmark-end text:name="__RefHeading__6952_904266311"/></text:h>
      <text:p text:style-name="P105"/>
      <text:p text:style-name="P98"><text:tab/><text:tab/>RST 8</text:p>
      <text:p text:style-name="P98"><text:tab/><text:tab/>DB _COM_FAT <text:span text:style-name="T128">(0x51)</text:span></text:p>
      <text:p text:style-name="P98"><text:tab/><text:tab/>DB _OPEN_FILE <text:span text:style-name="T128">(0x08)</text:span></text:p>
      <text:p text:style-name="P89"/>
      <text:p text:style-name="P105">Регистры:</text:p>
      <text:p text:style-name="P105">на входе:<text:tab/><text:tab/>нет</text:p>
      <text:p text:style-name="P105">на выходе:<text:tab/>нет</text:p>
      <text:p text:style-name="P89"/>
      <text:h text:style-name="Heading_20_6" text:outline-level="6"><text:bookmark-start text:name="__RefHeading__6954_904266311"/><text:soft-page-break/>Последовательное чтение открытого файла.<text:bookmark-end text:name="__RefHeading__6954_904266311"/></text:h>
      <text:p text:style-name="P105"/>
      <text:p text:style-name="P98"><text:tab/><text:tab/>RST 8</text:p>
      <text:p text:style-name="P98"><text:tab/><text:tab/>DB _COM_FAT <text:span text:style-name="T128">(0x51)</text:span></text:p>
      <text:p text:style-name="P98"><text:tab/><text:tab/>DB _READ_FILE <text:span text:style-name="T128">(0x09)</text:span></text:p>
      <text:p text:style-name="P89"/>
      <text:p text:style-name="P105">Регистры:</text:p>
      <text:p text:style-name="P105">на входе:<text:tab/><text:tab/><text:span text:style-name="T2">A</text:span>-количество секторов для загрузки</text:p>
      <text:p text:style-name="P105"><text:span text:style-name="T1"><text:tab/><text:tab/><text:tab/></text:span><text:span text:style-name="T2">HL</text:span>-адрес загрузки</text:p>
      <text:p text:style-name="P105">на выходе:<text:tab/>флаг <text:span text:style-name="T2">C</text:span><text:span text:style-name="T1">=1 </text:span>файл закончился</text:p>
      <text:p text:style-name="P89"/>
      <text:h text:style-name="Heading_20_6" text:outline-level="6"><text:bookmark-start text:name="__RefHeading__6956_904266311"/>Создание таблицы кластеров текущей директории.<text:bookmark-end text:name="__RefHeading__6956_904266311"/></text:h>
      <text:p text:style-name="P108"><text:span text:style-name="T105">Н</text:span><text:span text:style-name="T104">е рекомендуется к применению</text:span>.</text:p>
      <text:p text:style-name="P105"/>
      <text:p text:style-name="P104"><text:tab/><text:tab/><text:span text:style-name="T1">RST 8</text:span></text:p>
      <text:p text:style-name="P98"><text:tab/><text:tab/>DB _COM_FAT <text:span text:style-name="T128">(0x51)</text:span></text:p>
      <text:p text:style-name="P98"><text:tab/><text:tab/>DB _INIT_TEKDIR <text:span text:style-name="T128">(0x0A)</text:span></text:p>
      <text:p text:style-name="P105"/>
      <text:p text:style-name="P105">Регистры:</text:p>
      <text:p text:style-name="P105">на входе:<text:tab/><text:tab/>нет</text:p>
      <text:p text:style-name="P105">на выходе:<text:tab/>нет</text:p>
      <text:p text:style-name="P105"/>
      <text:h text:style-name="Heading_20_6" text:outline-level="6"><text:bookmark-start text:name="__RefHeading__6958_904266311"/>Работа с текущей позицией в текущей директории.<text:bookmark-end text:name="__RefHeading__6958_904266311"/></text:h>
      <text:p text:style-name="P108">Имеет несколько подфунций.</text:p>
      <text:p text:style-name="P105"/>
      <text:p text:style-name="P104"><text:tab/><text:tab/><text:span text:style-name="T1">RST 8</text:span></text:p>
      <text:p text:style-name="P98"><text:tab/><text:tab/>DB _COM_FAT <text:span text:style-name="T128">(0x51)</text:span></text:p>
      <text:p text:style-name="P98"><text:tab/><text:tab/>DB _POS_FILES <text:span text:style-name="T128">(0x0B</text:span></text:p>
      <text:p text:style-name="P105"/>
      <text:p text:style-name="P105">Регистры:</text:p>
      <text:p text:style-name="P105">на входе:<text:tab/><text:tab/><text:span text:style-name="T2">A</text:span>-номер подфункции</text:p>
      <text:p text:style-name="P105"><text:span text:style-name="T1"><text:tab/><text:tab/><text:tab/></text:span><text:span text:style-name="T2">BC</text:span>-номер позиции</text:p>
      <text:p text:style-name="P105">на выходе:<text:tab/><text:span text:style-name="T2">BC</text:span><text:span text:style-name="T1">-</text:span>номер позиции</text:p>
      <text:p text:style-name="P105"/>
      <text:p text:style-name="P105">Подфункции:</text:p>
      <text:p text:style-name="P105">00-сохранение текущей позиции файла (сохраняется внутри функции)</text:p>
      <text:p text:style-name="P105">01-восстановление текущей позиции файла (сохраняется внутри функции)</text:p>
      <text:p text:style-name="P105">02-сброс текущей позиции в 0 и поиск первой "легальной" записи </text:p>
      <text:p text:style-name="P105">03-перемотать на "<text:span text:style-name="T1">B</text:span>" файлов назад</text:p>
      <text:p text:style-name="P105">04-перемотать на "<text:span text:style-name="T1">B</text:span>" файлов вперед</text:p>
      <text:p text:style-name="P105">05-подсчет количества "легальных" записей</text:p>
      <text:p text:style-name="P105">06-установить номер "легальной" записи из "<text:span text:style-name="T1">BC</text:span>"</text:p>
      <text:p text:style-name="P105">07-вернуть в "<text:span text:style-name="T1">BC</text:span>" текущий номер "легальной" записи</text:p>
      <text:p text:style-name="P105"/>
      <text:p text:style-name="P105">"Легальная" запись - реальный описатель файла вида 8.3. Дополнения для хранения длинного имени удаленные файлы не учитываются.</text:p>
      <text:h text:style-name="P136"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05">Адрес описателя окна должен быть указан в регистре <text:span text:style-name="T1">IX.</text:span></text:p>
      <text:p text:style-name="P89"/>
      <text:p text:style-name="P105">Описатель окна:</text:p>
      <text:p text:style-name="P105"/>
      <text:p text:style-name="P105">+00 (<text:span text:style-name="T1">byte</text:span>) - Х координата окна (в знакоместах)</text:p>
      <text:p text:style-name="P105"><text:soft-page-break/>+01 (<text:span text:style-name="T1">byte</text:span>) - <text:span text:style-name="T1">Y </text:span>координата окна (в знакоместах)</text:p>
      <text:p text:style-name="P105">+02 (<text:span text:style-name="T1">byte</text:span>) <text:span text:style-name="T1">-</text:span> <text:span text:style-name="T1">V </text:span>высота окна (в знакоместах)</text:p>
      <text:p text:style-name="P105">+03 (<text:span text:style-name="T1">byte</text:span>) - <text:span text:style-name="T1">H </text:span>ширина окна (в знакоместах)</text:p>
      <text:p text:style-name="P105">+04 <text:span text:style-name="T1">(byte) </text:span>- <text:span text:style-name="T1">C </text:span>цвет окна</text:p>
      <text:p text:style-name="P105">+05 <text:span text:style-name="T1">(byte) </text:span>- <text:span text:style-name="T1">C </text:span>цвет курсорной полосы для меню</text:p>
      <text:p text:style-name="P105">+06 <text:span text:style-name="T1">(byte) </text:span>- <text:span text:style-name="T1">F </text:span>флаговый байт, раскладка по битам:</text:p>
      <text:p text:style-name="P105"><text:tab/>7 - 1-рисовать нижний заголовок, 0-нет (цветная полоса внизу окна цветом инверсным цвету окна)</text:p>
      <text:p text:style-name="P105"><text:tab/>6 - 1-окно без рамки, 0-с рамкой</text:p>
      <text:p text:style-name="P105"><text:tab/>5 - 1-рисовать верхний заголовок, 0-нет (цветная полоса внизу окна цветом инверсным цвету окна)</text:p>
      <text:p text:style-name="P105"><text:tab/>4 - 1-печать текста в окне, 0-не печатать</text:p>
      <text:p text:style-name="P105"><text:tab/>3 -</text:p>
      <text:p text:style-name="P105"><text:tab/>2 -</text:p>
      <text:p text:style-name="P105"><text:tab/>1 -</text:p>
      <text:p text:style-name="P105"><text:tab/>0 - </text:p>
      <text:p text:style-name="P105">+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5">+08 <text:span text:style-name="T1">(word)</text:span> номер пункта в окне или адрес хранения номера пункта в меню</text:p>
      <text:p text:style-name="P105">+<text:span text:style-name="T1">0A (word) </text:span>количество пунктов в меню</text:p>
      <text:p text:style-name="P105">+0<text:span text:style-name="T1">C (word) </text:span>адрес нахождения текста для печати в этом окне</text:p>
      <text:p text:style-name="P105">+0<text:span text:style-name="T1">E (word) </text:span>адрес нахождения списка адресов в соответствии для вызова</text:p>
      <text:p text:style-name="P105">+<text:span text:style-name="T1">10 (word) </text:span>адрес списка активных зон для мыши</text:p>
      <text:p text:style-name="P105">+12 (<text:span text:style-name="T1">word</text:span>) адрес списка горячих клавиш</text:p>
      <text:p text:style-name="P105"/>
      <text:p text:style-name="P105">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5">Список активных зон для мыши состоит из 6 байтных значений:</text:p>
      <text:p text:style-name="P105"/>
      <text:p text:style-name="P105">+0 - на данный момент зарезервировано</text:p>
      <text:p text:style-name="P105">+1 - <text:span text:style-name="T1">X </text:span>коодината</text:p>
      <text:p text:style-name="P105">+2 - <text:span text:style-name="T1">Y </text:span>координата</text:p>
      <text:p text:style-name="P105">+3 - <text:span text:style-name="T1">V </text:span>высота</text:p>
      <text:p text:style-name="P105">+4 - <text:span text:style-name="T1">H </text:span>ширина</text:p>
      <text:p text:style-name="P105">+5 - <text:span text:style-name="T1">K </text:span>код горячей клавиши</text:p>
      <text:h text:style-name="P136"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5">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5"/>
      <text:p text:style-name="P105">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5">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5">Код 9,<text:span text:style-name="T1">x</text:span> - табулятор, <text:span text:style-name="T1">x</text:span>-количество знакомест.</text:p>
      <text:p text:style-name="P105">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5">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2"><text:soft-page-break/>Код 0x17,c - указание цвета при печати. Если с=0xFF печать производится без изменения цвета печатаемой позиции. </text:p>
      <text:h text:style-name="P135" text:outline-level="1"><text:bookmark-start text:name="История версий EVO Reset Service"/><text:bookmark-start text:name="__RefHeading__7561_2044125182"/><text:span text:style-name="T4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8">11.11.2018 <text:span text:style-name="T44">Версия 0.58 Изменения</text:span></text:p>
      <text:p text:style-name="P28"><text:span text:style-name="T44">- добавлена отключаемая в настройках проверка наличия резидента для </text:span>Honey Commander.</text:p>
      <text:p text:style-name="P28">- <text:span text:style-name="T89">мелкие исправления в драйвере </text:span><text:span text:style-name="T170">IDE </text:span><text:span text:style-name="T89">устройств связанные с чтением сектора идентификации. </text:span></text:p>
      <text:p text:style-name="P28">- <text:span text:style-name="T87">добавлен показ подключенных </text:span><text:span text:style-name="T168">IDE </text:span><text:span text:style-name="T87">устройств.</text:span></text:p>
      <text:p text:style-name="P27"/>
      <text:p text:style-name="P27">14.10.2018 <text:span text:style-name="T86">Версия </text:span><text:span text:style-name="T167">0.57h </text:span>Исправление</text:p>
      <text:p text:style-name="P27"><text:span text:style-name="T44">- исправление в новом драйвере</text:span> <text:span text:style-name="T44">вместо </text:span>Slave HDD <text:span text:style-name="T44">определялся опять </text:span>Master.</text:p>
      <text:p text:style-name="P27">- <text:span text:style-name="T44">исправлено правильное определения </text:span>CD-ROM.</text:p>
      <text:p text:style-name="P26"/>
      <text:p text:style-name="P26">13.10.2018 <text:span text:style-name="T44">Версия 0.57</text:span>g <text:span text:style-name="T44">Изменение</text:span></text:p>
      <text:p text:style-name="P26"><text:span text:style-name="T44">- заменен драйвер </text:span>HDD.</text:p>
      <text:p text:style-name="P25"/>
      <text:p text:style-name="P25">2<text:span text:style-name="T165">9</text:span>.04.2018 <text:span text:style-name="T44">Версия </text:span>0.57f <text:span text:style-name="T44">Исправление</text:span></text:p>
      <text:p text:style-name="P25"><text:span text:style-name="T44">- исправлено не отображение имени </text:span>FDI <text:span text:style-name="T44">образа загруженного в рамдиск.</text:span></text:p>
      <text:p text:style-name="P24"/>
      <text:p text:style-name="P24">05.09.2017 <text:span text:style-name="T44">Версия 0.57</text:span>e <text:span text:style-name="T44">Изменения</text:span></text:p>
      <text:p text:style-name="P39">- удалено использование портов-ячеек.</text:p>
      <text:p text:style-name="P23"/>
      <text:p text:style-name="P23">27.08.2017 <text:span text:style-name="T44">Версия 0.57</text:span>d <text:span text:style-name="T44">Изменения</text:span></text:p>
      <text:p text:style-name="P38">- добавлено отображение имени образа загруженного в рамдиск.</text:p>
      <text:p text:style-name="P23"><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7">-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7">-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7">- крупные изменения пока отложены.</text:p>
      <text:p text:style-name="P21"/>
      <text:p text:style-name="P21"><text:span text:style-name="T155">08</text:span>.0<text:span text:style-name="T155">5</text:span>.2016 <text:span text:style-name="T44">Версия 0.57</text:span><text:span text:style-name="T155">b</text:span><text:span text:style-name="T44"> </text:span><text:span text:style-name="T77">Изменения</text:span></text:p>
      <text:p text:style-name="P21"><text:span text:style-name="T44">- </text:span><text:span text:style-name="T77">добавлен запуск </text:span><text:span text:style-name="T155">SNA </text:span><text:span text:style-name="T77">файлов</text:span></text:p>
      <text:p text:style-name="P36"/>
      <text:p text:style-name="P21">19.03.2016 <text:span text:style-name="T44">Версия 0.57</text:span>a<text:span text:style-name="T44"> Исправления</text:span></text:p>
      <text:p text:style-name="P36">- исправлена загрузка TAP файлов</text:p>
      <text:p text:style-name="P5"/>
      <text:p text:style-name="P35">0<text:span text:style-name="T150">8</text:span>.02.2016 Версия 0<text:span text:style-name="T1">.5</text:span><text:span text:style-name="T150">7</text:span><text:span text:style-name="T1"> </text:span>Исправления и изменения</text:p>
      <text:p text:style-name="P35">-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1">в</text:span> главного меню <text:span text:style-name="T1">ERS.</text:span></text:p>
      <text:p text:style-name="P35"><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5">- <text:span text:style-name="T150">добавлена функция для </text:span><text:span text:style-name="T37">RST 8 </text:span><text:span text:style-name="T150">установки шрифта (пока только для шрифтов из </text:span><text:span text:style-name="T37">ROM).</text:span></text:p>
      <text:p text:style-name="P35"><text:span text:style-name="T37">- </text:span><text:span text:style-name="T150">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33">7FFD</text:span><text:span text:style-name="T65"> при сбросе в </text:span><text:span text:style-name="T132">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35">ROM </text:span><text:span text:style-name="T67">для работы с новыми развертками в режимах </text:span><text:span text:style-name="T135">Basic 48 </text:span><text:span text:style-name="T67">и </text:span><text:span text:style-name="T135">Basic 128.</text:span></text:p>
      <text:p text:style-name="P5"/>
      <text:p text:style-name="P15">0<text:span text:style-name="T134">3</text:span>.<text:span text:style-name="T134">12</text:span>.201<text:span text:style-name="T134">4</text:span> <text:span text:style-name="T65">Версия 0.</text:span><text:span text:style-name="T132">56b </text:span><text:span text:style-name="T65">Изменения</text:span></text:p>
      <text:p text:style-name="P15">- <text:span text:style-name="T44">из меню </text:span>Service <text:span text:style-name="T44">удалено форматирование рамдиска на 896К.</text:span></text:p>
      <text:p text:style-name="P6"><text:soft-page-break/></text:p>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30">bat </text:span><text:span text:style-name="T62">файл для сборки полной прошивки.</text:span></text:p>
      <text:p text:style-name="P5"/>
      <text:p text:style-name="P13"><text:span text:style-name="T124">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33">- <text:span text:style-name="T111">уменьшено на 2 проверки определение типа </text:span><text:span text:style-name="T11">FAT </text:span><text:span text:style-name="T111">при отсутствии </text:span><text:span text:style-name="T11">MBR, </text:span><text:span text:style-name="T111">не определялся </text:span><text:span text:style-name="T11">FAT12.</text:span></text:p>
      <text:p text:style-name="P33"><text:span text:style-name="T11">- </text:span><text:span text:style-name="T116">поправлена проверка и инит </text:span><text:span text:style-name="T12">CMOS </text:span><text:span text:style-name="T112">при каждом сбросе при ошибке </text:span><text:span text:style-name="T12">CRC.</text:span></text:p>
      <text:p text:style-name="P33"><text:span text:style-name="T12">- </text:span><text:span text:style-name="T114">исправлено восстановление сохраненного шрифта для текстмодного режима.</text:span></text:p>
      <text:p text:style-name="P33">- <text:span text:style-name="T114">в меню </text:span><text:span text:style-name="T14">Setup </text:span><text:span text:style-name="T114">добавлен пункт включения/выключения автозапуска </text:span><text:span text:style-name="T14">TAP </text:span><text:span text:style-name="T114">файла после выбора в </text:span><text:span text:style-name="T16">File browser</text:span><text:span text:style-name="T114">.</text:span></text:p>
      <text:p text:style-name="P33">- <text:span text:style-name="T114">пункт установки драйвера принтера перенесен с основного экрана в меню </text:span><text:span text:style-name="T14">Setup.</text:span></text:p>
      <text:p text:style-name="P33"><text:span text:style-name="T14">- </text:span><text:span text:style-name="T115">отключен </text:span><text:span text:style-name="T15">screen saver.</text:span></text:p>
      <text:p text:style-name="P33"><text:span text:style-name="T15">- </text:span><text:span text:style-name="T118">для файлов </text:span><text:span text:style-name="T17">TRD </text:span><text:span text:style-name="T118">в меню выбора монтировать или загружать в рамдиск пункт меню </text:span><text:span text:style-name="T17">Ramdisk </text:span><text:span text:style-name="T118">перемещен в первую позицию меню.</text:span></text:p>
      <text:p text:style-name="P33">- <text:span text:style-name="T119">в меню </text:span><text:span text:style-name="T18">Setup </text:span><text:span text:style-name="T119">добавлен выбор задержки определения наличия </text:span><text:span text:style-name="T18">HDD </text:span><text:span text:style-name="T119">(от </text:span><text:span text:style-name="T22">0(</text:span><text:span text:style-name="T125">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109">16</text:span>.0<text:span text:style-name="T109">7</text:span>.2014 <text:span text:style-name="T44">Версия 0.5</text:span><text:span text:style-name="T109">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32">- добавлена индикация текущего включенного видео режима.</text:p>
      <text:p text:style-name="P32">-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9"/>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9"/>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text:soft-page-break/>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15.12.2013 <text:span text:style-name="T44">Версия 0.54 Изменения и исправления.</text:span></text:p>
      <text:p text:style-name="P29">- исправлен сброс выбранного дисковода при сбросе.</text:p>
      <text:p text:style-name="P4"><text:span text:style-name="T44">- добавлен </text:span>ATM CP/M, <text:span text:style-name="T44">доступ через меню </text:span>Service.</text:p>
      <text:p text:style-name="P4">-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9">-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9">-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9"/>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text:soft-page-break/>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9"/>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настроек прерываний.</text:span></text:p>
      <text:p text:style-name="P29">- устранена невозможность выбрать файл для загрузки с ленты при отсутствии в корне директорий.</text:p>
      <text:p text:style-name="P29">- устранена проблема сброса/зависания при запуске <text:span text:style-name="T1">TAP </text:span>файлов при заблокированном режиме 48к.</text:p>
      <text:p text:style-name="P29">- сделано автоопределение наличия <text:span text:style-name="T1">SD </text:span>карт с возможностью отключения.</text:p>
      <text:p text:style-name="P2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9">- сделан контроль наличия <text:span text:style-name="T1">SD </text:span>карт с выдачей сообщения и блокировкой дальнейшей работы.</text:p>
      <text:p text:style-name="P29">- переименован пункт <text:span text:style-name="T1">«W.Turbo Mode» </text:span>в <text:span text:style-name="T1">«W.CPU frequency».</text:span></text:p>
      <text:p text:style-name="P29">- сделана принудительная полная инициализация после обновления <text:span text:style-name="T1">FlashROM.</text:span></text:p>
      <text:p text:style-name="P29">- нажатие 0+<text:span text:style-name="T1">RESET </text:span>теперь не только возвращает основной режим, но и делает полную инициализацию внутренних переменных.</text:p>
      <text:p text:style-name="P2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9"/>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9">- пункт основного меню <text:span text:style-name="T1">«FAT boot» </text:span>переименован в «<text:span text:style-name="T1">File browser</text:span>».</text:p>
      <text:p text:style-name="P2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9">- работа с <text:span text:style-name="T1">FAT </text:span>полностью перенесена в ПЗУ, вся вызовы сделаны через <text:span text:style-name="T1">RST 8</text:span>.</text:p>
      <text:p text:style-name="P29">- сделана сортировка по первым символам для директорий/файлов (сначала для директорий, потом для файлов).</text:p>
      <text:p text:style-name="P29">- сделано монтирование <text:span text:style-name="T1">TRD </text:span>образов на чтение/запись непосредственно на <text:span text:style-name="T1">FAT.</text:span></text:p>
      <text:p text:style-name="P2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9">- после переезда работы с <text:span text:style-name="T1">FAT </text:span>в ПЗУ инициализация всех устройств делается всегда сразу по сбросу.</text:p>
      <text:p text:style-name="P29">- сделано сохранение текущего пути при переходах по директориям.</text:p>
      <text:p text:style-name="P2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9">- шрифты для текстового режима теперь хранятся в упакованном виде.</text:p>
      <text:p text:style-name="P29">- переделаны вызовы <text:span text:style-name="T1">RST 8, </text:span>сделаны вызова из <text:span text:style-name="T1">EVO-DOS </text:span>для работы с примонтированными образами.</text:p>
      <text:p text:style-name="P2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9">- при выборе <text:span text:style-name="T1">TRD </text:span>образов выдается меню выбора монтировать файл или загружать в рамдиск. <text:span text:style-name="T1">FDI </text:span>и <text:soft-page-break/><text:span text:style-name="T1">SCL </text:span>образа всегда грузятся в рамдиск.</text:p>
      <text:p text:style-name="P29"/>
      <text:p text:style-name="P29">24.01.2012 Версия 0.49<text:span text:style-name="T1">c </text:span>Переделки</text:p>
      <text:p text:style-name="P29">- переделаны обработчики <text:span text:style-name="T1">RST 8 </text:span>и <text:span text:style-name="T1">NMI </text:span>для полной независимости друг от друга.</text:p>
      <text:p text:style-name="P29">- заменены шрифты для текстмода.</text:p>
      <text:p text:style-name="P4"/>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
      <text:p text:style-name="P4">19.01.2012 <text:span text:style-name="T44">Версия 0.49</text:span>a <text:span text:style-name="T44">Исправление</text:span></text:p>
      <text:p text:style-name="P29">- исправлена проблема неправильного считывания фонта из-за несвоевременного переключения отображаемых экранов.</text:p>
      <text:p text:style-name="P29">- исправлено отображение некоторых регистров процессора.</text:p>
      <text:p text:style-name="P29"/>
      <text:p text:style-name="P29">18.01.2012 Версия 0.49 Добавление</text:p>
      <text:p text:style-name="P29">-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9"/>
      <text:p text:style-name="P29">17.12.2011 Версия 0.48 Дополнение</text:p>
      <text:p text:style-name="P29">- немного переделан тест <text:span text:style-name="T1">PC </text:span>клавиатуры, добавлено управление светодиодом <text:span text:style-name="T1">Caps LOCK.</text:span></text:p>
      <text:p text:style-name="P29"><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9"/>
      <text:p text:style-name="P29">16.12.2011 Версия 0.47<text:span text:style-name="T1">d </text:span>Исправление</text:p>
      <text:p text:style-name="P29">- исправлено не выставление режимов памяти и турбо при запуске <text:span text:style-name="T1">HDD boot </text:span>и <text:span text:style-name="T1">CD boot.</text:span> </text:p>
      <text:p text:style-name="P29"/>
      <text:p text:style-name="P29">16.12.2011 Версия 0.47<text:span text:style-name="T1">c </text:span>Исправление</text:p>
      <text:p text:style-name="P29">- внесено еще немного изменений в <text:span text:style-name="T1">SPG </text:span>загрузчик.</text:p>
      <text:p text:style-name="P29"/>
      <text:p text:style-name="P29">15.12.2011 Версия 0.47<text:span text:style-name="T1">b </text:span>Исправление</text:p>
      <text:p text:style-name="P29">-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9">- переделан загрузчик HOBETA файлов и перенесен в другую страницу ROM.</text:p>
      <text:p text:style-name="P29">-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9"/>
      <text:p text:style-name="P4">04.12.2011 <text:span text:style-name="T44">Версия 0.46 Добавление</text:span></text:p>
      <text:p text:style-name="P4"><text:soft-page-break/><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9">- добавлена возможность сброса в прошивку пользователя (<text:span text:style-name="T1">Custom ROM).</text:span></text:p>
      <text:p text:style-name="P2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9">- изменены настройки хранимые в <text:span text:style-name="T1">CMOS </text:span>на противоположные для пунктов «<text:span text:style-name="T91">Reload FONT</text:span>» и «<text:span text:style-name="T91">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9">- добавлено выставление режимов турбо при удержании <text:span text:style-name="T1">CS, SS, SPACE </text:span>при сбросе.</text:p>
      <text:p text:style-name="P29"/>
      <text:p text:style-name="P29">09.10.2011 Версия 0.45 Исправления</text:p>
      <text:p text:style-name="P4"><text:span text:style-name="T44">- исправлена ошибка опции </text:span>«HDD boot» <text:span text:style-name="T44">из-за которой происходило зависание при попытке запуска.</text:span></text:p>
      <text:p text:style-name="P29"/>
      <text:p text:style-name="P4"><text:span text:style-name="T44">28.09.2011</text:span> <text:span text:style-name="T44">Версия 0.44 Исправления и дополнения</text:span></text:p>
      <text:p text:style-name="P29">- исправлен неправильное вычисления ширины окна из-за чего скроллер сдвигал не только в окне.</text:p>
      <text:p text:style-name="P29">- драйвера и менеджер устройств перенесены в ПЗУ и работают оттуда же. </text:p>
      <text:p text:style-name="P29">- исправлено появления курсора мыши при отсутствии самой мыши и при выводе файлового меню.</text:p>
      <text:p text:style-name="P4"/>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9">- исправлена ошибка из-за которой переключенные режимы не обновлялись на экране.</text:p>
      <text:p text:style-name="P29">- переделал порядок перебора и отображение на экране. Теперь перебирает в порядке 3,5-7-14 и отображает на экране в виде этих же цифр.</text:p>
      <text:p text:style-name="P29"/>
      <text:p text:style-name="P4"><text:span text:style-name="T44">21.07.2011</text:span> <text:span text:style-name="T44">Версия 0.41 Изменения и дополнения.</text:span></text:p>
      <text:p text:style-name="P29">-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9"/>
      <text:p text:style-name="P29">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9">-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9">- переделан вывод рамки для <text:span text:style-name="T1">CMOS editor </text:span>в зависимости от выбранного шрифта.</text:p>
      <text:p text:style-name="P29"/>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9">-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9">- исправлена ошибка неправильного вычисления высоты файлового окна в зависимости от количества файлов</text:p>
      <text:p text:style-name="P29">- добавлено переключение загрузки с магнитофонного входа или с <text:span text:style-name="T1">FAT </text:span>устройств.</text:p>
      <text:p text:style-name="P29">- добавлена возможность загрузки и запуска <text:span text:style-name="T1">TAP </text:span>файлов.</text:p>
      <text:p text:style-name="P29"><text:soft-page-break/></text:p>
      <text:p text:style-name="P29">23.03.2011 Версия 0.37 Дополнение.</text:p>
      <text:p text:style-name="P29">- в редакторе <text:span text:style-name="T1">CMOS </text:span>каждую секунду обновляются ячейки времени и перепечатываются на экране.</text:p>
      <text:p text:style-name="P29">-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9">- по сбросу проверяется наличие маркера рамдиска, при <text:span text:style-name="T160">отсутствии</text:span> маркера производится автоформатирование рамдиска стандартного объема 640 Кб.</text:p>
      <text:p text:style-name="P29">- изменено ожидание нажатия клавиш при ошибках.</text:p>
      <text:p text:style-name="P29"/>
      <text:p text:style-name="P29">07.02.2011 Версия 0.31 Дополнение.</text:p>
      <text:p text:style-name="P29">-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9">-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9">- удалена очистка страниц памяти.</text:p>
      <text:p text:style-name="P29">- переделано форматирование рамдиска с учетом его нового формата.</text:p>
      <text:p text:style-name="P29"/>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9">-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oft-page-break/><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pan text:style-name="T44">- добавлен еще один тип разделов </text:span>FAT <text:span text:style-name="T44">при поиске в </text:span>MBR.</text:p>
      <text:p text:style-name="P29">- сделано принудительное определение <text:span text:style-name="T1">FAT </text:span>даже при наличии <text:span text:style-name="T1">MBR.</text:span></text:p>
      <text:p text:style-name="P29">- начало рамдиска переехало на одну страницу вниз.</text:p>
      <text:p text:style-name="P29"/>
      <text:p text:style-name="P29">28.11.2010 Версия 0.24 Изменения.</text:p>
      <text:p text:style-name="P29">- изменен прошивальщик ПЗУ. Теперь прошивает все ПЗУ полностью все 512 Кб. <text:span text:style-name="T160">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9">- добавлена индикация стирания ПЗУ и изменено окно прошивальщика из-за большего размера прошивания. </text:p>
      <text:p text:style-name="P4"/>
      <text:p text:style-name="P4">20.11.2010 <text:span text:style-name="T44">Версия 0.23 Изменения и исправления.</text:span></text:p>
      <text:p text:style-name="P29">- устранено появление мышиного курсора при выборе конфигурации и при переключении турбо режима.</text:p>
      <text:p text:style-name="P29">- добавлены горячи<text:span text:style-name="T160">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9">- исправлено вылезание курсора в файловом окне при <text:span text:style-name="T160">отсутствии</text:span> файлов и нажатии кнопки перехода на страницу вверх.</text:p>
      <text:p text:style-name="P29">- поправлена упущенная возможность запуска кодовых блоков через <text:span text:style-name="T1">«FAT boot» </text:span>с возможностью выхода в Бейсик.</text:p>
      <text:p text:style-name="P29"/>
      <text:p text:style-name="P29">13.11.2010 Версия 0.22 Добавление функционала и исправление ошибки.</text:p>
      <text:p text:style-name="P29">- исправлена ошибка высчитывания остатка загрузки в страницу памяти при загрузке <text:span text:style-name="T1">SCL </text:span>файлов.</text:p>
      <text:p text:style-name="P29">- добавлен<text:span text:style-name="T1"> </text:span>пункт <text:span text:style-name="T1">«Update FLASH ROM»</text:span> для быстрого обновления прошивок ПЗУ. </text:p>
      <text:p text:style-name="P29"/>
      <text:p text:style-name="P29">03.11.2010 Версия 0.21 Добавление функционала для поддержки <text:span text:style-name="T1">EVO-DOS.</text:span></text:p>
      <text:p text:style-name="P29">- добавлена возможность к<text:span text:style-name="T160">о</text:span>пирования в память для виртуального дисковода <text:span text:style-name="T1">TRD </text:span>и <text:span text:style-name="T1">SCL </text:span>(раскрытие образов);</text:p>
      <text:p text:style-name="P2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9">- на экране добавлена возможность менять виртуальный дисковод не только клавишей <text:span text:style-name="T1">“Y”, </text:span>но и при помощи мыши;</text:p>
      <text:p text:style-name="P2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9">- <text:span text:style-name="T160">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9">- исправлено невозможность выхода из ошибочной ситуации с выводом окна. При выдаче окна прерывания были з<text:span text:style-name="T160">а</text:span>прещены.</text:p>
      <text:p text:style-name="P29"/>
      <text:p text:style-name="P29">21.10.2010 Версия 0.2.1 Исправление ошибок.</text:p>
      <text:p text:style-name="P29">-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oft-page-break/><text:span text:style-name="T44">12</text:span>.10.2010 <text:span text:style-name="T44">Версия 0.</text:span>2 <text:span text:style-name="T44">Результаты тестирования и мелкие доделки.</text:span></text:p>
      <text:p text:style-name="P29">- исправлено зависание при включение мыши по кнопке 9.</text:p>
      <text:p text:style-name="P29">- исправлен вылет в Бейсик при отсуствии мыши и попытке ее включения.</text:p>
      <text:p text:style-name="P29">-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79">отсутствии</text:span><text:span text:style-name="T44"> директорий в корне) при выборе опции </text:span>FAT boot <text:span text:style-name="T44">произойдет запуск этого единственного файла.</text:span></text:p>
      <text:p text:style-name="P29"/>
      <text:p text:style-name="P29">07.10.2010 Версия 0.1A4 Продолжение переделок, тестовая версия.</text:p>
      <text:p text:style-name="P29">- исправлен вывод файлов и директорий при количестве больше высоты окна (скроллинг и страничное перемещение).</text:p>
      <text:p text:style-name="P29">- исправлен неправильный вывод боковых стрелок с правой стороны файлового окна.</text:p>
      <text:p text:style-name="P4"/>
      <text:p text:style-name="P4">06.10.2010<text:span text:style-name="T44"> Версия 0.1</text:span>A3 <text:span text:style-name="T44">Продолжение переделок, тестовая версия.</text:span></text:p>
      <text:p text:style-name="P29">- <text:span text:style-name="T160">исправлено</text:span> отображения текущей буквы дисковода при выборе мышью.</text:p>
      <text:p text:style-name="P4"><text:span text:style-name="T44">- переписан </text:span>HDD boot. <text:span text:style-name="T44">При </text:span><text:span text:style-name="T79">отсутствии</text:span><text:span text:style-name="T44"> </text:span>HDD <text:span text:style-name="T44">выдается </text:span><text:span text:style-name="T79">соответствующая</text:span><text:span text:style-name="T44"> надпись.</text:span></text:p>
      <text:p text:style-name="P4">-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файлов.</text:span></text:p>
      <text:p text:style-name="P4">- <text:span text:style-name="T44">немного переделан детект мыши и часов.</text:span></text:p>
      <text:p text:style-name="P29">- еще немного поэкспериментировал с отображением горячих клавиш в менюшках. <text:s/></text:p>
      <text:p text:style-name="P29"/>
      <text:p text:style-name="P4"><text:span text:style-name="T44">25.09.2010 Версия 0.1</text:span>A<text:span text:style-name="T44">2 Продолжение переделок, тестовая версия.</text:span></text:p>
      <text:p text:style-name="P29">- переделал некоторые меню по внешнему виду для общего стиля.</text:p>
      <text:p text:style-name="P2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9"/>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79">е</text:span><text:span text:style-name="T44"> 8 байт добавлена сигнатура </text:span>«HEGLUK» <text:span text:style-name="T44">и дата сборки в упакованном виде.</text:span></text:p>
      <text:p text:style-name="P29">- переделка внешнего вида.</text:p>
      <text:p text:style-name="P29">- переделана обработка горячих клавиш.</text:p>
      <text:p text:style-name="P29">-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9"/>
      <text:p text:style-name="P4">17.09.2010 <text:span text:style-name="T44">Версия 0.1А Вторая ревизия сорцов, тестовая версия.</text:span></text:p>
      <text:p text:style-name="P29">-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0">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9">- исправил смену режимов без перерисовки экрана.</text:p>
      <text:p text:style-name="P29">- при смене дисковода перерисовка происходит из-за возможно открытого файлового меню.</text:p>
      <text:p text:style-name="P2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79">соответствующая</text:span><text:span text:style-name="T44"> надпись.</text:span></text:p>
      <text:p text:style-name="P4"><text:soft-page-break/><text:span text:style-name="T44">- в меню </text:span>Kills <text:span text:style-name="T44">добавлен сброс </text:span>NeoGS.</text:p>
      <text:p text:style-name="P2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9">- в файловом меню клавиши влево/вправо меняет свою функциональность. В просто меню нажатие этих клавиш перемещает <text:span text:style-name="T160">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9">- возможно что-то еще забыл по мелочи, работа до версии 0.2 будут продолжена.</text:p>
      <text:p text:style-name="P4"/>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9">-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9">- добавлена поддержка показа версий прошивок на Пентеве.</text:p>
      <text:p text:style-name="P4"/>
      <text:p text:style-name="P4">17.03.2010 <text:span text:style-name="T44">Версия 0.15 Исправление ошибок</text:span></text:p>
      <text:p text:style-name="P29">-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9">- исправлена возможность загрузки файлов размером максимум 40960 байт. В предыдущих версиях размер был максимум 40959 байт.</text:p>
      <text:p text:style-name="P29"/>
      <text:p text:style-name="P29">22.02.2010 Версия 0.11 Исправлен первый глюк.</text:p>
      <text:p text:style-name="P29">-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99">- за основу взяты исходники </text:span><text:span text:style-name="T101">GLUK 6.62. </text:span><text:span text:style-name="T99">Все исходники переведены в текстовый формат для компиляции </text:span><text:span text:style-name="T44">SjASMPlus</text:span><text:span text:style-name="T101">. </text:span><text:span text:style-name="T99">При сборке используется упаковщик </text:span><text:span text:style-name="T101">MHMT.</text:span></text:p>
      <text:p text:style-name="P41"><text:span text:style-name="T10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1">GLUK</text:span><text:span text:style-name="T102">а. Так сказать «забадяжил» на старых дрожжах.</text:span></text:p>
      <text:p text:style-name="P41"><text:span text:style-name="T102">- при переделке не пострадали и не изменялись все функции вызываемые по «Кнопка+</text:span><text:span text:style-name="T101">RESET</text:span><text:span text:style-name="T102">».</text:span></text:p>
      <text:p text:style-name="P41"><text:span text:style-name="T102">- без изменений остались </text:span><text:span text:style-name="T101">CD Boot </text:span><text:span text:style-name="T102">и </text:span><text:span text:style-name="T101">HDD Boot.</text:span></text:p>
      <text:p text:style-name="P41"><text:span text:style-name="T102">- полностью удален </text:span><text:span text:style-name="T101">PC.</text:span></text:p>
      <text:p text:style-name="P41"><text:soft-page-break/><text:span text:style-name="T102">- убрано определение байта </text:span><text:span text:style-name="T101">#47 </text:span><text:span text:style-name="T102">в ячейке </text:span><text:span text:style-name="T101">#12 CMOS.</text:span></text:p>
      <text:p text:style-name="P41"><text:span text:style-name="T101">- </text:span><text:span text:style-name="T102">удалены из исходников все опции связанные с компиляцией для АТМ.</text:span></text:p>
      <text:p text:style-name="P29">- убрана прозрачность окон.</text:p>
      <text:p text:style-name="P29">- убран вывод на экран уменьшенных копий сохраненных экранов, что создавало мусор на экране.</text:p>
      <text:p text:style-name="P41"><text:span text:style-name="T102">- удалены все пункты не имеющие никакой ценности. К ним относятся следующие пункты: </text:span><text:span text:style-name="T101">P.C., P.C.512, Cache, R.C., STS, XAS, Save SCR, TR KEEPER. </text:span><text:span text:style-name="T102">Удален также вновь добавленный пункт </text:span><text:span text:style-name="T101">FATALL. </text:span></text:p>
      <text:p text:style-name="P41"><text:span text:style-name="T102">- в меню «</text:span><text:span text:style-name="T101">Kills</text:span><text:span text:style-name="T102">»</text:span><text:span text:style-name="T101"> </text:span><text:span text:style-name="T102">следующие изменения: удален пункт </text:span><text:span text:style-name="T101">Low MEM. </text:span><text:span text:style-name="T102">Пункт </text:span><text:span text:style-name="T101">Pages </text:span><text:span text:style-name="T102">переименован в </text:span><text:span text:style-name="T101">Pages 128 </text:span><text:span text:style-name="T102">по функциональности. Форматилки </text:span><text:span text:style-name="T101">RAM </text:span><text:span text:style-name="T102">диска также переименованы по смыслу и добавлена форматилка на 640 килобайт (стандартный размер </text:span><text:span text:style-name="T101">TR-DOS </text:span><text:span text:style-name="T102">дискеты</text:span><text:span text:style-name="T101">)</text:span><text:span text:style-name="T102">.</text:span></text:p>
      <text:p text:style-name="P44"><text:span text:style-name="T102">- </text:span><text:span text:style-name="T99">там же в меню «</text:span><text:span text:style-name="T102">Kills</text:span><text:span text:style-name="T99">» оставлен копировщик дискет с форматированием диска-приемника.</text:span></text:p>
      <text:p text:style-name="P29">- временно убрана раскраска главного окна.</text:p>
      <text:p text:style-name="P41"><text:span text:style-name="T102">- у часов теперь не 2 состояния, а 3. Часы не найдены, на экране надпись </text:span><text:span text:style-name="T101">«NO CMOS». </text:span><text:span text:style-name="T102">Часы найдены, но выключены. Надпись на экране </text:span><text:span text:style-name="T101">«OFF CMOS». </text:span><text:span text:style-name="T102">При найденных и включенных </text:span><text:span text:style-name="T103">соответственно</text:span><text:span text:style-name="T102"> отображают время.</text:span></text:p>
      <text:p text:style-name="P41"><text:span text:style-name="T102">- обновление часов теперь происходит не по тайм ауту, а по установке бита 4 регистра </text:span><text:span text:style-name="T101">C </text:span><text:span text:style-name="T10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1"><text:span text:style-name="T102">- определение часов делается по ячейке 0 (секунды). Ячейка </text:span><text:span text:style-name="T101">#11 </text:span><text:span text:style-name="T102">принимающее значение </text:span><text:span text:style-name="T101">#AA (</text:span><text:span text:style-name="T102">часы включены)</text:span><text:span text:style-name="T101"> </text:span><text:span text:style-name="T102">или </text:span><text:span text:style-name="T101">#55 </text:span><text:span text:style-name="T102">(часы выключены) не используется для определения наличия часов.</text:span></text:p>
      <text:p text:style-name="P2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1"><text:span text:style-name="T102">- устранен глюк связанный с надписью </text:span><text:span text:style-name="T101">«I KNOW NOW». </text:span><text:span text:style-name="T102">При выбранном диске «</text:span><text:span text:style-name="T101">D</text:span><text:span text:style-name="T102">» и при отсутствии на диске Бейсик файлов (при выборе «</text:span><text:span text:style-name="T101">GLUK BOOT</text:span><text:span text:style-name="T102">» выводится </text:span><text:span text:style-name="T101">«NO PROGS») </text:span><text:span text:style-name="T102">при повторном нажатии </text:span><text:span text:style-name="T101">«Enter» выводилась</text:span><text:span text:style-name="T102"> окошко с текстом </text:span><text:span text:style-name="T101">«I KNOW NOW» </text:span><text:span text:style-name="T102">и все вешалось с перерисовкой экрана без главного меню и выбранном диске </text:span><text:span text:style-name="T101">«A».</text:span></text:p>
      <text:p text:style-name="P3"><text:span text:style-name="T101">- </text:span><text:span text:style-name="T9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4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4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32" text:outline-level="1"/>
      <text:h text:style-name="P134"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4"/>
      <text:p text:style-name="P40">06.08.2017 Версия 0.43 <text:span text:style-name="T169">Изменения</text:span></text:p>
      <text:p text:style-name="P40">- <text:span text:style-name="T169">в </text:span><text:span text:style-name="T43">bat </text:span><text:span text:style-name="T169">файл добавлены ключи для разных вариантов компиляции.</text:span></text:p>
      <text:p text:style-name="P130"/>
      <text:p text:style-name="P20"><text:span text:style-name="T44">0</text:span><text:span text:style-name="T88">3</text:span><text:span text:style-name="T44">.0</text:span><text:span text:style-name="T88">5</text:span><text:span text:style-name="T44">.2015</text:span>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34"/>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31">STS.</text:span></text:p>
      <text:p text:style-name="P34"/>
      <text:p text:style-name="P34"><text:span text:style-name="T126">22</text:span>.11.2014 Версия 0.39 Изменения.</text:p>
      <text:p text:style-name="P34">-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10">FAT </text:span><text:span text:style-name="T51">при отсутствии </text:span><text:span text:style-name="T110">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9">-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9"/>
      <text:p text:style-name="P29">08.12.2012 Версия 0.33 Исправление</text:p>
      <text:p text:style-name="P29">- исправлена ошибка определения с каким диском идет работа из-за чего не работало форматирование реальной дискеты.</text:p>
      <text:p text:style-name="P4"><text:soft-page-break/></text:p>
      <text:p text:style-name="P29"><text:span text:style-name="T1">04.</text:span>12.2012 Версия 0.32 Исправление</text:p>
      <text:p text:style-name="P29">- добавил исправления ошибки описанной Углековым в описании на эмулятор <text:span text:style-name="T1">UKV.</text:span></text:p>
      <text:p text:style-name="P4"/>
      <text:p text:style-name="P29"><text:span text:style-name="T1">04.12.2012</text:span> Версия 0.31 Исправления и добавления</text:p>
      <text:p text:style-name="P29">- устранена ошибка установки адреса запуска команды <text:span text:style-name="T1">LOAD “filename” CODE </text:span>адрес запуска.</text:p>
      <text:p text:style-name="P29">- добавлен байты <text:span text:style-name="T1">#DB, #1F, #C9 </text:span>по адресу <text:span text:style-name="T1">#3C30 </text:span>для запуска не адаптированного <text:span text:style-name="T1">Honey Commander 4.00.</text:span></text:p>
      <text:p text:style-name="P29">- добавлена команды .<text:span text:style-name="T1">help </text:span>для просмотра списка доступных дополнительных команд.</text:p>
      <text:p text:style-name="P2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9"/>
      <text:p text:style-name="P29">27.05.2012 Версия 0.3 Добавления</text:p>
      <text:p text:style-name="P29">- добавлено несколько новых команд для работы с <text:span text:style-name="T1">FAT.</text:span></text:p>
      <text:p text:style-name="P29">- добавлена возможность монтировать/демонтировать <text:span text:style-name="T1">TRD </text:span>образа из командной строки.</text:p>
      <text:p text:style-name="P29">-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9"/>
      <text:p text:style-name="P29">04.12.2011 Версия 0.29 Добавления.</text:p>
      <text:p text:style-name="P2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9">- устранена ошибка форматирования рамдиска после включения или повреждения.</text:p>
      <text:p text:style-name="P29"/>
      <text:p text:style-name="P29">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9"/>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9"/>
      <text:p text:style-name="P29">04.05.2011 Версия 0.26. Изменения и исправления.</text:p>
      <text:p text:style-name="P29">- некоторые перестановки кода, возможно заработают некоторые программы переставшие работать.</text:p>
      <text:p text:style-name="P29">-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9">- переделано сохранение разрешенных/запрещенных прерываний, перехватчик теперь всегда работает при запрещенных прерываниях.</text:p>
      <text:p text:style-name="P29">-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9">-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4"/>
      <text:p text:style-name="P4">27.02.2011 <text:span text:style-name="T44">Версия 0.22 Исправление ошибок.</text:span></text:p>
      <text:p text:style-name="P29">-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9">-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9"/>
      <text:p text:style-name="P4"><text:span text:style-name="T44">07</text:span>.<text:span text:style-name="T44">02.2011 Версия 0.2 Продолжение переделок.</text:span></text:p>
      <text:p text:style-name="P29">-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9">- переделан перехват <text:span text:style-name="T1">LDIR </text:span>и добавлен перехват адреса <text:span text:style-name="T1">#1C7.</text:span></text:p>
      <text:p text:style-name="P2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9"/>
      <text:p text:style-name="P29">22.01.2011 Версия 0.18 Исправления ошибок.</text:p>
      <text:p text:style-name="P29">- обновлена база фиксированного расположения кода.</text:p>
      <text:p text:style-name="P29">-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9">- исправлена ошибка не форматирования рамдиска. Не создавался маркер из-за чего после форматирования рамдиск пропадал.</text:p>
      <text:p text:style-name="P2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9"/>
      <text:p text:style-name="P29">29.12.2010 Версия 0.16 Продолжение переделок и продолжение второго этапа.</text:p>
      <text:p text:style-name="P29">- исправлена ошибка <text:span text:style-name="T1">RUN “filename” CODE.</text:span></text:p>
      <text:p text:style-name="P2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0">- форматирование для рамдиска из программ отсуствует.</text:p>
      <text:p text:style-name="P3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0">- устранено зависание при не инициализированном или не загруженном рамдиске. Теперь выводится сообщение <text:span text:style-name="T1">«No disk».</text:span></text:p>
      <text:p text:style-name="P29"/>
      <text:p text:style-name="P29">11.12.2010 Версия 0.15 Продолжение переделок и переход ко второму этапу.</text:p>
      <text:p text:style-name="P29">- вернул таблицы токенов в текстовом виде для <text:span text:style-name="T1">Basic 128.</text:span></text:p>
      <text:p text:style-name="P29">- сделан перехватчик обращений к портам ВГ93 с переключением прошивок в <text:span text:style-name="T1">DOS </text:span>в зависимости от выбранного диска.</text:p>
      <text:p text:style-name="P2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9"><text:soft-page-break/>Не работают дисковые утилиты <text:span text:style-name="T1">ADS, DCU, RDS. </text:span></text:p>
      <text:p text:style-name="P2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44">Версия 0.14 Продолжение переделок.</text:span></text:p>
      <text:p text:style-name="P29">- обновлена база фиксированного расположения кода.</text:p>
      <text:p text:style-name="P29">- начало рамдиска переехало на одну страницу вниз.</text:p>
      <text:p text:style-name="P4"/>
      <text:p text:style-name="P4">28.11.2010 <text:span text:style-name="T44">Версия 0.13 Исправление ошибок.</text:span></text:p>
      <text:p text:style-name="P29">- подправлена процедура обнаружения диска. Не выставлялся номер дорожки в команде поиска.</text:p>
      <text:p text:style-name="P29"/>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9"/>
      <text:p text:style-name="P29">20.11.2010 Версия 0.11. Продолжение переделок и продолжение первого этапа.</text:p>
      <text:p text:style-name="P29">- обновлена база фиксированного расположения кода, снова заработали такие программы как <text:span text:style-name="T1">DCU, ADS.</text:span></text:p>
      <text:p text:style-name="P29">- удалены команды 40 и 80, более не поддерживаются.</text:p>
      <text:p text:style-name="P2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9"><text:span text:style-name="T1">13.11.2010 </text:span>Версия 0.1.1. Исправление ошибки.</text:p>
      <text:p text:style-name="P29">- исправлена ошибка работы с <text:span text:style-name="T1">CMOS </text:span>из-за чего принудительно включался турбо режим.</text:p>
      <text:p text:style-name="P29">- в связи с изменением базовой конфигурации переделана работа с <text:span text:style-name="T1">CMOS </text:span>в режиме ДОС.</text:p>
      <text:p text:style-name="P4"/>
      <text:p text:style-name="P29"><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9">- удалено все имеюшее отношение к <text:span text:style-name="T1">Interface 1;</text:span></text:p>
      <text:p text:style-name="P2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1">- работа с виртуальным дисководом сделана только для обращений через <text:span text:style-name="T1">#3D13.</text:span></text:p>
      <text:h text:style-name="P133" text:outline-level="1"><text:soft-page-break/></text:h>
      <text:h text:style-name="P134" text:outline-level="1"><text:bookmark-start text:name="История версий ProfROM"/><text:bookmark-start text:name="__RefHeading__7565_2044125182"/><text:span text:style-name="T44">История версий </text:span>ProfROM<text:bookmark-end text:name="История версий ProfROM"/> <text:span text:style-name="T10">v</text:span>4<text:bookmark-end text:name="__RefHeading__7565_2044125182"/></text:h>
      <text:p text:style-name="P84">29.12.2012 <text:span text:style-name="T44">Версия 0.16. Исправление</text:span></text:p>
      <text:p text:style-name="P84"><text:span text:style-name="T44">- исправлена ошибка потери шрифта из-за чего не выводился текст в </text:span>Magic <text:span text:style-name="T44">режиме.</text:span></text:p>
      <text:p text:style-name="P86"/>
      <text:p text:style-name="P86">27.05.2012 Версия 0.15 Исправление</text:p>
      <text:p text:style-name="P86">- изменен автодетект винчестера из-за изменений в реализации железа.</text:p>
      <text:p text:style-name="P84"/>
      <text:p text:style-name="P84">18.<text:span text:style-name="T44">01.2012 Версия 0.14 Исправление</text:span></text:p>
      <text:p text:style-name="P84"><text:span text:style-name="T44">- исправлена ошибка обработки кнопки </text:span>Magic. </text:p>
      <text:p text:style-name="P86"/>
      <text:p text:style-name="P86">04.12.2011 Версия 0.13 Маленькое изменение</text:p>
      <text:p text:style-name="P86">-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6"/>
      <text:p text:style-name="P84">09.10.2011 <text:span text:style-name="T44">Версия 0.12 Изменения</text:span></text:p>
      <text:p text:style-name="P84"><text:span text:style-name="T44">- переделано переключения турбо режима. Используются те же установки сохраненные в </text:span>CMOS, <text:span text:style-name="T44">что и для </text:span>Evo Service.</text:p>
      <text:p text:style-name="P86">- в теневом меню изменено отображение турбо режима с <text:span text:style-name="T1">«</text:span>Fast-Normal<text:span text:style-name="T1">» </text:span>на <text:span text:style-name="T1">«3,5-7,0-14,0».</text:span></text:p>
      <text:p text:style-name="P86"/>
      <text:p text:style-name="P84"><text:span text:style-name="T44">28.09.2011</text:span> <text:span text:style-name="T44">Версия 0.11 Исправления</text:span></text:p>
      <text:p text:style-name="P86">- исправлена ошибка вычисления дня недели из-за которой очищался экран в теневом сервисе.</text:p>
      <text:p text:style-name="P84">- <text:span text:style-name="T44">исправлена ошибка неправильной конверсии даты.</text:span></text:p>
      <text:p text:style-name="P84">-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86">- возвращены пункты меню по установке времени и даты.</text:p>
      <text:p text:style-name="P84"/>
      <text:p text:style-name="P84">04.09.2011 <text:span text:style-name="T44">Версия 0.1 Проверка и тестирование</text:span></text:p>
      <text:p text:style-name="P84"><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84">- <text:span text:style-name="T44">удалены остатки зашиты и контроля прошивки;</text:span></text:p>
      <text:p text:style-name="P86">-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6"><text:span text:style-name="T1">&gt;Main menu-Monitor </text:span>(отладчик)<text:span text:style-name="T1">;</text:span></text:p>
      <text:p text:style-name="P84">&gt;Main menu-&gt;Save &amp; load: Compression, ROM disk;</text:p>
      <text:p text:style-name="P84">&gt;Main menu-&gt;Print screen: Printer 1, Printer 2;</text:p>
      <text:p text:style-name="P86"><text:span text:style-name="T1">&gt;Main menu-&gt;Setup-&gt;Time &amp; date </text:span>пункты установки времени и даты.</text:p>
      <text:p text:style-name="P86">-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6">-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6"><text:span text:style-name="T1">- </text:span>тестирование железа по сбросу или включению временно делается всегда.</text:p>
      <text:p text:style-name="P86">-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6">-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6">-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6"><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6">-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7"/>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1-11T22:54:55.477000000</dc:date>
    <meta:editing-duration>P42DT5H41M14S</meta:editing-duration>
    <meta:editing-cycles>509</meta:editing-cycles>
    <meta:generator>LibreOffice/6.1.3.2$Windows_X86_64 LibreOffice_project/86daf60bf00efa86ad547e59e09d6bb77c699acb</meta:generator>
    <meta:document-statistic meta:table-count="1" meta:image-count="5" meta:object-count="0" meta:page-count="47" meta:paragraph-count="1348" meta:word-count="13096" meta:character-count="91200" meta:non-whitespace-character-count="78787"/>
  </office:meta>
</office:document-meta>
</file>